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4.0634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3.1327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4.1634in"/>
    </style:style>
    <style:style style:name="co10" style:family="table-column">
      <style:table-column-properties fo:break-before="auto" style:column-width="1.1346in"/>
    </style:style>
    <style:style style:name="co11" style:family="table-column">
      <style:table-column-properties fo:break-before="auto" style:column-width="0.2945in"/>
    </style:style>
    <style:style style:name="co12" style:family="table-column">
      <style:table-column-properties fo:break-before="auto" style:column-width="3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osesiv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emma</text:p>
          </table:table-cell>
          <table:table-cell table:style-name="ce6" office:value-type="string" calcext:value-type="string">
            <text:p>posseso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um</text:p>
          </table:table-cell>
          <table:table-cell table:style-name="Default" office:value-type="string" calcext:value-type="string">
            <text:p>possessed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i</text:p>
          </table:table-cell>
          <table:table-cell table:number-columns-repeated="2" office:value-type="string" calcext:value-type="string">
            <text:p>yo</text:p>
          </table:table-cell>
          <table:table-cell/>
          <table:table-cell office:value-type="string" calcext:value-type="string">
            <text:p>sing</text:p>
          </table:table-cell>
          <table:table-cell table:style-name="ce9" office:value-type="string" calcext:value-type="string">
            <text:p>3S</text:p>
          </table:table-cell>
          <table:table-cell table:formula="of:=&quot;'&quot;&amp;[.A2]&amp;&quot;': {&quot;&amp;COM.MICROSOFT.CONCAT([.I2:.N2])&amp;&quot;},&quot;" office:value-type="string" office:string-value="'mi': {'lemma': 'mi', 'possesor': 'yo', 'label': 'yo', 'num': 'sing', 'possessed': '3S', }," calcext:value-type="string">
            <text:p>'mi': {'lemma': 'mi', 'possesor': 'yo', 'label': 'yo', 'num': 'sing', 'possessed': '3S', },</text:p>
          </table:table-cell>
          <table:table-cell table:formula="of:=IF([.B2]=&quot;&quot;;&quot;&quot;;&quot;'&quot;&amp;[.B$1]&amp;&quot;': '&quot;&amp;[.B2]&amp;&quot;', &quot;)" office:value-type="string" office:string-value="'lemma': 'mi', " calcext:value-type="string">
            <text:p>'lemma': 'mi', </text:p>
          </table:table-cell>
          <table:table-cell table:formula="of:=IF([.C2]=&quot;&quot;;&quot;&quot;;&quot;'&quot;&amp;[.C$1]&amp;&quot;': '&quot;&amp;[.C2]&amp;&quot;', &quot;)" office:value-type="string" office:string-value="'possesor': 'yo', " calcext:value-type="string">
            <text:p>'possesor': 'yo', </text:p>
          </table:table-cell>
          <table:table-cell table:formula="of:=IF([.D2]=&quot;&quot;;&quot;&quot;;&quot;'&quot;&amp;[.D$1]&amp;&quot;': '&quot;&amp;[.D2]&amp;&quot;', &quot;)" office:value-type="string" office:string-value="'label': 'yo', " calcext:value-type="string">
            <text:p>'label': 'yo', </text:p>
          </table:table-cell>
          <table:table-cell table:formula="of:=IF([.E2]=&quot;&quot;;&quot;&quot;;&quot;'&quot;&amp;[.E$1]&amp;&quot;': '&quot;&amp;[.E2]&amp;&quot;', &quot;)">
            <text:p/>
          </table:table-cell>
          <table:table-cell table:formula="of:=IF([.F2]=&quot;&quot;;&quot;&quot;;&quot;'&quot;&amp;[.F$1]&amp;&quot;': '&quot;&amp;[.F2]&amp;&quot;', &quot;)" office:value-type="string" office:string-value="'num': 'sing', " calcext:value-type="string">
            <text:p>'num': 'sing', </text:p>
          </table:table-cell>
          <table:table-cell table:formula="of:=IF([.G2]=&quot;&quot;;&quot;&quot;;&quot;'&quot;&amp;[.G$1]&amp;&quot;': '&quot;&amp;[.G2]&amp;&quot;', &quot;)" office:value-type="string" office:string-value="'possessed': '3S', " calcext:value-type="string">
            <text:p>'possessed': '3S', 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yo</text:p>
          </table:table-cell>
          <table:table-cell/>
          <table:table-cell office:value-type="string" calcext:value-type="string">
            <text:p>pl</text:p>
          </table:table-cell>
          <table:table-cell table:style-name="ce9" office:value-type="string" calcext:value-type="string">
            <text:p>3P</text:p>
          </table:table-cell>
          <table:table-cell table:formula="of:=&quot;'&quot;&amp;[.A3]&amp;&quot;': {&quot;&amp;COM.MICROSOFT.CONCAT([.I3:.N3])&amp;&quot;},&quot;" office:value-type="string" office:string-value="'mis': {'lemma': 'mi', 'possesor': 'yo', 'label': 'yo', 'num': 'pl', 'possessed': '3P', }," calcext:value-type="string">
            <text:p>'mis': {'lemma': 'mi', 'possesor': 'yo', 'label': 'yo', 'num': 'pl', 'possessed': '3P', },</text:p>
          </table:table-cell>
          <table:table-cell table:formula="of:=IF([.B3]=&quot;&quot;;&quot;&quot;;&quot;'&quot;&amp;[.B$1]&amp;&quot;': '&quot;&amp;[.B3]&amp;&quot;', &quot;)" office:value-type="string" office:string-value="'lemma': 'mi', " calcext:value-type="string">
            <text:p>'lemma': 'mi', </text:p>
          </table:table-cell>
          <table:table-cell table:formula="of:=IF([.C3]=&quot;&quot;;&quot;&quot;;&quot;'&quot;&amp;[.C$1]&amp;&quot;': '&quot;&amp;[.C3]&amp;&quot;', &quot;)" office:value-type="string" office:string-value="'possesor': 'yo', " calcext:value-type="string">
            <text:p>'possesor': 'yo', </text:p>
          </table:table-cell>
          <table:table-cell table:formula="of:=IF([.D3]=&quot;&quot;;&quot;&quot;;&quot;'&quot;&amp;[.D$1]&amp;&quot;': '&quot;&amp;[.D3]&amp;&quot;', &quot;)" office:value-type="string" office:string-value="'label': 'yo', " calcext:value-type="string">
            <text:p>'label': 'yo', </text:p>
          </table:table-cell>
          <table:table-cell table:formula="of:=IF([.E3]=&quot;&quot;;&quot;&quot;;&quot;'&quot;&amp;[.E$1]&amp;&quot;': '&quot;&amp;[.E3]&amp;&quot;', &quot;)">
            <text:p/>
          </table:table-cell>
          <table:table-cell table:formula="of:=IF([.F3]=&quot;&quot;;&quot;&quot;;&quot;'&quot;&amp;[.F$1]&amp;&quot;': '&quot;&amp;[.F3]&amp;&quot;', &quot;)" office:value-type="string" office:string-value="'num': 'pl', " calcext:value-type="string">
            <text:p>'num': 'pl', </text:p>
          </table:table-cell>
          <table:table-cell table:formula="of:=IF([.G3]=&quot;&quot;;&quot;&quot;;&quot;'&quot;&amp;[.G$1]&amp;&quot;': '&quot;&amp;[.G3]&amp;&quot;', &quot;)" office:value-type="string" office:string-value="'possessed': '3P', " calcext:value-type="string">
            <text:p>'possessed': '3P', </text:p>
          </table:table-cell>
        </table:table-row>
        <table:table-row table:style-name="ro1">
          <table:table-cell table:number-columns-repeated="4" office:value-type="string" calcext:value-type="string">
            <text:p>tu</text:p>
          </table:table-cell>
          <table:table-cell/>
          <table:table-cell office:value-type="string" calcext:value-type="string">
            <text:p>sing</text:p>
          </table:table-cell>
          <table:table-cell table:style-name="ce9" office:value-type="string" calcext:value-type="string">
            <text:p>3S</text:p>
          </table:table-cell>
          <table:table-cell table:formula="of:=&quot;'&quot;&amp;[.A4]&amp;&quot;': {&quot;&amp;COM.MICROSOFT.CONCAT([.I4:.N4])&amp;&quot;},&quot;" office:value-type="string" office:string-value="'tu': {'lemma': 'tu', 'possesor': 'tu', 'label': 'tu', 'num': 'sing', 'possessed': '3S', }," calcext:value-type="string">
            <text:p>'tu': {'lemma': 'tu', 'possesor': 'tu', 'label': 'tu', 'num': 'sing', 'possessed': '3S', },</text:p>
          </table:table-cell>
          <table:table-cell table:formula="of:=IF([.B4]=&quot;&quot;;&quot;&quot;;&quot;'&quot;&amp;[.B$1]&amp;&quot;': '&quot;&amp;[.B4]&amp;&quot;', &quot;)" office:value-type="string" office:string-value="'lemma': 'tu', " calcext:value-type="string">
            <text:p>'lemma': 'tu', </text:p>
          </table:table-cell>
          <table:table-cell table:formula="of:=IF([.C4]=&quot;&quot;;&quot;&quot;;&quot;'&quot;&amp;[.C$1]&amp;&quot;': '&quot;&amp;[.C4]&amp;&quot;', &quot;)" office:value-type="string" office:string-value="'possesor': 'tu', " calcext:value-type="string">
            <text:p>'possesor': 'tu', </text:p>
          </table:table-cell>
          <table:table-cell table:formula="of:=IF([.D4]=&quot;&quot;;&quot;&quot;;&quot;'&quot;&amp;[.D$1]&amp;&quot;': '&quot;&amp;[.D4]&amp;&quot;', &quot;)" office:value-type="string" office:string-value="'label': 'tu', " calcext:value-type="string">
            <text:p>'label': 'tu', </text:p>
          </table:table-cell>
          <table:table-cell table:formula="of:=IF([.E4]=&quot;&quot;;&quot;&quot;;&quot;'&quot;&amp;[.E$1]&amp;&quot;': '&quot;&amp;[.E4]&amp;&quot;', &quot;)">
            <text:p/>
          </table:table-cell>
          <table:table-cell table:formula="of:=IF([.F4]=&quot;&quot;;&quot;&quot;;&quot;'&quot;&amp;[.F$1]&amp;&quot;': '&quot;&amp;[.F4]&amp;&quot;', &quot;)" office:value-type="string" office:string-value="'num': 'sing', " calcext:value-type="string">
            <text:p>'num': 'sing', </text:p>
          </table:table-cell>
          <table:table-cell table:formula="of:=IF([.G4]=&quot;&quot;;&quot;&quot;;&quot;'&quot;&amp;[.G$1]&amp;&quot;': '&quot;&amp;[.G4]&amp;&quot;', &quot;)" office:value-type="string" office:string-value="'possessed': '3S', " calcext:value-type="string">
            <text:p>'possessed': '3S', </text:p>
          </table:table-cell>
        </table:table-row>
        <table:table-row table:style-name="ro1">
          <table:table-cell office:value-type="string" calcext:value-type="string">
            <text:p>tus</text:p>
          </table:table-cell>
          <table:table-cell table:number-columns-repeated="3" office:value-type="string" calcext:value-type="string">
            <text:p>tu</text:p>
          </table:table-cell>
          <table:table-cell/>
          <table:table-cell office:value-type="string" calcext:value-type="string">
            <text:p>pl</text:p>
          </table:table-cell>
          <table:table-cell table:style-name="ce9" office:value-type="string" calcext:value-type="string">
            <text:p>3P</text:p>
          </table:table-cell>
          <table:table-cell table:formula="of:=&quot;'&quot;&amp;[.A5]&amp;&quot;': {&quot;&amp;COM.MICROSOFT.CONCAT([.I5:.N5])&amp;&quot;},&quot;" office:value-type="string" office:string-value="'tus': {'lemma': 'tu', 'possesor': 'tu', 'label': 'tu', 'num': 'pl', 'possessed': '3P', }," calcext:value-type="string">
            <text:p>'tus': {'lemma': 'tu', 'possesor': 'tu', 'label': 'tu', 'num': 'pl', 'possessed': '3P', },</text:p>
          </table:table-cell>
          <table:table-cell table:formula="of:=IF([.B5]=&quot;&quot;;&quot;&quot;;&quot;'&quot;&amp;[.B$1]&amp;&quot;': '&quot;&amp;[.B5]&amp;&quot;', &quot;)" office:value-type="string" office:string-value="'lemma': 'tu', " calcext:value-type="string">
            <text:p>'lemma': 'tu', </text:p>
          </table:table-cell>
          <table:table-cell table:formula="of:=IF([.C5]=&quot;&quot;;&quot;&quot;;&quot;'&quot;&amp;[.C$1]&amp;&quot;': '&quot;&amp;[.C5]&amp;&quot;', &quot;)" office:value-type="string" office:string-value="'possesor': 'tu', " calcext:value-type="string">
            <text:p>'possesor': 'tu', </text:p>
          </table:table-cell>
          <table:table-cell table:formula="of:=IF([.D5]=&quot;&quot;;&quot;&quot;;&quot;'&quot;&amp;[.D$1]&amp;&quot;': '&quot;&amp;[.D5]&amp;&quot;', &quot;)" office:value-type="string" office:string-value="'label': 'tu', " calcext:value-type="string">
            <text:p>'label': 'tu', </text:p>
          </table:table-cell>
          <table:table-cell table:formula="of:=IF([.E5]=&quot;&quot;;&quot;&quot;;&quot;'&quot;&amp;[.E$1]&amp;&quot;': '&quot;&amp;[.E5]&amp;&quot;', &quot;)">
            <text:p/>
          </table:table-cell>
          <table:table-cell table:formula="of:=IF([.F5]=&quot;&quot;;&quot;&quot;;&quot;'&quot;&amp;[.F$1]&amp;&quot;': '&quot;&amp;[.F5]&amp;&quot;', &quot;)" office:value-type="string" office:string-value="'num': 'pl', " calcext:value-type="string">
            <text:p>'num': 'pl', </text:p>
          </table:table-cell>
          <table:table-cell table:formula="of:=IF([.G5]=&quot;&quot;;&quot;&quot;;&quot;'&quot;&amp;[.G$1]&amp;&quot;': '&quot;&amp;[.G5]&amp;&quot;', &quot;)" office:value-type="string" office:string-value="'possessed': '3P', " calcext:value-type="string">
            <text:p>'possessed': '3P', </text:p>
          </table:table-cell>
        </table:table-row>
        <table:table-row table:style-name="ro1">
          <table:table-cell table:number-columns-repeated="2"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6]&amp;&quot;': {&quot;&amp;COM.MICROSOFT.CONCAT([.I6:.N6])&amp;&quot;},&quot;" office:value-type="string" office:string-value="'nuestro': {'lemma': 'nuestro', 'possesor': 'nosotros', 'label': 'nosotr@s', 'gen': 'masc', 'num': 'sing', 'possessed': 'el', }," calcext:value-type="string">
            <text:p>'nuestro': {'lemma': 'nuestro', 'possesor': 'nosotros', 'label': 'nosotr@s', 'gen': 'masc', 'num': 'sing', 'possessed': 'el', },</text:p>
          </table:table-cell>
          <table:table-cell table:formula="of:=IF([.B6]=&quot;&quot;;&quot;&quot;;&quot;'&quot;&amp;[.B$1]&amp;&quot;': '&quot;&amp;[.B6]&amp;&quot;', &quot;)" office:value-type="string" office:string-value="'lemma': 'nuestro', " calcext:value-type="string">
            <text:p>'lemma': 'nuestro', </text:p>
          </table:table-cell>
          <table:table-cell table:formula="of:=IF([.C6]=&quot;&quot;;&quot;&quot;;&quot;'&quot;&amp;[.C$1]&amp;&quot;': '&quot;&amp;[.C6]&amp;&quot;', &quot;)" office:value-type="string" office:string-value="'possesor': 'nosotros', " calcext:value-type="string">
            <text:p>'possesor': 'nosotros', </text:p>
          </table:table-cell>
          <table:table-cell table:formula="of:=IF([.D6]=&quot;&quot;;&quot;&quot;;&quot;'&quot;&amp;[.D$1]&amp;&quot;': '&quot;&amp;[.D6]&amp;&quot;', &quot;)" office:value-type="string" office:string-value="'label': 'nosotr@s', " calcext:value-type="string">
            <text:p>'label': 'nosotr@s', </text:p>
          </table:table-cell>
          <table:table-cell table:formula="of:=IF([.E6]=&quot;&quot;;&quot;&quot;;&quot;'&quot;&amp;[.E$1]&amp;&quot;': '&quot;&amp;[.E6]&amp;&quot;', &quot;)" office:value-type="string" office:string-value="'gen': 'masc', " calcext:value-type="string">
            <text:p>'gen': 'masc', </text:p>
          </table:table-cell>
          <table:table-cell table:formula="of:=IF([.F6]=&quot;&quot;;&quot;&quot;;&quot;'&quot;&amp;[.F$1]&amp;&quot;': '&quot;&amp;[.F6]&amp;&quot;', &quot;)" office:value-type="string" office:string-value="'num': 'sing', " calcext:value-type="string">
            <text:p>'num': 'sing', </text:p>
          </table:table-cell>
          <table:table-cell table:formula="of:=IF([.G6]=&quot;&quot;;&quot;&quot;;&quot;'&quot;&amp;[.G$1]&amp;&quot;': '&quot;&amp;[.G6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nuestra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7]&amp;&quot;': {&quot;&amp;COM.MICROSOFT.CONCAT([.I7:.N7])&amp;&quot;},&quot;" office:value-type="string" office:string-value="'nuestra': {'lemma': 'nuestro', 'possesor': 'nosotros', 'label': 'nosotr@s', 'gen': 'fem', 'num': 'sing', 'possessed': 'la', }," calcext:value-type="string">
            <text:p>'nuestra': {'lemma': 'nuestro', 'possesor': 'nosotros', 'label': 'nosotr@s', 'gen': 'fem', 'num': 'sing', 'possessed': 'la', },</text:p>
          </table:table-cell>
          <table:table-cell table:formula="of:=IF([.B7]=&quot;&quot;;&quot;&quot;;&quot;'&quot;&amp;[.B$1]&amp;&quot;': '&quot;&amp;[.B7]&amp;&quot;', &quot;)" office:value-type="string" office:string-value="'lemma': 'nuestro', " calcext:value-type="string">
            <text:p>'lemma': 'nuestro', </text:p>
          </table:table-cell>
          <table:table-cell table:formula="of:=IF([.C7]=&quot;&quot;;&quot;&quot;;&quot;'&quot;&amp;[.C$1]&amp;&quot;': '&quot;&amp;[.C7]&amp;&quot;', &quot;)" office:value-type="string" office:string-value="'possesor': 'nosotros', " calcext:value-type="string">
            <text:p>'possesor': 'nosotros', </text:p>
          </table:table-cell>
          <table:table-cell table:formula="of:=IF([.D7]=&quot;&quot;;&quot;&quot;;&quot;'&quot;&amp;[.D$1]&amp;&quot;': '&quot;&amp;[.D7]&amp;&quot;', &quot;)" office:value-type="string" office:string-value="'label': 'nosotr@s', " calcext:value-type="string">
            <text:p>'label': 'nosotr@s', </text:p>
          </table:table-cell>
          <table:table-cell table:formula="of:=IF([.E7]=&quot;&quot;;&quot;&quot;;&quot;'&quot;&amp;[.E$1]&amp;&quot;': '&quot;&amp;[.E7]&amp;&quot;', &quot;)" office:value-type="string" office:string-value="'gen': 'fem', " calcext:value-type="string">
            <text:p>'gen': 'fem', </text:p>
          </table:table-cell>
          <table:table-cell table:formula="of:=IF([.F7]=&quot;&quot;;&quot;&quot;;&quot;'&quot;&amp;[.F$1]&amp;&quot;': '&quot;&amp;[.F7]&amp;&quot;', &quot;)" office:value-type="string" office:string-value="'num': 'sing', " calcext:value-type="string">
            <text:p>'num': 'sing', </text:p>
          </table:table-cell>
          <table:table-cell table:formula="of:=IF([.G7]=&quot;&quot;;&quot;&quot;;&quot;'&quot;&amp;[.G$1]&amp;&quot;': '&quot;&amp;[.G7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nuestros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8]&amp;&quot;': {&quot;&amp;COM.MICROSOFT.CONCAT([.I8:.N8])&amp;&quot;},&quot;" office:value-type="string" office:string-value="'nuestros': {'lemma': 'nuestro', 'possesor': 'nosotros', 'label': 'nosotr@s', 'gen': 'masc', 'num': 'pl', 'possessed': 'los', }," calcext:value-type="string">
            <text:p>'nuestros': {'lemma': 'nuestro', 'possesor': 'nosotros', 'label': 'nosotr@s', 'gen': 'masc', 'num': 'pl', 'possessed': 'los', },</text:p>
          </table:table-cell>
          <table:table-cell table:formula="of:=IF([.B8]=&quot;&quot;;&quot;&quot;;&quot;'&quot;&amp;[.B$1]&amp;&quot;': '&quot;&amp;[.B8]&amp;&quot;', &quot;)" office:value-type="string" office:string-value="'lemma': 'nuestro', " calcext:value-type="string">
            <text:p>'lemma': 'nuestro', </text:p>
          </table:table-cell>
          <table:table-cell table:formula="of:=IF([.C8]=&quot;&quot;;&quot;&quot;;&quot;'&quot;&amp;[.C$1]&amp;&quot;': '&quot;&amp;[.C8]&amp;&quot;', &quot;)" office:value-type="string" office:string-value="'possesor': 'nosotros', " calcext:value-type="string">
            <text:p>'possesor': 'nosotros', </text:p>
          </table:table-cell>
          <table:table-cell table:formula="of:=IF([.D8]=&quot;&quot;;&quot;&quot;;&quot;'&quot;&amp;[.D$1]&amp;&quot;': '&quot;&amp;[.D8]&amp;&quot;', &quot;)" office:value-type="string" office:string-value="'label': 'nosotr@s', " calcext:value-type="string">
            <text:p>'label': 'nosotr@s', </text:p>
          </table:table-cell>
          <table:table-cell table:formula="of:=IF([.E8]=&quot;&quot;;&quot;&quot;;&quot;'&quot;&amp;[.E$1]&amp;&quot;': '&quot;&amp;[.E8]&amp;&quot;', &quot;)" office:value-type="string" office:string-value="'gen': 'masc', " calcext:value-type="string">
            <text:p>'gen': 'masc', </text:p>
          </table:table-cell>
          <table:table-cell table:formula="of:=IF([.F8]=&quot;&quot;;&quot;&quot;;&quot;'&quot;&amp;[.F$1]&amp;&quot;': '&quot;&amp;[.F8]&amp;&quot;', &quot;)" office:value-type="string" office:string-value="'num': 'pl', " calcext:value-type="string">
            <text:p>'num': 'pl', </text:p>
          </table:table-cell>
          <table:table-cell table:formula="of:=IF([.G8]=&quot;&quot;;&quot;&quot;;&quot;'&quot;&amp;[.G$1]&amp;&quot;': '&quot;&amp;[.G8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nuestras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9]&amp;&quot;': {&quot;&amp;COM.MICROSOFT.CONCAT([.I9:.N9])&amp;&quot;},&quot;" office:value-type="string" office:string-value="'nuestras': {'lemma': 'nuestro', 'possesor': 'nosotros', 'label': 'nosotr@s', 'gen': 'fem', 'num': 'pl', 'possessed': 'las', }," calcext:value-type="string">
            <text:p>'nuestras': {'lemma': 'nuestro', 'possesor': 'nosotros', 'label': 'nosotr@s', 'gen': 'fem', 'num': 'pl', 'possessed': 'las', },</text:p>
          </table:table-cell>
          <table:table-cell table:formula="of:=IF([.B9]=&quot;&quot;;&quot;&quot;;&quot;'&quot;&amp;[.B$1]&amp;&quot;': '&quot;&amp;[.B9]&amp;&quot;', &quot;)" office:value-type="string" office:string-value="'lemma': 'nuestro', " calcext:value-type="string">
            <text:p>'lemma': 'nuestro', </text:p>
          </table:table-cell>
          <table:table-cell table:formula="of:=IF([.C9]=&quot;&quot;;&quot;&quot;;&quot;'&quot;&amp;[.C$1]&amp;&quot;': '&quot;&amp;[.C9]&amp;&quot;', &quot;)" office:value-type="string" office:string-value="'possesor': 'nosotros', " calcext:value-type="string">
            <text:p>'possesor': 'nosotros', </text:p>
          </table:table-cell>
          <table:table-cell table:formula="of:=IF([.D9]=&quot;&quot;;&quot;&quot;;&quot;'&quot;&amp;[.D$1]&amp;&quot;': '&quot;&amp;[.D9]&amp;&quot;', &quot;)" office:value-type="string" office:string-value="'label': 'nosotr@s', " calcext:value-type="string">
            <text:p>'label': 'nosotr@s', </text:p>
          </table:table-cell>
          <table:table-cell table:formula="of:=IF([.E9]=&quot;&quot;;&quot;&quot;;&quot;'&quot;&amp;[.E$1]&amp;&quot;': '&quot;&amp;[.E9]&amp;&quot;', &quot;)" office:value-type="string" office:string-value="'gen': 'fem', " calcext:value-type="string">
            <text:p>'gen': 'fem', </text:p>
          </table:table-cell>
          <table:table-cell table:formula="of:=IF([.F9]=&quot;&quot;;&quot;&quot;;&quot;'&quot;&amp;[.F$1]&amp;&quot;': '&quot;&amp;[.F9]&amp;&quot;', &quot;)" office:value-type="string" office:string-value="'num': 'pl', " calcext:value-type="string">
            <text:p>'num': 'pl', </text:p>
          </table:table-cell>
          <table:table-cell table:formula="of:=IF([.G9]=&quot;&quot;;&quot;&quot;;&quot;'&quot;&amp;[.G$1]&amp;&quot;': '&quot;&amp;[.G9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2"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10]&amp;&quot;': {&quot;&amp;COM.MICROSOFT.CONCAT([.I10:.N10])&amp;&quot;},&quot;" office:value-type="string" office:string-value="'vuestro': {'lemma': 'vuestro', 'possesor': 'vosotros', 'label': 'vosotr@s', 'gen': 'masc', 'num': 'sing', 'possessed': 'el', }," calcext:value-type="string">
            <text:p>'vuestro': {'lemma': 'vuestro', 'possesor': 'vosotros', 'label': 'vosotr@s', 'gen': 'masc', 'num': 'sing', 'possessed': 'el', },</text:p>
          </table:table-cell>
          <table:table-cell table:formula="of:=IF([.B10]=&quot;&quot;;&quot;&quot;;&quot;'&quot;&amp;[.B$1]&amp;&quot;': '&quot;&amp;[.B10]&amp;&quot;', &quot;)" office:value-type="string" office:string-value="'lemma': 'vuestro', " calcext:value-type="string">
            <text:p>'lemma': 'vuestro', </text:p>
          </table:table-cell>
          <table:table-cell table:formula="of:=IF([.C10]=&quot;&quot;;&quot;&quot;;&quot;'&quot;&amp;[.C$1]&amp;&quot;': '&quot;&amp;[.C10]&amp;&quot;', &quot;)" office:value-type="string" office:string-value="'possesor': 'vosotros', " calcext:value-type="string">
            <text:p>'possesor': 'vosotros', </text:p>
          </table:table-cell>
          <table:table-cell table:formula="of:=IF([.D10]=&quot;&quot;;&quot;&quot;;&quot;'&quot;&amp;[.D$1]&amp;&quot;': '&quot;&amp;[.D10]&amp;&quot;', &quot;)" office:value-type="string" office:string-value="'label': 'vosotr@s', " calcext:value-type="string">
            <text:p>'label': 'vosotr@s', </text:p>
          </table:table-cell>
          <table:table-cell table:formula="of:=IF([.E10]=&quot;&quot;;&quot;&quot;;&quot;'&quot;&amp;[.E$1]&amp;&quot;': '&quot;&amp;[.E10]&amp;&quot;', &quot;)" office:value-type="string" office:string-value="'gen': 'masc', " calcext:value-type="string">
            <text:p>'gen': 'masc', </text:p>
          </table:table-cell>
          <table:table-cell table:formula="of:=IF([.F10]=&quot;&quot;;&quot;&quot;;&quot;'&quot;&amp;[.F$1]&amp;&quot;': '&quot;&amp;[.F10]&amp;&quot;', &quot;)" office:value-type="string" office:string-value="'num': 'sing', " calcext:value-type="string">
            <text:p>'num': 'sing', </text:p>
          </table:table-cell>
          <table:table-cell table:formula="of:=IF([.G10]=&quot;&quot;;&quot;&quot;;&quot;'&quot;&amp;[.G$1]&amp;&quot;': '&quot;&amp;[.G10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vuestra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11]&amp;&quot;': {&quot;&amp;COM.MICROSOFT.CONCAT([.I11:.N11])&amp;&quot;},&quot;" office:value-type="string" office:string-value="'vuestra': {'lemma': 'vuestro', 'possesor': 'vosotros', 'label': 'vosotr@s', 'gen': 'fem', 'num': 'sing', 'possessed': 'la', }," calcext:value-type="string">
            <text:p>'vuestra': {'lemma': 'vuestro', 'possesor': 'vosotros', 'label': 'vosotr@s', 'gen': 'fem', 'num': 'sing', 'possessed': 'la', },</text:p>
          </table:table-cell>
          <table:table-cell table:formula="of:=IF([.B11]=&quot;&quot;;&quot;&quot;;&quot;'&quot;&amp;[.B$1]&amp;&quot;': '&quot;&amp;[.B11]&amp;&quot;', &quot;)" office:value-type="string" office:string-value="'lemma': 'vuestro', " calcext:value-type="string">
            <text:p>'lemma': 'vuestro', </text:p>
          </table:table-cell>
          <table:table-cell table:formula="of:=IF([.C11]=&quot;&quot;;&quot;&quot;;&quot;'&quot;&amp;[.C$1]&amp;&quot;': '&quot;&amp;[.C11]&amp;&quot;', &quot;)" office:value-type="string" office:string-value="'possesor': 'vosotros', " calcext:value-type="string">
            <text:p>'possesor': 'vosotros', </text:p>
          </table:table-cell>
          <table:table-cell table:formula="of:=IF([.D11]=&quot;&quot;;&quot;&quot;;&quot;'&quot;&amp;[.D$1]&amp;&quot;': '&quot;&amp;[.D11]&amp;&quot;', &quot;)" office:value-type="string" office:string-value="'label': 'vosotr@s', " calcext:value-type="string">
            <text:p>'label': 'vosotr@s', </text:p>
          </table:table-cell>
          <table:table-cell table:formula="of:=IF([.E11]=&quot;&quot;;&quot;&quot;;&quot;'&quot;&amp;[.E$1]&amp;&quot;': '&quot;&amp;[.E11]&amp;&quot;', &quot;)" office:value-type="string" office:string-value="'gen': 'fem', " calcext:value-type="string">
            <text:p>'gen': 'fem', </text:p>
          </table:table-cell>
          <table:table-cell table:formula="of:=IF([.F11]=&quot;&quot;;&quot;&quot;;&quot;'&quot;&amp;[.F$1]&amp;&quot;': '&quot;&amp;[.F11]&amp;&quot;', &quot;)" office:value-type="string" office:string-value="'num': 'sing', " calcext:value-type="string">
            <text:p>'num': 'sing', </text:p>
          </table:table-cell>
          <table:table-cell table:formula="of:=IF([.G11]=&quot;&quot;;&quot;&quot;;&quot;'&quot;&amp;[.G$1]&amp;&quot;': '&quot;&amp;[.G11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vuestros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12]&amp;&quot;': {&quot;&amp;COM.MICROSOFT.CONCAT([.I12:.N12])&amp;&quot;},&quot;" office:value-type="string" office:string-value="'vuestros': {'lemma': 'vuestro', 'possesor': 'vosotros', 'label': 'vosotr@s', 'gen': 'masc', 'num': 'pl', 'possessed': 'los', }," calcext:value-type="string">
            <text:p>'vuestros': {'lemma': 'vuestro', 'possesor': 'vosotros', 'label': 'vosotr@s', 'gen': 'masc', 'num': 'pl', 'possessed': 'los', },</text:p>
          </table:table-cell>
          <table:table-cell table:formula="of:=IF([.B12]=&quot;&quot;;&quot;&quot;;&quot;'&quot;&amp;[.B$1]&amp;&quot;': '&quot;&amp;[.B12]&amp;&quot;', &quot;)" office:value-type="string" office:string-value="'lemma': 'vuestro', " calcext:value-type="string">
            <text:p>'lemma': 'vuestro', </text:p>
          </table:table-cell>
          <table:table-cell table:formula="of:=IF([.C12]=&quot;&quot;;&quot;&quot;;&quot;'&quot;&amp;[.C$1]&amp;&quot;': '&quot;&amp;[.C12]&amp;&quot;', &quot;)" office:value-type="string" office:string-value="'possesor': 'vosotros', " calcext:value-type="string">
            <text:p>'possesor': 'vosotros', </text:p>
          </table:table-cell>
          <table:table-cell table:formula="of:=IF([.D12]=&quot;&quot;;&quot;&quot;;&quot;'&quot;&amp;[.D$1]&amp;&quot;': '&quot;&amp;[.D12]&amp;&quot;', &quot;)" office:value-type="string" office:string-value="'label': 'vosotr@s', " calcext:value-type="string">
            <text:p>'label': 'vosotr@s', </text:p>
          </table:table-cell>
          <table:table-cell table:formula="of:=IF([.E12]=&quot;&quot;;&quot;&quot;;&quot;'&quot;&amp;[.E$1]&amp;&quot;': '&quot;&amp;[.E12]&amp;&quot;', &quot;)" office:value-type="string" office:string-value="'gen': 'masc', " calcext:value-type="string">
            <text:p>'gen': 'masc', </text:p>
          </table:table-cell>
          <table:table-cell table:formula="of:=IF([.F12]=&quot;&quot;;&quot;&quot;;&quot;'&quot;&amp;[.F$1]&amp;&quot;': '&quot;&amp;[.F12]&amp;&quot;', &quot;)" office:value-type="string" office:string-value="'num': 'pl', " calcext:value-type="string">
            <text:p>'num': 'pl', </text:p>
          </table:table-cell>
          <table:table-cell table:formula="of:=IF([.G12]=&quot;&quot;;&quot;&quot;;&quot;'&quot;&amp;[.G$1]&amp;&quot;': '&quot;&amp;[.G12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vuestras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13]&amp;&quot;': {&quot;&amp;COM.MICROSOFT.CONCAT([.I13:.N13])&amp;&quot;},&quot;" office:value-type="string" office:string-value="'vuestras': {'lemma': 'vuestro', 'possesor': 'vosotros', 'label': 'vosotr@s', 'gen': 'fem', 'num': 'pl', 'possessed': 'las', }," calcext:value-type="string">
            <text:p>'vuestras': {'lemma': 'vuestro', 'possesor': 'vosotros', 'label': 'vosotr@s', 'gen': 'fem', 'num': 'pl', 'possessed': 'las', },</text:p>
          </table:table-cell>
          <table:table-cell table:formula="of:=IF([.B13]=&quot;&quot;;&quot;&quot;;&quot;'&quot;&amp;[.B$1]&amp;&quot;': '&quot;&amp;[.B13]&amp;&quot;', &quot;)" office:value-type="string" office:string-value="'lemma': 'vuestro', " calcext:value-type="string">
            <text:p>'lemma': 'vuestro', </text:p>
          </table:table-cell>
          <table:table-cell table:formula="of:=IF([.C13]=&quot;&quot;;&quot;&quot;;&quot;'&quot;&amp;[.C$1]&amp;&quot;': '&quot;&amp;[.C13]&amp;&quot;', &quot;)" office:value-type="string" office:string-value="'possesor': 'vosotros', " calcext:value-type="string">
            <text:p>'possesor': 'vosotros', </text:p>
          </table:table-cell>
          <table:table-cell table:formula="of:=IF([.D13]=&quot;&quot;;&quot;&quot;;&quot;'&quot;&amp;[.D$1]&amp;&quot;': '&quot;&amp;[.D13]&amp;&quot;', &quot;)" office:value-type="string" office:string-value="'label': 'vosotr@s', " calcext:value-type="string">
            <text:p>'label': 'vosotr@s', </text:p>
          </table:table-cell>
          <table:table-cell table:formula="of:=IF([.E13]=&quot;&quot;;&quot;&quot;;&quot;'&quot;&amp;[.E$1]&amp;&quot;': '&quot;&amp;[.E13]&amp;&quot;', &quot;)" office:value-type="string" office:string-value="'gen': 'fem', " calcext:value-type="string">
            <text:p>'gen': 'fem', </text:p>
          </table:table-cell>
          <table:table-cell table:formula="of:=IF([.F13]=&quot;&quot;;&quot;&quot;;&quot;'&quot;&amp;[.F$1]&amp;&quot;': '&quot;&amp;[.F13]&amp;&quot;', &quot;)" office:value-type="string" office:string-value="'num': 'pl', " calcext:value-type="string">
            <text:p>'num': 'pl', </text:p>
          </table:table-cell>
          <table:table-cell table:formula="of:=IF([.G13]=&quot;&quot;;&quot;&quot;;&quot;'&quot;&amp;[.G$1]&amp;&quot;': '&quot;&amp;[.G13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formula="of:=IF([.B14]=&quot;&quot;;&quot;&quot;;&quot;'&quot;&amp;[.B$1]&amp;&quot;': '&quot;&amp;[.B14]&amp;&quot;', &quot;)">
            <text:p/>
          </table:table-cell>
          <table:table-cell table:formula="of:=IF([.C14]=&quot;&quot;;&quot;&quot;;&quot;'&quot;&amp;[.C$1]&amp;&quot;': '&quot;&amp;[.C14]&amp;&quot;', &quot;)">
            <text:p/>
          </table:table-cell>
          <table:table-cell table:formula="of:=IF([.D14]=&quot;&quot;;&quot;&quot;;&quot;'&quot;&amp;[.D$1]&amp;&quot;': '&quot;&amp;[.D14]&amp;&quot;', &quot;)">
            <text:p/>
          </table:table-cell>
          <table:table-cell table:formula="of:=IF([.E14]=&quot;&quot;;&quot;&quot;;&quot;'&quot;&amp;[.E$1]&amp;&quot;': '&quot;&amp;[.E14]&amp;&quot;', &quot;)">
            <text:p/>
          </table:table-cell>
          <table:table-cell table:formula="of:=IF([.F14]=&quot;&quot;;&quot;&quot;;&quot;'&quot;&amp;[.F$1]&amp;&quot;': '&quot;&amp;[.F14]&amp;&quot;', &quot;)">
            <text:p/>
          </table:table-cell>
          <table:table-cell table:formula="of:=IF([.G14]=&quot;&quot;;&quot;&quot;;&quot;'&quot;&amp;[.G$1]&amp;&quot;': '&quot;&amp;[.G14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mío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15]&amp;&quot;': {&quot;&amp;COM.MICROSOFT.CONCAT([.I15:.N15])&amp;&quot;},&quot;" office:value-type="string" office:string-value="'mío': {'lemma': 'mío', 'possesor': 'yo', 'label': 'yo', 'gen': 'masc', 'num': 'sing', 'possessed': 'el', }," calcext:value-type="string">
            <text:p>'mío': {'lemma': 'mío', 'possesor': 'yo', 'label': 'yo', 'gen': 'masc', 'num': 'sing', 'possessed': 'el', },</text:p>
          </table:table-cell>
          <table:table-cell table:formula="of:=IF([.B15]=&quot;&quot;;&quot;&quot;;&quot;'&quot;&amp;[.B$1]&amp;&quot;': '&quot;&amp;[.B15]&amp;&quot;', &quot;)" office:value-type="string" office:string-value="'lemma': 'mío', " calcext:value-type="string">
            <text:p>'lemma': 'mío', </text:p>
          </table:table-cell>
          <table:table-cell table:formula="of:=IF([.C15]=&quot;&quot;;&quot;&quot;;&quot;'&quot;&amp;[.C$1]&amp;&quot;': '&quot;&amp;[.C15]&amp;&quot;', &quot;)" office:value-type="string" office:string-value="'possesor': 'yo', " calcext:value-type="string">
            <text:p>'possesor': 'yo', </text:p>
          </table:table-cell>
          <table:table-cell table:formula="of:=IF([.D15]=&quot;&quot;;&quot;&quot;;&quot;'&quot;&amp;[.D$1]&amp;&quot;': '&quot;&amp;[.D15]&amp;&quot;', &quot;)" office:value-type="string" office:string-value="'label': 'yo', " calcext:value-type="string">
            <text:p>'label': 'yo', </text:p>
          </table:table-cell>
          <table:table-cell table:formula="of:=IF([.E15]=&quot;&quot;;&quot;&quot;;&quot;'&quot;&amp;[.E$1]&amp;&quot;': '&quot;&amp;[.E15]&amp;&quot;', &quot;)" office:value-type="string" office:string-value="'gen': 'masc', " calcext:value-type="string">
            <text:p>'gen': 'masc', </text:p>
          </table:table-cell>
          <table:table-cell table:formula="of:=IF([.F15]=&quot;&quot;;&quot;&quot;;&quot;'&quot;&amp;[.F$1]&amp;&quot;': '&quot;&amp;[.F15]&amp;&quot;', &quot;)" office:value-type="string" office:string-value="'num': 'sing', " calcext:value-type="string">
            <text:p>'num': 'sing', </text:p>
          </table:table-cell>
          <table:table-cell table:formula="of:=IF([.G15]=&quot;&quot;;&quot;&quot;;&quot;'&quot;&amp;[.G$1]&amp;&quot;': '&quot;&amp;[.G15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mía</text:p>
          </table:table-cell>
          <table:table-cell office:value-type="string" calcext:value-type="string">
            <text:p>mío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16]&amp;&quot;': {&quot;&amp;COM.MICROSOFT.CONCAT([.I16:.N16])&amp;&quot;},&quot;" office:value-type="string" office:string-value="'mía': {'lemma': 'mío', 'possesor': 'yo', 'label': 'yo', 'gen': 'fem', 'num': 'sing', 'possessed': 'la', }," calcext:value-type="string">
            <text:p>'mía': {'lemma': 'mío', 'possesor': 'yo', 'label': 'yo', 'gen': 'fem', 'num': 'sing', 'possessed': 'la', },</text:p>
          </table:table-cell>
          <table:table-cell table:formula="of:=IF([.B16]=&quot;&quot;;&quot;&quot;;&quot;'&quot;&amp;[.B$1]&amp;&quot;': '&quot;&amp;[.B16]&amp;&quot;', &quot;)" office:value-type="string" office:string-value="'lemma': 'mío', " calcext:value-type="string">
            <text:p>'lemma': 'mío', </text:p>
          </table:table-cell>
          <table:table-cell table:formula="of:=IF([.C16]=&quot;&quot;;&quot;&quot;;&quot;'&quot;&amp;[.C$1]&amp;&quot;': '&quot;&amp;[.C16]&amp;&quot;', &quot;)" office:value-type="string" office:string-value="'possesor': 'yo', " calcext:value-type="string">
            <text:p>'possesor': 'yo', </text:p>
          </table:table-cell>
          <table:table-cell table:formula="of:=IF([.D16]=&quot;&quot;;&quot;&quot;;&quot;'&quot;&amp;[.D$1]&amp;&quot;': '&quot;&amp;[.D16]&amp;&quot;', &quot;)" office:value-type="string" office:string-value="'label': 'yo', " calcext:value-type="string">
            <text:p>'label': 'yo', </text:p>
          </table:table-cell>
          <table:table-cell table:formula="of:=IF([.E16]=&quot;&quot;;&quot;&quot;;&quot;'&quot;&amp;[.E$1]&amp;&quot;': '&quot;&amp;[.E16]&amp;&quot;', &quot;)" office:value-type="string" office:string-value="'gen': 'fem', " calcext:value-type="string">
            <text:p>'gen': 'fem', </text:p>
          </table:table-cell>
          <table:table-cell table:formula="of:=IF([.F16]=&quot;&quot;;&quot;&quot;;&quot;'&quot;&amp;[.F$1]&amp;&quot;': '&quot;&amp;[.F16]&amp;&quot;', &quot;)" office:value-type="string" office:string-value="'num': 'sing', " calcext:value-type="string">
            <text:p>'num': 'sing', </text:p>
          </table:table-cell>
          <table:table-cell table:formula="of:=IF([.G16]=&quot;&quot;;&quot;&quot;;&quot;'&quot;&amp;[.G$1]&amp;&quot;': '&quot;&amp;[.G16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míos</text:p>
          </table:table-cell>
          <table:table-cell office:value-type="string" calcext:value-type="string">
            <text:p>mío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17]&amp;&quot;': {&quot;&amp;COM.MICROSOFT.CONCAT([.I17:.N17])&amp;&quot;},&quot;" office:value-type="string" office:string-value="'míos': {'lemma': 'mío', 'possesor': 'yo', 'label': 'yo', 'gen': 'masc', 'num': 'pl', 'possessed': 'los', }," calcext:value-type="string">
            <text:p>'míos': {'lemma': 'mío', 'possesor': 'yo', 'label': 'yo', 'gen': 'masc', 'num': 'pl', 'possessed': 'los', },</text:p>
          </table:table-cell>
          <table:table-cell table:formula="of:=IF([.B17]=&quot;&quot;;&quot;&quot;;&quot;'&quot;&amp;[.B$1]&amp;&quot;': '&quot;&amp;[.B17]&amp;&quot;', &quot;)" office:value-type="string" office:string-value="'lemma': 'mío', " calcext:value-type="string">
            <text:p>'lemma': 'mío', </text:p>
          </table:table-cell>
          <table:table-cell table:formula="of:=IF([.C17]=&quot;&quot;;&quot;&quot;;&quot;'&quot;&amp;[.C$1]&amp;&quot;': '&quot;&amp;[.C17]&amp;&quot;', &quot;)" office:value-type="string" office:string-value="'possesor': 'yo', " calcext:value-type="string">
            <text:p>'possesor': 'yo', </text:p>
          </table:table-cell>
          <table:table-cell table:formula="of:=IF([.D17]=&quot;&quot;;&quot;&quot;;&quot;'&quot;&amp;[.D$1]&amp;&quot;': '&quot;&amp;[.D17]&amp;&quot;', &quot;)" office:value-type="string" office:string-value="'label': 'yo', " calcext:value-type="string">
            <text:p>'label': 'yo', </text:p>
          </table:table-cell>
          <table:table-cell table:formula="of:=IF([.E17]=&quot;&quot;;&quot;&quot;;&quot;'&quot;&amp;[.E$1]&amp;&quot;': '&quot;&amp;[.E17]&amp;&quot;', &quot;)" office:value-type="string" office:string-value="'gen': 'masc', " calcext:value-type="string">
            <text:p>'gen': 'masc', </text:p>
          </table:table-cell>
          <table:table-cell table:formula="of:=IF([.F17]=&quot;&quot;;&quot;&quot;;&quot;'&quot;&amp;[.F$1]&amp;&quot;': '&quot;&amp;[.F17]&amp;&quot;', &quot;)" office:value-type="string" office:string-value="'num': 'pl', " calcext:value-type="string">
            <text:p>'num': 'pl', </text:p>
          </table:table-cell>
          <table:table-cell table:formula="of:=IF([.G17]=&quot;&quot;;&quot;&quot;;&quot;'&quot;&amp;[.G$1]&amp;&quot;': '&quot;&amp;[.G17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mías</text:p>
          </table:table-cell>
          <table:table-cell office:value-type="string" calcext:value-type="string">
            <text:p>mío</text:p>
          </table:table-cell>
          <table:table-cell table:number-columns-repeated="2" office:value-type="string" calcext:value-type="string">
            <text:p>yo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18]&amp;&quot;': {&quot;&amp;COM.MICROSOFT.CONCAT([.I18:.N18])&amp;&quot;},&quot;" office:value-type="string" office:string-value="'mías': {'lemma': 'mío', 'possesor': 'yo', 'label': 'yo', 'gen': 'fem', 'num': 'pl', 'possessed': 'las', }," calcext:value-type="string">
            <text:p>'mías': {'lemma': 'mío', 'possesor': 'yo', 'label': 'yo', 'gen': 'fem', 'num': 'pl', 'possessed': 'las', },</text:p>
          </table:table-cell>
          <table:table-cell table:formula="of:=IF([.B18]=&quot;&quot;;&quot;&quot;;&quot;'&quot;&amp;[.B$1]&amp;&quot;': '&quot;&amp;[.B18]&amp;&quot;', &quot;)" office:value-type="string" office:string-value="'lemma': 'mío', " calcext:value-type="string">
            <text:p>'lemma': 'mío', </text:p>
          </table:table-cell>
          <table:table-cell table:formula="of:=IF([.C18]=&quot;&quot;;&quot;&quot;;&quot;'&quot;&amp;[.C$1]&amp;&quot;': '&quot;&amp;[.C18]&amp;&quot;', &quot;)" office:value-type="string" office:string-value="'possesor': 'yo', " calcext:value-type="string">
            <text:p>'possesor': 'yo', </text:p>
          </table:table-cell>
          <table:table-cell table:formula="of:=IF([.D18]=&quot;&quot;;&quot;&quot;;&quot;'&quot;&amp;[.D$1]&amp;&quot;': '&quot;&amp;[.D18]&amp;&quot;', &quot;)" office:value-type="string" office:string-value="'label': 'yo', " calcext:value-type="string">
            <text:p>'label': 'yo', </text:p>
          </table:table-cell>
          <table:table-cell table:formula="of:=IF([.E18]=&quot;&quot;;&quot;&quot;;&quot;'&quot;&amp;[.E$1]&amp;&quot;': '&quot;&amp;[.E18]&amp;&quot;', &quot;)" office:value-type="string" office:string-value="'gen': 'fem', " calcext:value-type="string">
            <text:p>'gen': 'fem', </text:p>
          </table:table-cell>
          <table:table-cell table:formula="of:=IF([.F18]=&quot;&quot;;&quot;&quot;;&quot;'&quot;&amp;[.F$1]&amp;&quot;': '&quot;&amp;[.F18]&amp;&quot;', &quot;)" office:value-type="string" office:string-value="'num': 'pl', " calcext:value-type="string">
            <text:p>'num': 'pl', </text:p>
          </table:table-cell>
          <table:table-cell table:formula="of:=IF([.G18]=&quot;&quot;;&quot;&quot;;&quot;'&quot;&amp;[.G$1]&amp;&quot;': '&quot;&amp;[.G18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2" office:value-type="string" calcext:value-type="string">
            <text:p>tuyo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19]&amp;&quot;': {&quot;&amp;COM.MICROSOFT.CONCAT([.I19:.N19])&amp;&quot;},&quot;" office:value-type="string" office:string-value="'tuyo': {'lemma': 'tuyo', 'possesor': 'tu', 'label': 'tu', 'gen': 'masc', 'num': 'sing', 'possessed': 'el', }," calcext:value-type="string">
            <text:p>'tuyo': {'lemma': 'tuyo', 'possesor': 'tu', 'label': 'tu', 'gen': 'masc', 'num': 'sing', 'possessed': 'el', },</text:p>
          </table:table-cell>
          <table:table-cell table:formula="of:=IF([.B19]=&quot;&quot;;&quot;&quot;;&quot;'&quot;&amp;[.B$1]&amp;&quot;': '&quot;&amp;[.B19]&amp;&quot;', &quot;)" office:value-type="string" office:string-value="'lemma': 'tuyo', " calcext:value-type="string">
            <text:p>'lemma': 'tuyo', </text:p>
          </table:table-cell>
          <table:table-cell table:formula="of:=IF([.C19]=&quot;&quot;;&quot;&quot;;&quot;'&quot;&amp;[.C$1]&amp;&quot;': '&quot;&amp;[.C19]&amp;&quot;', &quot;)" office:value-type="string" office:string-value="'possesor': 'tu', " calcext:value-type="string">
            <text:p>'possesor': 'tu', </text:p>
          </table:table-cell>
          <table:table-cell table:formula="of:=IF([.D19]=&quot;&quot;;&quot;&quot;;&quot;'&quot;&amp;[.D$1]&amp;&quot;': '&quot;&amp;[.D19]&amp;&quot;', &quot;)" office:value-type="string" office:string-value="'label': 'tu', " calcext:value-type="string">
            <text:p>'label': 'tu', </text:p>
          </table:table-cell>
          <table:table-cell table:formula="of:=IF([.E19]=&quot;&quot;;&quot;&quot;;&quot;'&quot;&amp;[.E$1]&amp;&quot;': '&quot;&amp;[.E19]&amp;&quot;', &quot;)" office:value-type="string" office:string-value="'gen': 'masc', " calcext:value-type="string">
            <text:p>'gen': 'masc', </text:p>
          </table:table-cell>
          <table:table-cell table:formula="of:=IF([.F19]=&quot;&quot;;&quot;&quot;;&quot;'&quot;&amp;[.F$1]&amp;&quot;': '&quot;&amp;[.F19]&amp;&quot;', &quot;)" office:value-type="string" office:string-value="'num': 'sing', " calcext:value-type="string">
            <text:p>'num': 'sing', </text:p>
          </table:table-cell>
          <table:table-cell table:formula="of:=IF([.G19]=&quot;&quot;;&quot;&quot;;&quot;'&quot;&amp;[.G$1]&amp;&quot;': '&quot;&amp;[.G19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tuya</text:p>
          </table:table-cell>
          <table:table-cell office:value-type="string" calcext:value-type="string">
            <text:p>tuyo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20]&amp;&quot;': {&quot;&amp;COM.MICROSOFT.CONCAT([.I20:.N20])&amp;&quot;},&quot;" office:value-type="string" office:string-value="'tuya': {'lemma': 'tuyo', 'possesor': 'tu', 'label': 'tu', 'gen': 'fem', 'num': 'sing', 'possessed': 'la', }," calcext:value-type="string">
            <text:p>'tuya': {'lemma': 'tuyo', 'possesor': 'tu', 'label': 'tu', 'gen': 'fem', 'num': 'sing', 'possessed': 'la', },</text:p>
          </table:table-cell>
          <table:table-cell table:formula="of:=IF([.B20]=&quot;&quot;;&quot;&quot;;&quot;'&quot;&amp;[.B$1]&amp;&quot;': '&quot;&amp;[.B20]&amp;&quot;', &quot;)" office:value-type="string" office:string-value="'lemma': 'tuyo', " calcext:value-type="string">
            <text:p>'lemma': 'tuyo', </text:p>
          </table:table-cell>
          <table:table-cell table:formula="of:=IF([.C20]=&quot;&quot;;&quot;&quot;;&quot;'&quot;&amp;[.C$1]&amp;&quot;': '&quot;&amp;[.C20]&amp;&quot;', &quot;)" office:value-type="string" office:string-value="'possesor': 'tu', " calcext:value-type="string">
            <text:p>'possesor': 'tu', </text:p>
          </table:table-cell>
          <table:table-cell table:formula="of:=IF([.D20]=&quot;&quot;;&quot;&quot;;&quot;'&quot;&amp;[.D$1]&amp;&quot;': '&quot;&amp;[.D20]&amp;&quot;', &quot;)" office:value-type="string" office:string-value="'label': 'tu', " calcext:value-type="string">
            <text:p>'label': 'tu', </text:p>
          </table:table-cell>
          <table:table-cell table:formula="of:=IF([.E20]=&quot;&quot;;&quot;&quot;;&quot;'&quot;&amp;[.E$1]&amp;&quot;': '&quot;&amp;[.E20]&amp;&quot;', &quot;)" office:value-type="string" office:string-value="'gen': 'fem', " calcext:value-type="string">
            <text:p>'gen': 'fem', </text:p>
          </table:table-cell>
          <table:table-cell table:formula="of:=IF([.F20]=&quot;&quot;;&quot;&quot;;&quot;'&quot;&amp;[.F$1]&amp;&quot;': '&quot;&amp;[.F20]&amp;&quot;', &quot;)" office:value-type="string" office:string-value="'num': 'sing', " calcext:value-type="string">
            <text:p>'num': 'sing', </text:p>
          </table:table-cell>
          <table:table-cell table:formula="of:=IF([.G20]=&quot;&quot;;&quot;&quot;;&quot;'&quot;&amp;[.G$1]&amp;&quot;': '&quot;&amp;[.G20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tuyos</text:p>
          </table:table-cell>
          <table:table-cell office:value-type="string" calcext:value-type="string">
            <text:p>tuyo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21]&amp;&quot;': {&quot;&amp;COM.MICROSOFT.CONCAT([.I21:.N21])&amp;&quot;},&quot;" office:value-type="string" office:string-value="'tuyos': {'lemma': 'tuyo', 'possesor': 'tu', 'label': 'tu', 'gen': 'masc', 'num': 'pl', 'possessed': 'los', }," calcext:value-type="string">
            <text:p>'tuyos': {'lemma': 'tuyo', 'possesor': 'tu', 'label': 'tu', 'gen': 'masc', 'num': 'pl', 'possessed': 'los', },</text:p>
          </table:table-cell>
          <table:table-cell table:formula="of:=IF([.B21]=&quot;&quot;;&quot;&quot;;&quot;'&quot;&amp;[.B$1]&amp;&quot;': '&quot;&amp;[.B21]&amp;&quot;', &quot;)" office:value-type="string" office:string-value="'lemma': 'tuyo', " calcext:value-type="string">
            <text:p>'lemma': 'tuyo', </text:p>
          </table:table-cell>
          <table:table-cell table:formula="of:=IF([.C21]=&quot;&quot;;&quot;&quot;;&quot;'&quot;&amp;[.C$1]&amp;&quot;': '&quot;&amp;[.C21]&amp;&quot;', &quot;)" office:value-type="string" office:string-value="'possesor': 'tu', " calcext:value-type="string">
            <text:p>'possesor': 'tu', </text:p>
          </table:table-cell>
          <table:table-cell table:formula="of:=IF([.D21]=&quot;&quot;;&quot;&quot;;&quot;'&quot;&amp;[.D$1]&amp;&quot;': '&quot;&amp;[.D21]&amp;&quot;', &quot;)" office:value-type="string" office:string-value="'label': 'tu', " calcext:value-type="string">
            <text:p>'label': 'tu', </text:p>
          </table:table-cell>
          <table:table-cell table:formula="of:=IF([.E21]=&quot;&quot;;&quot;&quot;;&quot;'&quot;&amp;[.E$1]&amp;&quot;': '&quot;&amp;[.E21]&amp;&quot;', &quot;)" office:value-type="string" office:string-value="'gen': 'masc', " calcext:value-type="string">
            <text:p>'gen': 'masc', </text:p>
          </table:table-cell>
          <table:table-cell table:formula="of:=IF([.F21]=&quot;&quot;;&quot;&quot;;&quot;'&quot;&amp;[.F$1]&amp;&quot;': '&quot;&amp;[.F21]&amp;&quot;', &quot;)" office:value-type="string" office:string-value="'num': 'pl', " calcext:value-type="string">
            <text:p>'num': 'pl', </text:p>
          </table:table-cell>
          <table:table-cell table:formula="of:=IF([.G21]=&quot;&quot;;&quot;&quot;;&quot;'&quot;&amp;[.G$1]&amp;&quot;': '&quot;&amp;[.G21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tuyas</text:p>
          </table:table-cell>
          <table:table-cell office:value-type="string" calcext:value-type="string">
            <text:p>tuyo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22]&amp;&quot;': {&quot;&amp;COM.MICROSOFT.CONCAT([.I22:.N22])&amp;&quot;},&quot;" office:value-type="string" office:string-value="'tuyas': {'lemma': 'tuyo', 'possesor': 'tu', 'label': 'tu', 'gen': 'fem', 'num': 'pl', 'possessed': 'las', }," calcext:value-type="string">
            <text:p>'tuyas': {'lemma': 'tuyo', 'possesor': 'tu', 'label': 'tu', 'gen': 'fem', 'num': 'pl', 'possessed': 'las', },</text:p>
          </table:table-cell>
          <table:table-cell table:formula="of:=IF([.B22]=&quot;&quot;;&quot;&quot;;&quot;'&quot;&amp;[.B$1]&amp;&quot;': '&quot;&amp;[.B22]&amp;&quot;', &quot;)" office:value-type="string" office:string-value="'lemma': 'tuyo', " calcext:value-type="string">
            <text:p>'lemma': 'tuyo', </text:p>
          </table:table-cell>
          <table:table-cell table:formula="of:=IF([.C22]=&quot;&quot;;&quot;&quot;;&quot;'&quot;&amp;[.C$1]&amp;&quot;': '&quot;&amp;[.C22]&amp;&quot;', &quot;)" office:value-type="string" office:string-value="'possesor': 'tu', " calcext:value-type="string">
            <text:p>'possesor': 'tu', </text:p>
          </table:table-cell>
          <table:table-cell table:formula="of:=IF([.D22]=&quot;&quot;;&quot;&quot;;&quot;'&quot;&amp;[.D$1]&amp;&quot;': '&quot;&amp;[.D22]&amp;&quot;', &quot;)" office:value-type="string" office:string-value="'label': 'tu', " calcext:value-type="string">
            <text:p>'label': 'tu', </text:p>
          </table:table-cell>
          <table:table-cell table:formula="of:=IF([.E22]=&quot;&quot;;&quot;&quot;;&quot;'&quot;&amp;[.E$1]&amp;&quot;': '&quot;&amp;[.E22]&amp;&quot;', &quot;)" office:value-type="string" office:string-value="'gen': 'fem', " calcext:value-type="string">
            <text:p>'gen': 'fem', </text:p>
          </table:table-cell>
          <table:table-cell table:formula="of:=IF([.F22]=&quot;&quot;;&quot;&quot;;&quot;'&quot;&amp;[.F$1]&amp;&quot;': '&quot;&amp;[.F22]&amp;&quot;', &quot;)" office:value-type="string" office:string-value="'num': 'pl', " calcext:value-type="string">
            <text:p>'num': 'pl', </text:p>
          </table:table-cell>
          <table:table-cell table:formula="of:=IF([.G22]=&quot;&quot;;&quot;&quot;;&quot;'&quot;&amp;[.G$1]&amp;&quot;': '&quot;&amp;[.G22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2"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23]&amp;&quot;': {&quot;&amp;COM.MICROSOFT.CONCAT([.I23:.N23])&amp;&quot;},&quot;" office:value-type="string" office:string-value="'nuestro': {'lemma': 'nuestro', 'possesor': 'nosotros', 'label': 'nosotr@s', 'gen': 'masc', 'num': 'sing', 'possessed': 'el', }," calcext:value-type="string">
            <text:p>'nuestro': {'lemma': 'nuestro', 'possesor': 'nosotros', 'label': 'nosotr@s', 'gen': 'masc', 'num': 'sing', 'possessed': 'el', },</text:p>
          </table:table-cell>
          <table:table-cell table:formula="of:=IF([.B23]=&quot;&quot;;&quot;&quot;;&quot;'&quot;&amp;[.B$1]&amp;&quot;': '&quot;&amp;[.B23]&amp;&quot;', &quot;)" office:value-type="string" office:string-value="'lemma': 'nuestro', " calcext:value-type="string">
            <text:p>'lemma': 'nuestro', </text:p>
          </table:table-cell>
          <table:table-cell table:formula="of:=IF([.C23]=&quot;&quot;;&quot;&quot;;&quot;'&quot;&amp;[.C$1]&amp;&quot;': '&quot;&amp;[.C23]&amp;&quot;', &quot;)" office:value-type="string" office:string-value="'possesor': 'nosotros', " calcext:value-type="string">
            <text:p>'possesor': 'nosotros', </text:p>
          </table:table-cell>
          <table:table-cell table:formula="of:=IF([.D23]=&quot;&quot;;&quot;&quot;;&quot;'&quot;&amp;[.D$1]&amp;&quot;': '&quot;&amp;[.D23]&amp;&quot;', &quot;)" office:value-type="string" office:string-value="'label': 'nosotr@s', " calcext:value-type="string">
            <text:p>'label': 'nosotr@s', </text:p>
          </table:table-cell>
          <table:table-cell table:formula="of:=IF([.E23]=&quot;&quot;;&quot;&quot;;&quot;'&quot;&amp;[.E$1]&amp;&quot;': '&quot;&amp;[.E23]&amp;&quot;', &quot;)" office:value-type="string" office:string-value="'gen': 'masc', " calcext:value-type="string">
            <text:p>'gen': 'masc', </text:p>
          </table:table-cell>
          <table:table-cell table:formula="of:=IF([.F23]=&quot;&quot;;&quot;&quot;;&quot;'&quot;&amp;[.F$1]&amp;&quot;': '&quot;&amp;[.F23]&amp;&quot;', &quot;)" office:value-type="string" office:string-value="'num': 'sing', " calcext:value-type="string">
            <text:p>'num': 'sing', </text:p>
          </table:table-cell>
          <table:table-cell table:formula="of:=IF([.G23]=&quot;&quot;;&quot;&quot;;&quot;'&quot;&amp;[.G$1]&amp;&quot;': '&quot;&amp;[.G23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nuestra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24]&amp;&quot;': {&quot;&amp;COM.MICROSOFT.CONCAT([.I24:.N24])&amp;&quot;},&quot;" office:value-type="string" office:string-value="'nuestra': {'lemma': 'nuestro', 'possesor': 'nosotros', 'label': 'nosotr@s', 'gen': 'fem', 'num': 'sing', 'possessed': 'la', }," calcext:value-type="string">
            <text:p>'nuestra': {'lemma': 'nuestro', 'possesor': 'nosotros', 'label': 'nosotr@s', 'gen': 'fem', 'num': 'sing', 'possessed': 'la', },</text:p>
          </table:table-cell>
          <table:table-cell table:formula="of:=IF([.B24]=&quot;&quot;;&quot;&quot;;&quot;'&quot;&amp;[.B$1]&amp;&quot;': '&quot;&amp;[.B24]&amp;&quot;', &quot;)" office:value-type="string" office:string-value="'lemma': 'nuestro', " calcext:value-type="string">
            <text:p>'lemma': 'nuestro', </text:p>
          </table:table-cell>
          <table:table-cell table:formula="of:=IF([.C24]=&quot;&quot;;&quot;&quot;;&quot;'&quot;&amp;[.C$1]&amp;&quot;': '&quot;&amp;[.C24]&amp;&quot;', &quot;)" office:value-type="string" office:string-value="'possesor': 'nosotros', " calcext:value-type="string">
            <text:p>'possesor': 'nosotros', </text:p>
          </table:table-cell>
          <table:table-cell table:formula="of:=IF([.D24]=&quot;&quot;;&quot;&quot;;&quot;'&quot;&amp;[.D$1]&amp;&quot;': '&quot;&amp;[.D24]&amp;&quot;', &quot;)" office:value-type="string" office:string-value="'label': 'nosotr@s', " calcext:value-type="string">
            <text:p>'label': 'nosotr@s', </text:p>
          </table:table-cell>
          <table:table-cell table:formula="of:=IF([.E24]=&quot;&quot;;&quot;&quot;;&quot;'&quot;&amp;[.E$1]&amp;&quot;': '&quot;&amp;[.E24]&amp;&quot;', &quot;)" office:value-type="string" office:string-value="'gen': 'fem', " calcext:value-type="string">
            <text:p>'gen': 'fem', </text:p>
          </table:table-cell>
          <table:table-cell table:formula="of:=IF([.F24]=&quot;&quot;;&quot;&quot;;&quot;'&quot;&amp;[.F$1]&amp;&quot;': '&quot;&amp;[.F24]&amp;&quot;', &quot;)" office:value-type="string" office:string-value="'num': 'sing', " calcext:value-type="string">
            <text:p>'num': 'sing', </text:p>
          </table:table-cell>
          <table:table-cell table:formula="of:=IF([.G24]=&quot;&quot;;&quot;&quot;;&quot;'&quot;&amp;[.G$1]&amp;&quot;': '&quot;&amp;[.G24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nuestros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25]&amp;&quot;': {&quot;&amp;COM.MICROSOFT.CONCAT([.I25:.N25])&amp;&quot;},&quot;" office:value-type="string" office:string-value="'nuestros': {'lemma': 'nuestro', 'possesor': 'nosotros', 'label': 'nosotr@s', 'gen': 'masc', 'num': 'pl', 'possessed': 'los', }," calcext:value-type="string">
            <text:p>'nuestros': {'lemma': 'nuestro', 'possesor': 'nosotros', 'label': 'nosotr@s', 'gen': 'masc', 'num': 'pl', 'possessed': 'los', },</text:p>
          </table:table-cell>
          <table:table-cell table:formula="of:=IF([.B25]=&quot;&quot;;&quot;&quot;;&quot;'&quot;&amp;[.B$1]&amp;&quot;': '&quot;&amp;[.B25]&amp;&quot;', &quot;)" office:value-type="string" office:string-value="'lemma': 'nuestro', " calcext:value-type="string">
            <text:p>'lemma': 'nuestro', </text:p>
          </table:table-cell>
          <table:table-cell table:formula="of:=IF([.C25]=&quot;&quot;;&quot;&quot;;&quot;'&quot;&amp;[.C$1]&amp;&quot;': '&quot;&amp;[.C25]&amp;&quot;', &quot;)" office:value-type="string" office:string-value="'possesor': 'nosotros', " calcext:value-type="string">
            <text:p>'possesor': 'nosotros', </text:p>
          </table:table-cell>
          <table:table-cell table:formula="of:=IF([.D25]=&quot;&quot;;&quot;&quot;;&quot;'&quot;&amp;[.D$1]&amp;&quot;': '&quot;&amp;[.D25]&amp;&quot;', &quot;)" office:value-type="string" office:string-value="'label': 'nosotr@s', " calcext:value-type="string">
            <text:p>'label': 'nosotr@s', </text:p>
          </table:table-cell>
          <table:table-cell table:formula="of:=IF([.E25]=&quot;&quot;;&quot;&quot;;&quot;'&quot;&amp;[.E$1]&amp;&quot;': '&quot;&amp;[.E25]&amp;&quot;', &quot;)" office:value-type="string" office:string-value="'gen': 'masc', " calcext:value-type="string">
            <text:p>'gen': 'masc', </text:p>
          </table:table-cell>
          <table:table-cell table:formula="of:=IF([.F25]=&quot;&quot;;&quot;&quot;;&quot;'&quot;&amp;[.F$1]&amp;&quot;': '&quot;&amp;[.F25]&amp;&quot;', &quot;)" office:value-type="string" office:string-value="'num': 'pl', " calcext:value-type="string">
            <text:p>'num': 'pl', </text:p>
          </table:table-cell>
          <table:table-cell table:formula="of:=IF([.G25]=&quot;&quot;;&quot;&quot;;&quot;'&quot;&amp;[.G$1]&amp;&quot;': '&quot;&amp;[.G25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nuestras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n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26]&amp;&quot;': {&quot;&amp;COM.MICROSOFT.CONCAT([.I26:.N26])&amp;&quot;},&quot;" office:value-type="string" office:string-value="'nuestras': {'lemma': 'nuestro', 'possesor': 'nosotros', 'label': 'nosotr@s', 'gen': 'fem', 'num': 'pl', 'possessed': 'las', }," calcext:value-type="string">
            <text:p>'nuestras': {'lemma': 'nuestro', 'possesor': 'nosotros', 'label': 'nosotr@s', 'gen': 'fem', 'num': 'pl', 'possessed': 'las', },</text:p>
          </table:table-cell>
          <table:table-cell table:formula="of:=IF([.B26]=&quot;&quot;;&quot;&quot;;&quot;'&quot;&amp;[.B$1]&amp;&quot;': '&quot;&amp;[.B26]&amp;&quot;', &quot;)" office:value-type="string" office:string-value="'lemma': 'nuestro', " calcext:value-type="string">
            <text:p>'lemma': 'nuestro', </text:p>
          </table:table-cell>
          <table:table-cell table:formula="of:=IF([.C26]=&quot;&quot;;&quot;&quot;;&quot;'&quot;&amp;[.C$1]&amp;&quot;': '&quot;&amp;[.C26]&amp;&quot;', &quot;)" office:value-type="string" office:string-value="'possesor': 'nosotros', " calcext:value-type="string">
            <text:p>'possesor': 'nosotros', </text:p>
          </table:table-cell>
          <table:table-cell table:formula="of:=IF([.D26]=&quot;&quot;;&quot;&quot;;&quot;'&quot;&amp;[.D$1]&amp;&quot;': '&quot;&amp;[.D26]&amp;&quot;', &quot;)" office:value-type="string" office:string-value="'label': 'nosotr@s', " calcext:value-type="string">
            <text:p>'label': 'nosotr@s', </text:p>
          </table:table-cell>
          <table:table-cell table:formula="of:=IF([.E26]=&quot;&quot;;&quot;&quot;;&quot;'&quot;&amp;[.E$1]&amp;&quot;': '&quot;&amp;[.E26]&amp;&quot;', &quot;)" office:value-type="string" office:string-value="'gen': 'fem', " calcext:value-type="string">
            <text:p>'gen': 'fem', </text:p>
          </table:table-cell>
          <table:table-cell table:formula="of:=IF([.F26]=&quot;&quot;;&quot;&quot;;&quot;'&quot;&amp;[.F$1]&amp;&quot;': '&quot;&amp;[.F26]&amp;&quot;', &quot;)" office:value-type="string" office:string-value="'num': 'pl', " calcext:value-type="string">
            <text:p>'num': 'pl', </text:p>
          </table:table-cell>
          <table:table-cell table:formula="of:=IF([.G26]=&quot;&quot;;&quot;&quot;;&quot;'&quot;&amp;[.G$1]&amp;&quot;': '&quot;&amp;[.G26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2"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27]&amp;&quot;': {&quot;&amp;COM.MICROSOFT.CONCAT([.I27:.N27])&amp;&quot;},&quot;" office:value-type="string" office:string-value="'vuestro': {'lemma': 'vuestro', 'possesor': 'vosotros', 'label': 'vosotr@s', 'gen': 'masc', 'num': 'sing', 'possessed': 'el', }," calcext:value-type="string">
            <text:p>'vuestro': {'lemma': 'vuestro', 'possesor': 'vosotros', 'label': 'vosotr@s', 'gen': 'masc', 'num': 'sing', 'possessed': 'el', },</text:p>
          </table:table-cell>
          <table:table-cell table:formula="of:=IF([.B27]=&quot;&quot;;&quot;&quot;;&quot;'&quot;&amp;[.B$1]&amp;&quot;': '&quot;&amp;[.B27]&amp;&quot;', &quot;)" office:value-type="string" office:string-value="'lemma': 'vuestro', " calcext:value-type="string">
            <text:p>'lemma': 'vuestro', </text:p>
          </table:table-cell>
          <table:table-cell table:formula="of:=IF([.C27]=&quot;&quot;;&quot;&quot;;&quot;'&quot;&amp;[.C$1]&amp;&quot;': '&quot;&amp;[.C27]&amp;&quot;', &quot;)" office:value-type="string" office:string-value="'possesor': 'vosotros', " calcext:value-type="string">
            <text:p>'possesor': 'vosotros', </text:p>
          </table:table-cell>
          <table:table-cell table:formula="of:=IF([.D27]=&quot;&quot;;&quot;&quot;;&quot;'&quot;&amp;[.D$1]&amp;&quot;': '&quot;&amp;[.D27]&amp;&quot;', &quot;)" office:value-type="string" office:string-value="'label': 'vosotr@s', " calcext:value-type="string">
            <text:p>'label': 'vosotr@s', </text:p>
          </table:table-cell>
          <table:table-cell table:formula="of:=IF([.E27]=&quot;&quot;;&quot;&quot;;&quot;'&quot;&amp;[.E$1]&amp;&quot;': '&quot;&amp;[.E27]&amp;&quot;', &quot;)" office:value-type="string" office:string-value="'gen': 'masc', " calcext:value-type="string">
            <text:p>'gen': 'masc', </text:p>
          </table:table-cell>
          <table:table-cell table:formula="of:=IF([.F27]=&quot;&quot;;&quot;&quot;;&quot;'&quot;&amp;[.F$1]&amp;&quot;': '&quot;&amp;[.F27]&amp;&quot;', &quot;)" office:value-type="string" office:string-value="'num': 'sing', " calcext:value-type="string">
            <text:p>'num': 'sing', </text:p>
          </table:table-cell>
          <table:table-cell table:formula="of:=IF([.G27]=&quot;&quot;;&quot;&quot;;&quot;'&quot;&amp;[.G$1]&amp;&quot;': '&quot;&amp;[.G27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office:value-type="string" calcext:value-type="string">
            <text:p>vuestra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28]&amp;&quot;': {&quot;&amp;COM.MICROSOFT.CONCAT([.I28:.N28])&amp;&quot;},&quot;" office:value-type="string" office:string-value="'vuestra': {'lemma': 'vuestro', 'possesor': 'vosotros', 'label': 'vosotr@s', 'gen': 'fem', 'num': 'sing', 'possessed': 'la', }," calcext:value-type="string">
            <text:p>'vuestra': {'lemma': 'vuestro', 'possesor': 'vosotros', 'label': 'vosotr@s', 'gen': 'fem', 'num': 'sing', 'possessed': 'la', },</text:p>
          </table:table-cell>
          <table:table-cell table:formula="of:=IF([.B28]=&quot;&quot;;&quot;&quot;;&quot;'&quot;&amp;[.B$1]&amp;&quot;': '&quot;&amp;[.B28]&amp;&quot;', &quot;)" office:value-type="string" office:string-value="'lemma': 'vuestro', " calcext:value-type="string">
            <text:p>'lemma': 'vuestro', </text:p>
          </table:table-cell>
          <table:table-cell table:formula="of:=IF([.C28]=&quot;&quot;;&quot;&quot;;&quot;'&quot;&amp;[.C$1]&amp;&quot;': '&quot;&amp;[.C28]&amp;&quot;', &quot;)" office:value-type="string" office:string-value="'possesor': 'vosotros', " calcext:value-type="string">
            <text:p>'possesor': 'vosotros', </text:p>
          </table:table-cell>
          <table:table-cell table:formula="of:=IF([.D28]=&quot;&quot;;&quot;&quot;;&quot;'&quot;&amp;[.D$1]&amp;&quot;': '&quot;&amp;[.D28]&amp;&quot;', &quot;)" office:value-type="string" office:string-value="'label': 'vosotr@s', " calcext:value-type="string">
            <text:p>'label': 'vosotr@s', </text:p>
          </table:table-cell>
          <table:table-cell table:formula="of:=IF([.E28]=&quot;&quot;;&quot;&quot;;&quot;'&quot;&amp;[.E$1]&amp;&quot;': '&quot;&amp;[.E28]&amp;&quot;', &quot;)" office:value-type="string" office:string-value="'gen': 'fem', " calcext:value-type="string">
            <text:p>'gen': 'fem', </text:p>
          </table:table-cell>
          <table:table-cell table:formula="of:=IF([.F28]=&quot;&quot;;&quot;&quot;;&quot;'&quot;&amp;[.F$1]&amp;&quot;': '&quot;&amp;[.F28]&amp;&quot;', &quot;)" office:value-type="string" office:string-value="'num': 'sing', " calcext:value-type="string">
            <text:p>'num': 'sing', </text:p>
          </table:table-cell>
          <table:table-cell table:formula="of:=IF([.G28]=&quot;&quot;;&quot;&quot;;&quot;'&quot;&amp;[.G$1]&amp;&quot;': '&quot;&amp;[.G28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office:value-type="string" calcext:value-type="string">
            <text:p>vuestros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29]&amp;&quot;': {&quot;&amp;COM.MICROSOFT.CONCAT([.I29:.N29])&amp;&quot;},&quot;" office:value-type="string" office:string-value="'vuestros': {'lemma': 'vuestro', 'possesor': 'vosotros', 'label': 'vosotr@s', 'gen': 'masc', 'num': 'pl', 'possessed': 'los', }," calcext:value-type="string">
            <text:p>'vuestros': {'lemma': 'vuestro', 'possesor': 'vosotros', 'label': 'vosotr@s', 'gen': 'masc', 'num': 'pl', 'possessed': 'los', },</text:p>
          </table:table-cell>
          <table:table-cell table:formula="of:=IF([.B29]=&quot;&quot;;&quot;&quot;;&quot;'&quot;&amp;[.B$1]&amp;&quot;': '&quot;&amp;[.B29]&amp;&quot;', &quot;)" office:value-type="string" office:string-value="'lemma': 'vuestro', " calcext:value-type="string">
            <text:p>'lemma': 'vuestro', </text:p>
          </table:table-cell>
          <table:table-cell table:formula="of:=IF([.C29]=&quot;&quot;;&quot;&quot;;&quot;'&quot;&amp;[.C$1]&amp;&quot;': '&quot;&amp;[.C29]&amp;&quot;', &quot;)" office:value-type="string" office:string-value="'possesor': 'vosotros', " calcext:value-type="string">
            <text:p>'possesor': 'vosotros', </text:p>
          </table:table-cell>
          <table:table-cell table:formula="of:=IF([.D29]=&quot;&quot;;&quot;&quot;;&quot;'&quot;&amp;[.D$1]&amp;&quot;': '&quot;&amp;[.D29]&amp;&quot;', &quot;)" office:value-type="string" office:string-value="'label': 'vosotr@s', " calcext:value-type="string">
            <text:p>'label': 'vosotr@s', </text:p>
          </table:table-cell>
          <table:table-cell table:formula="of:=IF([.E29]=&quot;&quot;;&quot;&quot;;&quot;'&quot;&amp;[.E$1]&amp;&quot;': '&quot;&amp;[.E29]&amp;&quot;', &quot;)" office:value-type="string" office:string-value="'gen': 'masc', " calcext:value-type="string">
            <text:p>'gen': 'masc', </text:p>
          </table:table-cell>
          <table:table-cell table:formula="of:=IF([.F29]=&quot;&quot;;&quot;&quot;;&quot;'&quot;&amp;[.F$1]&amp;&quot;': '&quot;&amp;[.F29]&amp;&quot;', &quot;)" office:value-type="string" office:string-value="'num': 'pl', " calcext:value-type="string">
            <text:p>'num': 'pl', </text:p>
          </table:table-cell>
          <table:table-cell table:formula="of:=IF([.G29]=&quot;&quot;;&quot;&quot;;&quot;'&quot;&amp;[.G$1]&amp;&quot;': '&quot;&amp;[.G29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office:value-type="string" calcext:value-type="string">
            <text:p>vuestras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vosotros</text:p>
          </table:table-cell>
          <table:table-cell office:value-type="string" calcext:value-type="string">
            <text:p>vosotr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30]&amp;&quot;': {&quot;&amp;COM.MICROSOFT.CONCAT([.I30:.N30])&amp;&quot;},&quot;" office:value-type="string" office:string-value="'vuestras': {'lemma': 'vuestro', 'possesor': 'vosotros', 'label': 'vosotr@s', 'gen': 'fem', 'num': 'pl', 'possessed': 'las', }," calcext:value-type="string">
            <text:p>'vuestras': {'lemma': 'vuestro', 'possesor': 'vosotros', 'label': 'vosotr@s', 'gen': 'fem', 'num': 'pl', 'possessed': 'las', },</text:p>
          </table:table-cell>
          <table:table-cell table:formula="of:=IF([.B30]=&quot;&quot;;&quot;&quot;;&quot;'&quot;&amp;[.B$1]&amp;&quot;': '&quot;&amp;[.B30]&amp;&quot;', &quot;)" office:value-type="string" office:string-value="'lemma': 'vuestro', " calcext:value-type="string">
            <text:p>'lemma': 'vuestro', </text:p>
          </table:table-cell>
          <table:table-cell table:formula="of:=IF([.C30]=&quot;&quot;;&quot;&quot;;&quot;'&quot;&amp;[.C$1]&amp;&quot;': '&quot;&amp;[.C30]&amp;&quot;', &quot;)" office:value-type="string" office:string-value="'possesor': 'vosotros', " calcext:value-type="string">
            <text:p>'possesor': 'vosotros', </text:p>
          </table:table-cell>
          <table:table-cell table:formula="of:=IF([.D30]=&quot;&quot;;&quot;&quot;;&quot;'&quot;&amp;[.D$1]&amp;&quot;': '&quot;&amp;[.D30]&amp;&quot;', &quot;)" office:value-type="string" office:string-value="'label': 'vosotr@s', " calcext:value-type="string">
            <text:p>'label': 'vosotr@s', </text:p>
          </table:table-cell>
          <table:table-cell table:formula="of:=IF([.E30]=&quot;&quot;;&quot;&quot;;&quot;'&quot;&amp;[.E$1]&amp;&quot;': '&quot;&amp;[.E30]&amp;&quot;', &quot;)" office:value-type="string" office:string-value="'gen': 'fem', " calcext:value-type="string">
            <text:p>'gen': 'fem', </text:p>
          </table:table-cell>
          <table:table-cell table:formula="of:=IF([.F30]=&quot;&quot;;&quot;&quot;;&quot;'&quot;&amp;[.F$1]&amp;&quot;': '&quot;&amp;[.F30]&amp;&quot;', &quot;)" office:value-type="string" office:string-value="'num': 'pl', " calcext:value-type="string">
            <text:p>'num': 'pl', </text:p>
          </table:table-cell>
          <table:table-cell table:formula="of:=IF([.G30]=&quot;&quot;;&quot;&quot;;&quot;'&quot;&amp;[.G$1]&amp;&quot;': '&quot;&amp;[.G30]&amp;&quot;', &quot;)" office:value-type="string" office:string-value="'possessed': 'las', " calcext:value-type="string">
            <text:p>'possessed': 'las', 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formula="of:=IF([.B31]=&quot;&quot;;&quot;&quot;;&quot;'&quot;&amp;[.B$1]&amp;&quot;': '&quot;&amp;[.B31]&amp;&quot;', &quot;)">
            <text:p/>
          </table:table-cell>
          <table:table-cell table:formula="of:=IF([.C31]=&quot;&quot;;&quot;&quot;;&quot;'&quot;&amp;[.C$1]&amp;&quot;': '&quot;&amp;[.C31]&amp;&quot;', &quot;)">
            <text:p/>
          </table:table-cell>
          <table:table-cell table:formula="of:=IF([.D31]=&quot;&quot;;&quot;&quot;;&quot;'&quot;&amp;[.D$1]&amp;&quot;': '&quot;&amp;[.D31]&amp;&quot;', &quot;)">
            <text:p/>
          </table:table-cell>
          <table:table-cell table:formula="of:=IF([.E31]=&quot;&quot;;&quot;&quot;;&quot;'&quot;&amp;[.E$1]&amp;&quot;': '&quot;&amp;[.E31]&amp;&quot;', &quot;)">
            <text:p/>
          </table:table-cell>
          <table:table-cell table:formula="of:=IF([.F31]=&quot;&quot;;&quot;&quot;;&quot;'&quot;&amp;[.F$1]&amp;&quot;': '&quot;&amp;[.F31]&amp;&quot;', &quot;)">
            <text:p/>
          </table:table-cell>
          <table:table-cell table:formula="of:=IF([.G31]=&quot;&quot;;&quot;&quot;;&quot;'&quot;&amp;[.G$1]&amp;&quot;': '&quot;&amp;[.G31]&amp;&quot;', &quot;)">
            <text:p/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formula="of:=IF([.B32]=&quot;&quot;;&quot;&quot;;&quot;'&quot;&amp;[.B$1]&amp;&quot;': '&quot;&amp;[.B32]&amp;&quot;', &quot;)">
            <text:p/>
          </table:table-cell>
          <table:table-cell table:formula="of:=IF([.C32]=&quot;&quot;;&quot;&quot;;&quot;'&quot;&amp;[.C$1]&amp;&quot;': '&quot;&amp;[.C32]&amp;&quot;', &quot;)">
            <text:p/>
          </table:table-cell>
          <table:table-cell table:formula="of:=IF([.D32]=&quot;&quot;;&quot;&quot;;&quot;'&quot;&amp;[.D$1]&amp;&quot;': '&quot;&amp;[.D32]&amp;&quot;', &quot;)">
            <text:p/>
          </table:table-cell>
          <table:table-cell table:formula="of:=IF([.E32]=&quot;&quot;;&quot;&quot;;&quot;'&quot;&amp;[.E$1]&amp;&quot;': '&quot;&amp;[.E32]&amp;&quot;', &quot;)">
            <text:p/>
          </table:table-cell>
          <table:table-cell table:formula="of:=IF([.F32]=&quot;&quot;;&quot;&quot;;&quot;'&quot;&amp;[.F$1]&amp;&quot;': '&quot;&amp;[.F32]&amp;&quot;', &quot;)">
            <text:p/>
          </table:table-cell>
          <table:table-cell table:formula="of:=IF([.G32]=&quot;&quot;;&quot;&quot;;&quot;'&quot;&amp;[.G$1]&amp;&quot;': '&quot;&amp;[.G32]&amp;&quot;', &quot;)">
            <text:p/>
          </table:table-cell>
        </table:table-row>
        <table:table-row table:style-name="ro1">
          <table:table-cell table:number-columns-repeated="2" table:style-name="ce5" office:value-type="string" calcext:value-type="string">
            <text:p>su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/>
          <table:table-cell office:value-type="string" calcext:value-type="string">
            <text:p>sing</text:p>
          </table:table-cell>
          <table:table-cell table:style-name="ce9" office:value-type="string" calcext:value-type="string">
            <text:p>3S</text:p>
          </table:table-cell>
          <table:table-cell table:formula="of:=&quot;'&quot;&amp;[.A33]&amp;&quot;': {&quot;&amp;COM.MICROSOFT.CONCAT([.I33:.N33])&amp;&quot;},&quot;" office:value-type="string" office:string-value="'su': {'lemma': 'su', 'possesor': 'él', 'label': 'él/ella/ell@s', 'num': 'sing', 'possessed': '3S', }," calcext:value-type="string">
            <text:p>'su': {'lemma': 'su', 'possesor': 'él', 'label': 'él/ella/ell@s', 'num': 'sing', 'possessed': '3S', },</text:p>
          </table:table-cell>
          <table:table-cell table:formula="of:=IF([.B33]=&quot;&quot;;&quot;&quot;;&quot;'&quot;&amp;[.B$1]&amp;&quot;': '&quot;&amp;[.B33]&amp;&quot;', &quot;)" office:value-type="string" office:string-value="'lemma': 'su', " calcext:value-type="string">
            <text:p>'lemma': 'su', </text:p>
          </table:table-cell>
          <table:table-cell table:formula="of:=IF([.C33]=&quot;&quot;;&quot;&quot;;&quot;'&quot;&amp;[.C$1]&amp;&quot;': '&quot;&amp;[.C33]&amp;&quot;', &quot;)" office:value-type="string" office:string-value="'possesor': 'él', " calcext:value-type="string">
            <text:p>'possesor': 'él', </text:p>
          </table:table-cell>
          <table:table-cell table:formula="of:=IF([.D33]=&quot;&quot;;&quot;&quot;;&quot;'&quot;&amp;[.D$1]&amp;&quot;': '&quot;&amp;[.D33]&amp;&quot;', &quot;)" office:value-type="string" office:string-value="'label': 'él/ella/ell@s', " calcext:value-type="string">
            <text:p>'label': 'él/ella/ell@s', </text:p>
          </table:table-cell>
          <table:table-cell table:formula="of:=IF([.E33]=&quot;&quot;;&quot;&quot;;&quot;'&quot;&amp;[.E$1]&amp;&quot;': '&quot;&amp;[.E33]&amp;&quot;', &quot;)">
            <text:p/>
          </table:table-cell>
          <table:table-cell table:formula="of:=IF([.F33]=&quot;&quot;;&quot;&quot;;&quot;'&quot;&amp;[.F$1]&amp;&quot;': '&quot;&amp;[.F33]&amp;&quot;', &quot;)" office:value-type="string" office:string-value="'num': 'sing', " calcext:value-type="string">
            <text:p>'num': 'sing', </text:p>
          </table:table-cell>
          <table:table-cell table:formula="of:=IF([.G33]=&quot;&quot;;&quot;&quot;;&quot;'&quot;&amp;[.G$1]&amp;&quot;': '&quot;&amp;[.G33]&amp;&quot;', &quot;)" office:value-type="string" office:string-value="'possessed': '3S', " calcext:value-type="string">
            <text:p>'possessed': '3S', </text:p>
          </table:table-cell>
        </table:table-row>
        <table:table-row table:style-name="ro1">
          <table:table-cell table:style-name="ce5" office:value-type="string" calcext:value-type="string">
            <text:p>sus</text:p>
          </table:table-cell>
          <table:table-cell table:style-name="ce5" office:value-type="string" calcext:value-type="string">
            <text:p>su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/>
          <table:table-cell office:value-type="string" calcext:value-type="string">
            <text:p>pl</text:p>
          </table:table-cell>
          <table:table-cell table:style-name="ce9" office:value-type="string" calcext:value-type="string">
            <text:p>3P</text:p>
          </table:table-cell>
          <table:table-cell table:formula="of:=&quot;'&quot;&amp;[.A34]&amp;&quot;': {&quot;&amp;COM.MICROSOFT.CONCAT([.I34:.N34])&amp;&quot;},&quot;" office:value-type="string" office:string-value="'sus': {'lemma': 'su', 'possesor': 'él', 'label': 'él/ella/ell@s', 'num': 'pl', 'possessed': '3P', }," calcext:value-type="string">
            <text:p>'sus': {'lemma': 'su', 'possesor': 'él', 'label': 'él/ella/ell@s', 'num': 'pl', 'possessed': '3P', },</text:p>
          </table:table-cell>
          <table:table-cell table:formula="of:=IF([.B34]=&quot;&quot;;&quot;&quot;;&quot;'&quot;&amp;[.B$1]&amp;&quot;': '&quot;&amp;[.B34]&amp;&quot;', &quot;)" office:value-type="string" office:string-value="'lemma': 'su', " calcext:value-type="string">
            <text:p>'lemma': 'su', </text:p>
          </table:table-cell>
          <table:table-cell table:formula="of:=IF([.C34]=&quot;&quot;;&quot;&quot;;&quot;'&quot;&amp;[.C$1]&amp;&quot;': '&quot;&amp;[.C34]&amp;&quot;', &quot;)" office:value-type="string" office:string-value="'possesor': 'él', " calcext:value-type="string">
            <text:p>'possesor': 'él', </text:p>
          </table:table-cell>
          <table:table-cell table:formula="of:=IF([.D34]=&quot;&quot;;&quot;&quot;;&quot;'&quot;&amp;[.D$1]&amp;&quot;': '&quot;&amp;[.D34]&amp;&quot;', &quot;)" office:value-type="string" office:string-value="'label': 'él/ella/ell@s', " calcext:value-type="string">
            <text:p>'label': 'él/ella/ell@s', </text:p>
          </table:table-cell>
          <table:table-cell table:formula="of:=IF([.E34]=&quot;&quot;;&quot;&quot;;&quot;'&quot;&amp;[.E$1]&amp;&quot;': '&quot;&amp;[.E34]&amp;&quot;', &quot;)">
            <text:p/>
          </table:table-cell>
          <table:table-cell table:formula="of:=IF([.F34]=&quot;&quot;;&quot;&quot;;&quot;'&quot;&amp;[.F$1]&amp;&quot;': '&quot;&amp;[.F34]&amp;&quot;', &quot;)" office:value-type="string" office:string-value="'num': 'pl', " calcext:value-type="string">
            <text:p>'num': 'pl', </text:p>
          </table:table-cell>
          <table:table-cell table:formula="of:=IF([.G34]=&quot;&quot;;&quot;&quot;;&quot;'&quot;&amp;[.G$1]&amp;&quot;': '&quot;&amp;[.G34]&amp;&quot;', &quot;)" office:value-type="string" office:string-value="'possessed': '3P', " calcext:value-type="string">
            <text:p>'possessed': '3P', </text:p>
          </table:table-cell>
        </table:table-row>
        <table:table-row table:style-name="ro1">
          <table:table-cell table:number-columns-repeated="2" table:style-name="ce5" office:value-type="string" calcext:value-type="string">
            <text:p>suyo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el</text:p>
          </table:table-cell>
          <table:table-cell table:formula="of:=&quot;'&quot;&amp;[.A35]&amp;&quot;': {&quot;&amp;COM.MICROSOFT.CONCAT([.I35:.N35])&amp;&quot;},&quot;" office:value-type="string" office:string-value="'suyo': {'lemma': 'suyo', 'possesor': 'él', 'label': 'él/ella/ell@s', 'gen': 'masc', 'num': 'sing', 'possessed': 'el', }," calcext:value-type="string">
            <text:p>'suyo': {'lemma': 'suyo', 'possesor': 'él', 'label': 'él/ella/ell@s', 'gen': 'masc', 'num': 'sing', 'possessed': 'el', },</text:p>
          </table:table-cell>
          <table:table-cell table:formula="of:=IF([.B35]=&quot;&quot;;&quot;&quot;;&quot;'&quot;&amp;[.B$1]&amp;&quot;': '&quot;&amp;[.B35]&amp;&quot;', &quot;)" office:value-type="string" office:string-value="'lemma': 'suyo', " calcext:value-type="string">
            <text:p>'lemma': 'suyo', </text:p>
          </table:table-cell>
          <table:table-cell table:formula="of:=IF([.C35]=&quot;&quot;;&quot;&quot;;&quot;'&quot;&amp;[.C$1]&amp;&quot;': '&quot;&amp;[.C35]&amp;&quot;', &quot;)" office:value-type="string" office:string-value="'possesor': 'él', " calcext:value-type="string">
            <text:p>'possesor': 'él', </text:p>
          </table:table-cell>
          <table:table-cell table:formula="of:=IF([.D35]=&quot;&quot;;&quot;&quot;;&quot;'&quot;&amp;[.D$1]&amp;&quot;': '&quot;&amp;[.D35]&amp;&quot;', &quot;)" office:value-type="string" office:string-value="'label': 'él/ella/ell@s', " calcext:value-type="string">
            <text:p>'label': 'él/ella/ell@s', </text:p>
          </table:table-cell>
          <table:table-cell table:formula="of:=IF([.E35]=&quot;&quot;;&quot;&quot;;&quot;'&quot;&amp;[.E$1]&amp;&quot;': '&quot;&amp;[.E35]&amp;&quot;', &quot;)" office:value-type="string" office:string-value="'gen': 'masc', " calcext:value-type="string">
            <text:p>'gen': 'masc', </text:p>
          </table:table-cell>
          <table:table-cell table:formula="of:=IF([.F35]=&quot;&quot;;&quot;&quot;;&quot;'&quot;&amp;[.F$1]&amp;&quot;': '&quot;&amp;[.F35]&amp;&quot;', &quot;)" office:value-type="string" office:string-value="'num': 'sing', " calcext:value-type="string">
            <text:p>'num': 'sing', </text:p>
          </table:table-cell>
          <table:table-cell table:formula="of:=IF([.G35]=&quot;&quot;;&quot;&quot;;&quot;'&quot;&amp;[.G$1]&amp;&quot;': '&quot;&amp;[.G35]&amp;&quot;', &quot;)" office:value-type="string" office:string-value="'possessed': 'el', " calcext:value-type="string">
            <text:p>'possessed': 'el', </text:p>
          </table:table-cell>
        </table:table-row>
        <table:table-row table:style-name="ro1">
          <table:table-cell table:style-name="ce5" office:value-type="string" calcext:value-type="string">
            <text:p>suya</text:p>
          </table:table-cell>
          <table:table-cell table:style-name="ce5" office:value-type="string" calcext:value-type="string">
            <text:p>suyo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 table:style-name="ce9" office:value-type="string" calcext:value-type="string">
            <text:p>la</text:p>
          </table:table-cell>
          <table:table-cell table:formula="of:=&quot;'&quot;&amp;[.A36]&amp;&quot;': {&quot;&amp;COM.MICROSOFT.CONCAT([.I36:.N36])&amp;&quot;},&quot;" office:value-type="string" office:string-value="'suya': {'lemma': 'suyo', 'possesor': 'él', 'label': 'él/ella/ell@s', 'gen': 'fem', 'num': 'sing', 'possessed': 'la', }," calcext:value-type="string">
            <text:p>'suya': {'lemma': 'suyo', 'possesor': 'él', 'label': 'él/ella/ell@s', 'gen': 'fem', 'num': 'sing', 'possessed': 'la', },</text:p>
          </table:table-cell>
          <table:table-cell table:formula="of:=IF([.B36]=&quot;&quot;;&quot;&quot;;&quot;'&quot;&amp;[.B$1]&amp;&quot;': '&quot;&amp;[.B36]&amp;&quot;', &quot;)" office:value-type="string" office:string-value="'lemma': 'suyo', " calcext:value-type="string">
            <text:p>'lemma': 'suyo', </text:p>
          </table:table-cell>
          <table:table-cell table:formula="of:=IF([.C36]=&quot;&quot;;&quot;&quot;;&quot;'&quot;&amp;[.C$1]&amp;&quot;': '&quot;&amp;[.C36]&amp;&quot;', &quot;)" office:value-type="string" office:string-value="'possesor': 'él', " calcext:value-type="string">
            <text:p>'possesor': 'él', </text:p>
          </table:table-cell>
          <table:table-cell table:formula="of:=IF([.D36]=&quot;&quot;;&quot;&quot;;&quot;'&quot;&amp;[.D$1]&amp;&quot;': '&quot;&amp;[.D36]&amp;&quot;', &quot;)" office:value-type="string" office:string-value="'label': 'él/ella/ell@s', " calcext:value-type="string">
            <text:p>'label': 'él/ella/ell@s', </text:p>
          </table:table-cell>
          <table:table-cell table:formula="of:=IF([.E36]=&quot;&quot;;&quot;&quot;;&quot;'&quot;&amp;[.E$1]&amp;&quot;': '&quot;&amp;[.E36]&amp;&quot;', &quot;)" office:value-type="string" office:string-value="'gen': 'fem', " calcext:value-type="string">
            <text:p>'gen': 'fem', </text:p>
          </table:table-cell>
          <table:table-cell table:formula="of:=IF([.F36]=&quot;&quot;;&quot;&quot;;&quot;'&quot;&amp;[.F$1]&amp;&quot;': '&quot;&amp;[.F36]&amp;&quot;', &quot;)" office:value-type="string" office:string-value="'num': 'sing', " calcext:value-type="string">
            <text:p>'num': 'sing', </text:p>
          </table:table-cell>
          <table:table-cell table:formula="of:=IF([.G36]=&quot;&quot;;&quot;&quot;;&quot;'&quot;&amp;[.G$1]&amp;&quot;': '&quot;&amp;[.G36]&amp;&quot;', &quot;)" office:value-type="string" office:string-value="'possessed': 'la', " calcext:value-type="string">
            <text:p>'possessed': 'la', </text:p>
          </table:table-cell>
        </table:table-row>
        <table:table-row table:style-name="ro1">
          <table:table-cell table:style-name="ce5" office:value-type="string" calcext:value-type="string">
            <text:p>suyos</text:p>
          </table:table-cell>
          <table:table-cell table:style-name="ce5" office:value-type="string" calcext:value-type="string">
            <text:p>suyo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os</text:p>
          </table:table-cell>
          <table:table-cell table:formula="of:=&quot;'&quot;&amp;[.A37]&amp;&quot;': {&quot;&amp;COM.MICROSOFT.CONCAT([.I37:.N37])&amp;&quot;},&quot;" office:value-type="string" office:string-value="'suyos': {'lemma': 'suyo', 'possesor': 'él', 'label': 'él/ella/ell@s', 'gen': 'masc', 'num': 'pl', 'possessed': 'los', }," calcext:value-type="string">
            <text:p>'suyos': {'lemma': 'suyo', 'possesor': 'él', 'label': 'él/ella/ell@s', 'gen': 'masc', 'num': 'pl', 'possessed': 'los', },</text:p>
          </table:table-cell>
          <table:table-cell table:formula="of:=IF([.B37]=&quot;&quot;;&quot;&quot;;&quot;'&quot;&amp;[.B$1]&amp;&quot;': '&quot;&amp;[.B37]&amp;&quot;', &quot;)" office:value-type="string" office:string-value="'lemma': 'suyo', " calcext:value-type="string">
            <text:p>'lemma': 'suyo', </text:p>
          </table:table-cell>
          <table:table-cell table:formula="of:=IF([.C37]=&quot;&quot;;&quot;&quot;;&quot;'&quot;&amp;[.C$1]&amp;&quot;': '&quot;&amp;[.C37]&amp;&quot;', &quot;)" office:value-type="string" office:string-value="'possesor': 'él', " calcext:value-type="string">
            <text:p>'possesor': 'él', </text:p>
          </table:table-cell>
          <table:table-cell table:formula="of:=IF([.D37]=&quot;&quot;;&quot;&quot;;&quot;'&quot;&amp;[.D$1]&amp;&quot;': '&quot;&amp;[.D37]&amp;&quot;', &quot;)" office:value-type="string" office:string-value="'label': 'él/ella/ell@s', " calcext:value-type="string">
            <text:p>'label': 'él/ella/ell@s', </text:p>
          </table:table-cell>
          <table:table-cell table:formula="of:=IF([.E37]=&quot;&quot;;&quot;&quot;;&quot;'&quot;&amp;[.E$1]&amp;&quot;': '&quot;&amp;[.E37]&amp;&quot;', &quot;)" office:value-type="string" office:string-value="'gen': 'masc', " calcext:value-type="string">
            <text:p>'gen': 'masc', </text:p>
          </table:table-cell>
          <table:table-cell table:formula="of:=IF([.F37]=&quot;&quot;;&quot;&quot;;&quot;'&quot;&amp;[.F$1]&amp;&quot;': '&quot;&amp;[.F37]&amp;&quot;', &quot;)" office:value-type="string" office:string-value="'num': 'pl', " calcext:value-type="string">
            <text:p>'num': 'pl', </text:p>
          </table:table-cell>
          <table:table-cell table:formula="of:=IF([.G37]=&quot;&quot;;&quot;&quot;;&quot;'&quot;&amp;[.G$1]&amp;&quot;': '&quot;&amp;[.G37]&amp;&quot;', &quot;)" office:value-type="string" office:string-value="'possessed': 'los', " calcext:value-type="string">
            <text:p>'possessed': 'los', </text:p>
          </table:table-cell>
        </table:table-row>
        <table:table-row table:style-name="ro1">
          <table:table-cell table:style-name="ce5" office:value-type="string" calcext:value-type="string">
            <text:p>suyas</text:p>
          </table:table-cell>
          <table:table-cell table:style-name="ce5" office:value-type="string" calcext:value-type="string">
            <text:p>suyo</text:p>
          </table:table-cell>
          <table:table-cell office:value-type="string" calcext:value-type="string">
            <text:p>él</text:p>
          </table:table-cell>
          <table:table-cell office:value-type="string" calcext:value-type="string">
            <text:p>él/ella/ell@s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 table:style-name="ce9" office:value-type="string" calcext:value-type="string">
            <text:p>las</text:p>
          </table:table-cell>
          <table:table-cell table:formula="of:=&quot;'&quot;&amp;[.A38]&amp;&quot;': {&quot;&amp;COM.MICROSOFT.CONCAT([.I38:.N38])&amp;&quot;},&quot;" office:value-type="string" office:string-value="'suyas': {'lemma': 'suyo', 'possesor': 'él', 'label': 'él/ella/ell@s', 'gen': 'fem', 'num': 'pl', 'possessed': 'las', }," calcext:value-type="string">
            <text:p>'suyas': {'lemma': 'suyo', 'possesor': 'él', 'label': 'él/ella/ell@s', 'gen': 'fem', 'num': 'pl', 'possessed': 'las', },</text:p>
          </table:table-cell>
          <table:table-cell table:formula="of:=IF([.B38]=&quot;&quot;;&quot;&quot;;&quot;'&quot;&amp;[.B$1]&amp;&quot;': '&quot;&amp;[.B38]&amp;&quot;', &quot;)" office:value-type="string" office:string-value="'lemma': 'suyo', " calcext:value-type="string">
            <text:p>'lemma': 'suyo', </text:p>
          </table:table-cell>
          <table:table-cell table:formula="of:=IF([.C38]=&quot;&quot;;&quot;&quot;;&quot;'&quot;&amp;[.C$1]&amp;&quot;': '&quot;&amp;[.C38]&amp;&quot;', &quot;)" office:value-type="string" office:string-value="'possesor': 'él', " calcext:value-type="string">
            <text:p>'possesor': 'él', </text:p>
          </table:table-cell>
          <table:table-cell table:formula="of:=IF([.D38]=&quot;&quot;;&quot;&quot;;&quot;'&quot;&amp;[.D$1]&amp;&quot;': '&quot;&amp;[.D38]&amp;&quot;', &quot;)" office:value-type="string" office:string-value="'label': 'él/ella/ell@s', " calcext:value-type="string">
            <text:p>'label': 'él/ella/ell@s', </text:p>
          </table:table-cell>
          <table:table-cell table:formula="of:=IF([.E38]=&quot;&quot;;&quot;&quot;;&quot;'&quot;&amp;[.E$1]&amp;&quot;': '&quot;&amp;[.E38]&amp;&quot;', &quot;)" office:value-type="string" office:string-value="'gen': 'fem', " calcext:value-type="string">
            <text:p>'gen': 'fem', </text:p>
          </table:table-cell>
          <table:table-cell table:formula="of:=IF([.F38]=&quot;&quot;;&quot;&quot;;&quot;'&quot;&amp;[.F$1]&amp;&quot;': '&quot;&amp;[.F38]&amp;&quot;', &quot;)" office:value-type="string" office:string-value="'num': 'pl', " calcext:value-type="string">
            <text:p>'num': 'pl', </text:p>
          </table:table-cell>
          <table:table-cell table:formula="of:=IF([.G38]=&quot;&quot;;&quot;&quot;;&quot;'&quot;&amp;[.G$1]&amp;&quot;': '&quot;&amp;[.G38]&amp;&quot;', &quot;)" office:value-type="string" office:string-value="'possessed': 'las', " calcext:value-type="string">
            <text:p>'possessed': 'las', </text:p>
          </table:table-cell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ersonales" table:style-name="ta1">
        <table:table-column table:style-name="co1" table:number-columns-repeated="4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</text:p>
          </table:table-cell>
          <table:table-cell table:style-name="ce9" office:value-type="string" calcext:value-type="string">
            <text:p>lemma</text:p>
          </table:table-cell>
          <table:table-cell table:style-name="ce6" office:value-type="string" calcext:value-type="string">
            <text:p>ultralemma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label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yo</text:p>
          </table:table-cell>
          <table:table-cell/>
          <table:table-cell table:style-name="ce9"/>
          <table:table-cell table:style-name="Default" office:value-type="string" calcext:value-type="string">
            <text:p>yo</text:p>
          </table:table-cell>
          <table:table-cell table:style-name="Default"/>
          <table:table-cell table:formula="of:=&quot;'&quot;&amp;[.A2]&amp;&quot;': {&quot;&amp;COM.MICROSOFT.CONCAT([.H2:.K2])&amp;&quot;},&quot;" office:value-type="string" office:string-value="'yo': {'lemma': 'yo', 'label': 'yo', }," calcext:value-type="string">
            <text:p>'yo': {'lemma': 'yo', 'label': 'yo', },</text:p>
          </table:table-cell>
          <table:table-cell table:formula="of:=IF([.B2]=&quot;&quot;;&quot;&quot;;&quot;'&quot;&amp;[.B$1]&amp;&quot;': '&quot;&amp;[.B2]&amp;&quot;', &quot;)" office:value-type="string" office:string-value="'lemma': 'yo', " calcext:value-type="string">
            <text:p>'lemma': 'yo', </text:p>
          </table:table-cell>
          <table:table-cell table:formula="of:=IF([.C2]=&quot;&quot;;&quot;&quot;;&quot;'&quot;&amp;[.C$1]&amp;&quot;': '&quot;&amp;[.C2]&amp;&quot;', &quot;)">
            <text:p/>
          </table:table-cell>
          <table:table-cell table:formula="of:=IF([.D2]=&quot;&quot;;&quot;&quot;;&quot;'&quot;&amp;[.D$1]&amp;&quot;': '&quot;&amp;[.D2]&amp;&quot;', &quot;)">
            <text:p/>
          </table:table-cell>
          <table:table-cell table:formula="of:=IF([.E2]=&quot;&quot;;&quot;&quot;;&quot;'&quot;&amp;[.E$1]&amp;&quot;': '&quot;&amp;[.E2]&amp;&quot;', &quot;)" office:value-type="string" office:string-value="'label': 'yo', " calcext:value-type="string">
            <text:p>'label': 'yo', 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/>
          <table:table-cell table:style-name="ce9"/>
          <table:table-cell table:style-name="Default" office:value-type="string" calcext:value-type="string">
            <text:p>tu</text:p>
          </table:table-cell>
          <table:table-cell table:style-name="Default"/>
          <table:table-cell table:formula="of:=&quot;'&quot;&amp;[.A3]&amp;&quot;': {&quot;&amp;COM.MICROSOFT.CONCAT([.H3:.K3])&amp;&quot;},&quot;" office:value-type="string" office:string-value="'tu': {'lemma': 'tu', 'label': 'tu', }," calcext:value-type="string">
            <text:p>'tu': {'lemma': 'tu', 'label': 'tu', },</text:p>
          </table:table-cell>
          <table:table-cell table:formula="of:=IF([.B3]=&quot;&quot;;&quot;&quot;;&quot;'&quot;&amp;[.B$1]&amp;&quot;': '&quot;&amp;[.B3]&amp;&quot;', &quot;)" office:value-type="string" office:string-value="'lemma': 'tu', " calcext:value-type="string">
            <text:p>'lemma': 'tu', </text:p>
          </table:table-cell>
          <table:table-cell table:formula="of:=IF([.C3]=&quot;&quot;;&quot;&quot;;&quot;'&quot;&amp;[.C$1]&amp;&quot;': '&quot;&amp;[.C3]&amp;&quot;', &quot;)">
            <text:p/>
          </table:table-cell>
          <table:table-cell table:formula="of:=IF([.D3]=&quot;&quot;;&quot;&quot;;&quot;'&quot;&amp;[.D$1]&amp;&quot;': '&quot;&amp;[.D3]&amp;&quot;', &quot;)">
            <text:p/>
          </table:table-cell>
          <table:table-cell table:formula="of:=IF([.E3]=&quot;&quot;;&quot;&quot;;&quot;'&quot;&amp;[.E$1]&amp;&quot;': '&quot;&amp;[.E3]&amp;&quot;', &quot;)" office:value-type="string" office:string-value="'label': 'tu', " calcext:value-type="string">
            <text:p>'label': 'tu', </text:p>
          </table:table-cell>
        </table:table-row>
        <table:table-row table:style-name="ro1">
          <table:table-cell office:value-type="string" calcext:value-type="string">
            <text:p>usted</text:p>
          </table:table-cell>
          <table:table-cell office:value-type="string" calcext:value-type="string">
            <text:p>tu</text:p>
          </table:table-cell>
          <table:table-cell/>
          <table:table-cell table:style-name="ce9"/>
          <table:table-cell table:style-name="Default" office:value-type="string" calcext:value-type="string">
            <text:p>usted</text:p>
          </table:table-cell>
          <table:table-cell table:style-name="Default"/>
          <table:table-cell table:formula="of:=&quot;'&quot;&amp;[.A4]&amp;&quot;': {&quot;&amp;COM.MICROSOFT.CONCAT([.H4:.K4])&amp;&quot;},&quot;" office:value-type="string" office:string-value="'usted': {'lemma': 'tu', 'label': 'usted', }," calcext:value-type="string">
            <text:p>'usted': {'lemma': 'tu', 'label': 'usted', },</text:p>
          </table:table-cell>
          <table:table-cell table:formula="of:=IF([.B4]=&quot;&quot;;&quot;&quot;;&quot;'&quot;&amp;[.B$1]&amp;&quot;': '&quot;&amp;[.B4]&amp;&quot;', &quot;)" office:value-type="string" office:string-value="'lemma': 'tu', " calcext:value-type="string">
            <text:p>'lemma': 'tu', </text:p>
          </table:table-cell>
          <table:table-cell table:formula="of:=IF([.C4]=&quot;&quot;;&quot;&quot;;&quot;'&quot;&amp;[.C$1]&amp;&quot;': '&quot;&amp;[.C4]&amp;&quot;', &quot;)">
            <text:p/>
          </table:table-cell>
          <table:table-cell table:formula="of:=IF([.D4]=&quot;&quot;;&quot;&quot;;&quot;'&quot;&amp;[.D$1]&amp;&quot;': '&quot;&amp;[.D4]&amp;&quot;', &quot;)">
            <text:p/>
          </table:table-cell>
          <table:table-cell table:formula="of:=IF([.E4]=&quot;&quot;;&quot;&quot;;&quot;'&quot;&amp;[.E$1]&amp;&quot;': '&quot;&amp;[.E4]&amp;&quot;', &quot;)" office:value-type="string" office:string-value="'label': 'usted', " calcext:value-type="string">
            <text:p>'label': 'usted', </text:p>
          </table:table-cell>
        </table:table-row>
        <table:table-row table:style-name="ro1">
          <table:table-cell table:number-columns-repeated="2" office:value-type="string" calcext:value-type="string">
            <text:p>nosotros</text:p>
          </table:table-cell>
          <table:table-cell/>
          <table:table-cell office:value-type="string" calcext:value-type="string">
            <text:p>masc</text:p>
          </table:table-cell>
          <table:table-cell table:style-name="Default" office:value-type="string" calcext:value-type="string">
            <text:p>nosotros</text:p>
          </table:table-cell>
          <table:table-cell table:style-name="Default"/>
          <table:table-cell table:formula="of:=&quot;'&quot;&amp;[.A5]&amp;&quot;': {&quot;&amp;COM.MICROSOFT.CONCAT([.H5:.K5])&amp;&quot;},&quot;" office:value-type="string" office:string-value="'nosotros': {'lemma': 'nosotros', 'gen': 'masc', 'label': 'nosotros', }," calcext:value-type="string">
            <text:p>'nosotros': {'lemma': 'nosotros', 'gen': 'masc', 'label': 'nosotros', },</text:p>
          </table:table-cell>
          <table:table-cell table:formula="of:=IF([.B5]=&quot;&quot;;&quot;&quot;;&quot;'&quot;&amp;[.B$1]&amp;&quot;': '&quot;&amp;[.B5]&amp;&quot;', &quot;)" office:value-type="string" office:string-value="'lemma': 'nosotros', " calcext:value-type="string">
            <text:p>'lemma': 'nosotros', </text:p>
          </table:table-cell>
          <table:table-cell table:formula="of:=IF([.C5]=&quot;&quot;;&quot;&quot;;&quot;'&quot;&amp;[.C$1]&amp;&quot;': '&quot;&amp;[.C5]&amp;&quot;', &quot;)">
            <text:p/>
          </table:table-cell>
          <table:table-cell table:formula="of:=IF([.D5]=&quot;&quot;;&quot;&quot;;&quot;'&quot;&amp;[.D$1]&amp;&quot;': '&quot;&amp;[.D5]&amp;&quot;', &quot;)" office:value-type="string" office:string-value="'gen': 'masc', " calcext:value-type="string">
            <text:p>'gen': 'masc', </text:p>
          </table:table-cell>
          <table:table-cell table:formula="of:=IF([.E5]=&quot;&quot;;&quot;&quot;;&quot;'&quot;&amp;[.E$1]&amp;&quot;': '&quot;&amp;[.E5]&amp;&quot;', &quot;)" office:value-type="string" office:string-value="'label': 'nosotros', " calcext:value-type="string">
            <text:p>'label': 'nosotros', </text:p>
          </table:table-cell>
        </table:table-row>
        <table:table-row table:style-name="ro1">
          <table:table-cell office:value-type="string" calcext:value-type="string">
            <text:p>nosotras</text:p>
          </table:table-cell>
          <table:table-cell office:value-type="string" calcext:value-type="string">
            <text:p>nosotros</text:p>
          </table:table-cell>
          <table:table-cell/>
          <table:table-cell office:value-type="string" calcext:value-type="string">
            <text:p>fem</text:p>
          </table:table-cell>
          <table:table-cell table:style-name="Default" office:value-type="string" calcext:value-type="string">
            <text:p>nosotras</text:p>
          </table:table-cell>
          <table:table-cell table:style-name="Default"/>
          <table:table-cell table:formula="of:=&quot;'&quot;&amp;[.A6]&amp;&quot;': {&quot;&amp;COM.MICROSOFT.CONCAT([.H6:.K6])&amp;&quot;},&quot;" office:value-type="string" office:string-value="'nosotras': {'lemma': 'nosotros', 'gen': 'fem', 'label': 'nosotras', }," calcext:value-type="string">
            <text:p>'nosotras': {'lemma': 'nosotros', 'gen': 'fem', 'label': 'nosotras', },</text:p>
          </table:table-cell>
          <table:table-cell table:formula="of:=IF([.B6]=&quot;&quot;;&quot;&quot;;&quot;'&quot;&amp;[.B$1]&amp;&quot;': '&quot;&amp;[.B6]&amp;&quot;', &quot;)" office:value-type="string" office:string-value="'lemma': 'nosotros', " calcext:value-type="string">
            <text:p>'lemma': 'nosotros', </text:p>
          </table:table-cell>
          <table:table-cell table:formula="of:=IF([.C6]=&quot;&quot;;&quot;&quot;;&quot;'&quot;&amp;[.C$1]&amp;&quot;': '&quot;&amp;[.C6]&amp;&quot;', &quot;)">
            <text:p/>
          </table:table-cell>
          <table:table-cell table:formula="of:=IF([.D6]=&quot;&quot;;&quot;&quot;;&quot;'&quot;&amp;[.D$1]&amp;&quot;': '&quot;&amp;[.D6]&amp;&quot;', &quot;)" office:value-type="string" office:string-value="'gen': 'fem', " calcext:value-type="string">
            <text:p>'gen': 'fem', </text:p>
          </table:table-cell>
          <table:table-cell table:formula="of:=IF([.E6]=&quot;&quot;;&quot;&quot;;&quot;'&quot;&amp;[.E$1]&amp;&quot;': '&quot;&amp;[.E6]&amp;&quot;', &quot;)" office:value-type="string" office:string-value="'label': 'nosotras', " calcext:value-type="string">
            <text:p>'label': 'nosotras', </text:p>
          </table:table-cell>
        </table:table-row>
        <table:table-row table:style-name="ro1">
          <table:table-cell table:number-columns-repeated="2" office:value-type="string" calcext:value-type="string">
            <text:p>vosotros</text:p>
          </table:table-cell>
          <table:table-cell/>
          <table:table-cell office:value-type="string" calcext:value-type="string">
            <text:p>masc</text:p>
          </table:table-cell>
          <table:table-cell table:style-name="Default" office:value-type="string" calcext:value-type="string">
            <text:p>vosotros</text:p>
          </table:table-cell>
          <table:table-cell table:style-name="Default"/>
          <table:table-cell table:formula="of:=&quot;'&quot;&amp;[.A7]&amp;&quot;': {&quot;&amp;COM.MICROSOFT.CONCAT([.H7:.K7])&amp;&quot;},&quot;" office:value-type="string" office:string-value="'vosotros': {'lemma': 'vosotros', 'gen': 'masc', 'label': 'vosotros', }," calcext:value-type="string">
            <text:p>'vosotros': {'lemma': 'vosotros', 'gen': 'masc', 'label': 'vosotros', },</text:p>
          </table:table-cell>
          <table:table-cell table:formula="of:=IF([.B7]=&quot;&quot;;&quot;&quot;;&quot;'&quot;&amp;[.B$1]&amp;&quot;': '&quot;&amp;[.B7]&amp;&quot;', &quot;)" office:value-type="string" office:string-value="'lemma': 'vosotros', " calcext:value-type="string">
            <text:p>'lemma': 'vosotros', </text:p>
          </table:table-cell>
          <table:table-cell table:formula="of:=IF([.C7]=&quot;&quot;;&quot;&quot;;&quot;'&quot;&amp;[.C$1]&amp;&quot;': '&quot;&amp;[.C7]&amp;&quot;', &quot;)">
            <text:p/>
          </table:table-cell>
          <table:table-cell table:formula="of:=IF([.D7]=&quot;&quot;;&quot;&quot;;&quot;'&quot;&amp;[.D$1]&amp;&quot;': '&quot;&amp;[.D7]&amp;&quot;', &quot;)" office:value-type="string" office:string-value="'gen': 'masc', " calcext:value-type="string">
            <text:p>'gen': 'masc', </text:p>
          </table:table-cell>
          <table:table-cell table:formula="of:=IF([.E7]=&quot;&quot;;&quot;&quot;;&quot;'&quot;&amp;[.E$1]&amp;&quot;': '&quot;&amp;[.E7]&amp;&quot;', &quot;)" office:value-type="string" office:string-value="'label': 'vosotros', " calcext:value-type="string">
            <text:p>'label': 'vosotros', </text:p>
          </table:table-cell>
        </table:table-row>
        <table:table-row table:style-name="ro1">
          <table:table-cell office:value-type="string" calcext:value-type="string">
            <text:p>vosotras</text:p>
          </table:table-cell>
          <table:table-cell office:value-type="string" calcext:value-type="string">
            <text:p>vosotros</text:p>
          </table:table-cell>
          <table:table-cell/>
          <table:table-cell office:value-type="string" calcext:value-type="string">
            <text:p>fem</text:p>
          </table:table-cell>
          <table:table-cell table:style-name="Default" office:value-type="string" calcext:value-type="string">
            <text:p>vosotras</text:p>
          </table:table-cell>
          <table:table-cell table:style-name="Default"/>
          <table:table-cell table:formula="of:=&quot;'&quot;&amp;[.A8]&amp;&quot;': {&quot;&amp;COM.MICROSOFT.CONCAT([.H8:.K8])&amp;&quot;},&quot;" office:value-type="string" office:string-value="'vosotras': {'lemma': 'vosotros', 'gen': 'fem', 'label': 'vosotras', }," calcext:value-type="string">
            <text:p>'vosotras': {'lemma': 'vosotros', 'gen': 'fem', 'label': 'vosotras', },</text:p>
          </table:table-cell>
          <table:table-cell table:formula="of:=IF([.B8]=&quot;&quot;;&quot;&quot;;&quot;'&quot;&amp;[.B$1]&amp;&quot;': '&quot;&amp;[.B8]&amp;&quot;', &quot;)" office:value-type="string" office:string-value="'lemma': 'vosotros', " calcext:value-type="string">
            <text:p>'lemma': 'vosotros', </text:p>
          </table:table-cell>
          <table:table-cell table:formula="of:=IF([.C8]=&quot;&quot;;&quot;&quot;;&quot;'&quot;&amp;[.C$1]&amp;&quot;': '&quot;&amp;[.C8]&amp;&quot;', &quot;)">
            <text:p/>
          </table:table-cell>
          <table:table-cell table:formula="of:=IF([.D8]=&quot;&quot;;&quot;&quot;;&quot;'&quot;&amp;[.D$1]&amp;&quot;': '&quot;&amp;[.D8]&amp;&quot;', &quot;)" office:value-type="string" office:string-value="'gen': 'fem', " calcext:value-type="string">
            <text:p>'gen': 'fem', </text:p>
          </table:table-cell>
          <table:table-cell table:formula="of:=IF([.E8]=&quot;&quot;;&quot;&quot;;&quot;'&quot;&amp;[.E$1]&amp;&quot;': '&quot;&amp;[.E8]&amp;&quot;', &quot;)" office:value-type="string" office:string-value="'label': 'vosotras', " calcext:value-type="string">
            <text:p>'label': 'vosotras', </text:p>
          </table:table-cell>
        </table:table-row>
        <table:table-row table:style-name="ro1">
          <table:table-cell office:value-type="string" calcext:value-type="string">
            <text:p>ustedes</text:p>
          </table:table-cell>
          <table:table-cell office:value-type="string" calcext:value-type="string">
            <text:p>vosotros</text:p>
          </table:table-cell>
          <table:table-cell/>
          <table:table-cell table:style-name="ce9"/>
          <table:table-cell table:style-name="Default" office:value-type="string" calcext:value-type="string">
            <text:p>ustedes</text:p>
          </table:table-cell>
          <table:table-cell table:style-name="Default"/>
          <table:table-cell table:formula="of:=&quot;'&quot;&amp;[.A9]&amp;&quot;': {&quot;&amp;COM.MICROSOFT.CONCAT([.H9:.K9])&amp;&quot;},&quot;" office:value-type="string" office:string-value="'ustedes': {'lemma': 'vosotros', 'label': 'ustedes', }," calcext:value-type="string">
            <text:p>'ustedes': {'lemma': 'vosotros', 'label': 'ustedes', },</text:p>
          </table:table-cell>
          <table:table-cell table:formula="of:=IF([.B9]=&quot;&quot;;&quot;&quot;;&quot;'&quot;&amp;[.B$1]&amp;&quot;': '&quot;&amp;[.B9]&amp;&quot;', &quot;)" office:value-type="string" office:string-value="'lemma': 'vosotros', " calcext:value-type="string">
            <text:p>'lemma': 'vosotros', </text:p>
          </table:table-cell>
          <table:table-cell table:formula="of:=IF([.C9]=&quot;&quot;;&quot;&quot;;&quot;'&quot;&amp;[.C$1]&amp;&quot;': '&quot;&amp;[.C9]&amp;&quot;', &quot;)">
            <text:p/>
          </table:table-cell>
          <table:table-cell table:formula="of:=IF([.D9]=&quot;&quot;;&quot;&quot;;&quot;'&quot;&amp;[.D$1]&amp;&quot;': '&quot;&amp;[.D9]&amp;&quot;', &quot;)">
            <text:p/>
          </table:table-cell>
          <table:table-cell table:formula="of:=IF([.E9]=&quot;&quot;;&quot;&quot;;&quot;'&quot;&amp;[.E$1]&amp;&quot;': '&quot;&amp;[.E9]&amp;&quot;', &quot;)" office:value-type="string" office:string-value="'label': 'ustedes', " calcext:value-type="string">
            <text:p>'label': 'ustedes', </text:p>
          </table:table-cell>
        </table:table-row>
        <table:table-row table:style-name="ro1">
          <table:table-cell table:number-columns-repeated="3"/>
          <table:table-cell table:style-name="ce9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e</text:p>
          </table:table-cell>
          <table:table-cell office:value-type="string" calcext:value-type="string">
            <text:p>yo</text:p>
          </table:table-cell>
          <table:table-cell table:style-name="ce9"/>
          <table:table-cell table:style-name="Default" office:value-type="string" calcext:value-type="string">
            <text:p>yo</text:p>
          </table:table-cell>
          <table:table-cell table:style-name="Default"/>
          <table:table-cell table:formula="of:=&quot;'&quot;&amp;[.A11]&amp;&quot;': {&quot;&amp;COM.MICROSOFT.CONCAT([.H11:.K11])&amp;&quot;},&quot;" office:value-type="string" office:string-value="'me': {'lemma': 'me', 'ultralemma': 'yo', 'label': 'yo', }," calcext:value-type="string">
            <text:p>'me': {'lemma': 'me', 'ultralemma': 'yo', 'label': 'yo', },</text:p>
          </table:table-cell>
          <table:table-cell table:formula="of:=IF([.B11]=&quot;&quot;;&quot;&quot;;&quot;'&quot;&amp;[.B$1]&amp;&quot;': '&quot;&amp;[.B11]&amp;&quot;', &quot;)" office:value-type="string" office:string-value="'lemma': 'me', " calcext:value-type="string">
            <text:p>'lemma': 'me', </text:p>
          </table:table-cell>
          <table:table-cell table:formula="of:=IF([.C11]=&quot;&quot;;&quot;&quot;;&quot;'&quot;&amp;[.C$1]&amp;&quot;': '&quot;&amp;[.C11]&amp;&quot;', &quot;)" office:value-type="string" office:string-value="'ultralemma': 'yo', " calcext:value-type="string">
            <text:p>'ultralemma': 'yo', </text:p>
          </table:table-cell>
          <table:table-cell table:formula="of:=IF([.D11]=&quot;&quot;;&quot;&quot;;&quot;'&quot;&amp;[.D$1]&amp;&quot;': '&quot;&amp;[.D11]&amp;&quot;', &quot;)">
            <text:p/>
          </table:table-cell>
          <table:table-cell table:formula="of:=IF([.E11]=&quot;&quot;;&quot;&quot;;&quot;'&quot;&amp;[.E$1]&amp;&quot;': '&quot;&amp;[.E11]&amp;&quot;', &quot;)" office:value-type="string" office:string-value="'label': 'yo', " calcext:value-type="string">
            <text:p>'label': 'yo', </text:p>
          </table:table-cell>
        </table:table-row>
        <table:table-row table:style-name="ro1">
          <table:table-cell table:number-columns-repeated="2"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table:style-name="ce9"/>
          <table:table-cell table:style-name="Default" office:value-type="string" calcext:value-type="string">
            <text:p>tu</text:p>
          </table:table-cell>
          <table:table-cell table:style-name="Default"/>
          <table:table-cell table:formula="of:=&quot;'&quot;&amp;[.A12]&amp;&quot;': {&quot;&amp;COM.MICROSOFT.CONCAT([.H12:.K12])&amp;&quot;},&quot;" office:value-type="string" office:string-value="'te': {'lemma': 'te', 'ultralemma': 'tu', 'label': 'tu', }," calcext:value-type="string">
            <text:p>'te': {'lemma': 'te', 'ultralemma': 'tu', 'label': 'tu', },</text:p>
          </table:table-cell>
          <table:table-cell table:formula="of:=IF([.B12]=&quot;&quot;;&quot;&quot;;&quot;'&quot;&amp;[.B$1]&amp;&quot;': '&quot;&amp;[.B12]&amp;&quot;', &quot;)" office:value-type="string" office:string-value="'lemma': 'te', " calcext:value-type="string">
            <text:p>'lemma': 'te', </text:p>
          </table:table-cell>
          <table:table-cell table:formula="of:=IF([.C12]=&quot;&quot;;&quot;&quot;;&quot;'&quot;&amp;[.C$1]&amp;&quot;': '&quot;&amp;[.C12]&amp;&quot;', &quot;)" office:value-type="string" office:string-value="'ultralemma': 'tu', " calcext:value-type="string">
            <text:p>'ultralemma': 'tu', </text:p>
          </table:table-cell>
          <table:table-cell table:formula="of:=IF([.D12]=&quot;&quot;;&quot;&quot;;&quot;'&quot;&amp;[.D$1]&amp;&quot;': '&quot;&amp;[.D12]&amp;&quot;', &quot;)">
            <text:p/>
          </table:table-cell>
          <table:table-cell table:formula="of:=IF([.E12]=&quot;&quot;;&quot;&quot;;&quot;'&quot;&amp;[.E$1]&amp;&quot;': '&quot;&amp;[.E12]&amp;&quot;', &quot;)" office:value-type="string" office:string-value="'label': 'tu', " calcext:value-type="string">
            <text:p>'label': 'tu', </text:p>
          </table:table-cell>
        </table:table-row>
        <table:table-row table:style-name="ro1">
          <table:table-cell table:number-columns-repeated="2" office:value-type="string" calcext:value-type="string">
            <text:p>nos</text:p>
          </table:table-cell>
          <table:table-cell office:value-type="string" calcext:value-type="string">
            <text:p>nosotros</text:p>
          </table:table-cell>
          <table:table-cell table:style-name="ce9"/>
          <table:table-cell table:style-name="Default" office:value-type="string" calcext:value-type="string">
            <text:p>nosotr@s</text:p>
          </table:table-cell>
          <table:table-cell table:style-name="Default"/>
          <table:table-cell table:formula="of:=&quot;'&quot;&amp;[.A13]&amp;&quot;': {&quot;&amp;COM.MICROSOFT.CONCAT([.H13:.K13])&amp;&quot;},&quot;" office:value-type="string" office:string-value="'nos': {'lemma': 'nos', 'ultralemma': 'nosotros', 'label': 'nosotr@s', }," calcext:value-type="string">
            <text:p>'nos': {'lemma': 'nos', 'ultralemma': 'nosotros', 'label': 'nosotr@s', },</text:p>
          </table:table-cell>
          <table:table-cell table:formula="of:=IF([.B13]=&quot;&quot;;&quot;&quot;;&quot;'&quot;&amp;[.B$1]&amp;&quot;': '&quot;&amp;[.B13]&amp;&quot;', &quot;)" office:value-type="string" office:string-value="'lemma': 'nos', " calcext:value-type="string">
            <text:p>'lemma': 'nos', </text:p>
          </table:table-cell>
          <table:table-cell table:formula="of:=IF([.C13]=&quot;&quot;;&quot;&quot;;&quot;'&quot;&amp;[.C$1]&amp;&quot;': '&quot;&amp;[.C13]&amp;&quot;', &quot;)" office:value-type="string" office:string-value="'ultralemma': 'nosotros', " calcext:value-type="string">
            <text:p>'ultralemma': 'nosotros', </text:p>
          </table:table-cell>
          <table:table-cell table:formula="of:=IF([.D13]=&quot;&quot;;&quot;&quot;;&quot;'&quot;&amp;[.D$1]&amp;&quot;': '&quot;&amp;[.D13]&amp;&quot;', &quot;)">
            <text:p/>
          </table:table-cell>
          <table:table-cell table:formula="of:=IF([.E13]=&quot;&quot;;&quot;&quot;;&quot;'&quot;&amp;[.E$1]&amp;&quot;': '&quot;&amp;[.E13]&amp;&quot;', &quot;)" office:value-type="string" office:string-value="'label': 'nosotr@s', " calcext:value-type="string">
            <text:p>'label': 'nosotr@s', </text:p>
          </table:table-cell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vosotros</text:p>
          </table:table-cell>
          <table:table-cell table:style-name="ce9"/>
          <table:table-cell table:style-name="Default" office:value-type="string" calcext:value-type="string">
            <text:p>vosotr@s</text:p>
          </table:table-cell>
          <table:table-cell table:style-name="Default"/>
          <table:table-cell table:formula="of:=&quot;'&quot;&amp;[.A14]&amp;&quot;': {&quot;&amp;COM.MICROSOFT.CONCAT([.H14:.K14])&amp;&quot;},&quot;" office:value-type="string" office:string-value="'os': {'lemma': 'os', 'ultralemma': 'vosotros', 'label': 'vosotr@s', }," calcext:value-type="string">
            <text:p>'os': {'lemma': 'os', 'ultralemma': 'vosotros', 'label': 'vosotr@s', },</text:p>
          </table:table-cell>
          <table:table-cell table:formula="of:=IF([.B14]=&quot;&quot;;&quot;&quot;;&quot;'&quot;&amp;[.B$1]&amp;&quot;': '&quot;&amp;[.B14]&amp;&quot;', &quot;)" office:value-type="string" office:string-value="'lemma': 'os', " calcext:value-type="string">
            <text:p>'lemma': 'os', </text:p>
          </table:table-cell>
          <table:table-cell table:formula="of:=IF([.C14]=&quot;&quot;;&quot;&quot;;&quot;'&quot;&amp;[.C$1]&amp;&quot;': '&quot;&amp;[.C14]&amp;&quot;', &quot;)" office:value-type="string" office:string-value="'ultralemma': 'vosotros', " calcext:value-type="string">
            <text:p>'ultralemma': 'vosotros', </text:p>
          </table:table-cell>
          <table:table-cell table:formula="of:=IF([.D14]=&quot;&quot;;&quot;&quot;;&quot;'&quot;&amp;[.D$1]&amp;&quot;': '&quot;&amp;[.D14]&amp;&quot;', &quot;)">
            <text:p/>
          </table:table-cell>
          <table:table-cell table:formula="of:=IF([.E14]=&quot;&quot;;&quot;&quot;;&quot;'&quot;&amp;[.E$1]&amp;&quot;': '&quot;&amp;[.E14]&amp;&quot;', &quot;)" office:value-type="string" office:string-value="'label': 'vosotr@s', " calcext:value-type="string">
            <text:p>'label': 'vosotr@s', 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IF([.B15]=&quot;&quot;;&quot;&quot;;&quot;'&quot;&amp;[.B$1]&amp;&quot;': '&quot;&amp;[.B15]&amp;&quot;', &quot;)">
            <text:p/>
          </table:table-cell>
          <table:table-cell table:formula="of:=IF([.C15]=&quot;&quot;;&quot;&quot;;&quot;'&quot;&amp;[.C$1]&amp;&quot;': '&quot;&amp;[.C15]&amp;&quot;', &quot;)">
            <text:p/>
          </table:table-cell>
          <table:table-cell table:formula="of:=IF([.D15]=&quot;&quot;;&quot;&quot;;&quot;'&quot;&amp;[.D$1]&amp;&quot;': '&quot;&amp;[.D15]&amp;&quot;', &quot;)">
            <text:p/>
          </table:table-cell>
          <table:table-cell table:formula="of:=IF([.E15]=&quot;&quot;;&quot;&quot;;&quot;'&quot;&amp;[.E$1]&amp;&quot;': '&quot;&amp;[.E15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mí</text:p>
          </table:table-cell>
          <table:table-cell office:value-type="string" calcext:value-type="string">
            <text:p>yo</text:p>
          </table:table-cell>
          <table:table-cell table:style-name="ce9"/>
          <table:table-cell table:style-name="Default" office:value-type="string" calcext:value-type="string">
            <text:p>yo</text:p>
          </table:table-cell>
          <table:table-cell table:style-name="Default"/>
          <table:table-cell table:formula="of:=&quot;'&quot;&amp;[.A16]&amp;&quot;': {&quot;&amp;COM.MICROSOFT.CONCAT([.H16:.K16])&amp;&quot;},&quot;" office:value-type="string" office:string-value="'mí': {'lemma': 'mí', 'ultralemma': 'yo', 'label': 'yo', }," calcext:value-type="string">
            <text:p>'mí': {'lemma': 'mí', 'ultralemma': 'yo', 'label': 'yo', },</text:p>
          </table:table-cell>
          <table:table-cell table:formula="of:=IF([.B16]=&quot;&quot;;&quot;&quot;;&quot;'&quot;&amp;[.B$1]&amp;&quot;': '&quot;&amp;[.B16]&amp;&quot;', &quot;)" office:value-type="string" office:string-value="'lemma': 'mí', " calcext:value-type="string">
            <text:p>'lemma': 'mí', </text:p>
          </table:table-cell>
          <table:table-cell table:formula="of:=IF([.C16]=&quot;&quot;;&quot;&quot;;&quot;'&quot;&amp;[.C$1]&amp;&quot;': '&quot;&amp;[.C16]&amp;&quot;', &quot;)" office:value-type="string" office:string-value="'ultralemma': 'yo', " calcext:value-type="string">
            <text:p>'ultralemma': 'yo', </text:p>
          </table:table-cell>
          <table:table-cell table:formula="of:=IF([.D16]=&quot;&quot;;&quot;&quot;;&quot;'&quot;&amp;[.D$1]&amp;&quot;': '&quot;&amp;[.D16]&amp;&quot;', &quot;)">
            <text:p/>
          </table:table-cell>
          <table:table-cell table:formula="of:=IF([.E16]=&quot;&quot;;&quot;&quot;;&quot;'&quot;&amp;[.E$1]&amp;&quot;': '&quot;&amp;[.E16]&amp;&quot;', &quot;)" office:value-type="string" office:string-value="'label': 'yo', " calcext:value-type="string">
            <text:p>'label': 'yo', </text:p>
          </table:table-cell>
        </table:table-row>
        <table:table-row table:style-name="ro1">
          <table:table-cell table:number-columns-repeated="2"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 table:style-name="ce9"/>
          <table:table-cell table:style-name="Default" office:value-type="string" calcext:value-type="string">
            <text:p>tu</text:p>
          </table:table-cell>
          <table:table-cell table:style-name="Default"/>
          <table:table-cell table:formula="of:=&quot;'&quot;&amp;[.A17]&amp;&quot;': {&quot;&amp;COM.MICROSOFT.CONCAT([.H17:.K17])&amp;&quot;},&quot;" office:value-type="string" office:string-value="'ti': {'lemma': 'ti', 'ultralemma': 'tu', 'label': 'tu', }," calcext:value-type="string">
            <text:p>'ti': {'lemma': 'ti', 'ultralemma': 'tu', 'label': 'tu', },</text:p>
          </table:table-cell>
          <table:table-cell table:formula="of:=IF([.B17]=&quot;&quot;;&quot;&quot;;&quot;'&quot;&amp;[.B$1]&amp;&quot;': '&quot;&amp;[.B17]&amp;&quot;', &quot;)" office:value-type="string" office:string-value="'lemma': 'ti', " calcext:value-type="string">
            <text:p>'lemma': 'ti', </text:p>
          </table:table-cell>
          <table:table-cell table:formula="of:=IF([.C17]=&quot;&quot;;&quot;&quot;;&quot;'&quot;&amp;[.C$1]&amp;&quot;': '&quot;&amp;[.C17]&amp;&quot;', &quot;)" office:value-type="string" office:string-value="'ultralemma': 'tu', " calcext:value-type="string">
            <text:p>'ultralemma': 'tu', </text:p>
          </table:table-cell>
          <table:table-cell table:formula="of:=IF([.D17]=&quot;&quot;;&quot;&quot;;&quot;'&quot;&amp;[.D$1]&amp;&quot;': '&quot;&amp;[.D17]&amp;&quot;', &quot;)">
            <text:p/>
          </table:table-cell>
          <table:table-cell table:formula="of:=IF([.E17]=&quot;&quot;;&quot;&quot;;&quot;'&quot;&amp;[.E$1]&amp;&quot;': '&quot;&amp;[.E17]&amp;&quot;', &quot;)" office:value-type="string" office:string-value="'label': 'tu', " calcext:value-type="string">
            <text:p>'label': 'tu', </text:p>
          </table:table-cell>
        </table:table-row>
        <table:table-row table:style-name="ro1">
          <table:table-cell table:number-columns-repeated="2" table:style-name="ce5" office:value-type="string" calcext:value-type="string">
            <text:p>sí</text:p>
          </table:table-cell>
          <table:table-cell office:value-type="string" calcext:value-type="string">
            <text:p>él</text:p>
          </table:table-cell>
          <table:table-cell table:style-name="ce9"/>
          <table:table-cell table:style-name="Default" office:value-type="string" calcext:value-type="string">
            <text:p>él/ella/ell@s</text:p>
          </table:table-cell>
          <table:table-cell table:style-name="Default"/>
          <table:table-cell table:formula="of:=&quot;'&quot;&amp;[.A18]&amp;&quot;': {&quot;&amp;COM.MICROSOFT.CONCAT([.H18:.K18])&amp;&quot;},&quot;" office:value-type="string" office:string-value="'sí': {'lemma': 'sí', 'ultralemma': 'él', 'label': 'él/ella/ell@s', }," calcext:value-type="string">
            <text:p>'sí': {'lemma': 'sí', 'ultralemma': 'él', 'label': 'él/ella/ell@s', },</text:p>
          </table:table-cell>
          <table:table-cell table:formula="of:=IF([.B18]=&quot;&quot;;&quot;&quot;;&quot;'&quot;&amp;[.B$1]&amp;&quot;': '&quot;&amp;[.B18]&amp;&quot;', &quot;)" office:value-type="string" office:string-value="'lemma': 'sí', " calcext:value-type="string">
            <text:p>'lemma': 'sí', </text:p>
          </table:table-cell>
          <table:table-cell table:formula="of:=IF([.C18]=&quot;&quot;;&quot;&quot;;&quot;'&quot;&amp;[.C$1]&amp;&quot;': '&quot;&amp;[.C18]&amp;&quot;', &quot;)" office:value-type="string" office:string-value="'ultralemma': 'él', " calcext:value-type="string">
            <text:p>'ultralemma': 'él', </text:p>
          </table:table-cell>
          <table:table-cell table:formula="of:=IF([.D18]=&quot;&quot;;&quot;&quot;;&quot;'&quot;&amp;[.D$1]&amp;&quot;': '&quot;&amp;[.D18]&amp;&quot;', &quot;)">
            <text:p/>
          </table:table-cell>
          <table:table-cell table:formula="of:=IF([.E18]=&quot;&quot;;&quot;&quot;;&quot;'&quot;&amp;[.E$1]&amp;&quot;': '&quot;&amp;[.E18]&amp;&quot;', &quot;)" office:value-type="string" office:string-value="'label': 'él/ella/ell@s', " calcext:value-type="string">
            <text:p>'label': 'él/ella/ell@s', 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él</text:p>
          </table:table-cell>
          <table:table-cell table:number-columns-repeated="3"/>
          <table:table-cell table:style-name="Default" office:value-type="string" calcext:value-type="string">
            <text:p>él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ella</text:p>
          </table:table-cell>
          <table:table-cell table:number-columns-repeated="3"/>
          <table:table-cell table:style-name="Default" office:value-type="string" calcext:value-type="string">
            <text:p>ell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ellos</text:p>
          </table:table-cell>
          <table:table-cell table:number-columns-repeated="3"/>
          <table:table-cell table:style-name="Default" office:value-type="string" calcext:value-type="string">
            <text:p>ello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ellas</text:p>
          </table:table-cell>
          <table:table-cell table:number-columns-repeated="3"/>
          <table:table-cell table:style-name="Default" office:value-type="string" calcext:value-type="string">
            <text:p>ella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o</text:p>
          </table:table-cell>
          <table:table-cell table:number-columns-repeated="2"/>
          <table:table-cell office:value-type="string" calcext:value-type="string">
            <text:p>masc</text:p>
          </table:table-cell>
          <table:table-cell table:style-name="Default" office:value-type="string" calcext:value-type="string">
            <text:p>él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a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Default" office:value-type="string" calcext:value-type="string">
            <text:p>ell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os</text:p>
          </table:table-cell>
          <table:table-cell table:number-columns-repeated="2"/>
          <table:table-cell office:value-type="string" calcext:value-type="string">
            <text:p>masc</text:p>
          </table:table-cell>
          <table:table-cell table:style-name="Default" office:value-type="string" calcext:value-type="string">
            <text:p>ello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as</text:p>
          </table:table-cell>
          <table:table-cell table:number-columns-repeated="2"/>
          <table:table-cell office:value-type="string" calcext:value-type="string">
            <text:p>fem</text:p>
          </table:table-cell>
          <table:table-cell table:style-name="Default" office:value-type="string" calcext:value-type="string">
            <text:p>ella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e</text:p>
          </table:table-cell>
          <table:table-cell table:number-columns-repeated="2"/>
          <table:table-cell table:style-name="ce9"/>
          <table:table-cell table:style-name="Default" office:value-type="string" calcext:value-type="string">
            <text:p>él/ella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les</text:p>
          </table:table-cell>
          <table:table-cell table:number-columns-repeated="2"/>
          <table:table-cell table:style-name="ce9"/>
          <table:table-cell table:style-name="Default" office:value-type="string" calcext:value-type="string">
            <text:p>ell@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se</text:p>
          </table:table-cell>
          <table:table-cell table:number-columns-repeated="2"/>
          <table:table-cell table:style-name="ce9"/>
          <table:table-cell table:style-name="Default" office:value-type="string" calcext:value-type="string">
            <text:p>él/ella/ell@s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nmig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igo</text:p>
          </table:table-cell>
          <table:table-cell table:number-columns-repeated="10"/>
        </table:table-row>
        <table:table-row table:style-name="ro2">
          <table:table-cell table:style-name="ce10" office:value-type="string" calcext:value-type="string">
            <text:p>consigo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to" table:style-name="ta1"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office:value-type="string" calcext:value-type="string">
            <text:p>lemma</text:p>
          </table:table-cell>
          <table:table-cell office:value-type="string" calcext:value-type="string">
            <text:p>ultralemm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nu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# DEFINIDO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él</text:p>
          </table:table-cell>
          <table:table-cell table:number-columns-repeated="2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3]&amp;&quot;': {&quot;&amp;COM.MICROSOFT.CONCAT([.H3:.K3])&amp;&quot;},&quot;" office:value-type="string" office:string-value="'él': {'lemma': 'él', 'ultralemma': 'él', 'gen': 'masc', 'num': 'sing', }," calcext:value-type="string">
            <text:p>'él': {'lemma': 'él', 'ultralemma': 'él', 'gen': 'masc', 'num': 'sing', },</text:p>
          </table:table-cell>
          <table:table-cell table:formula="of:=IF([.B3]=&quot;&quot;;&quot;&quot;;&quot;'&quot;&amp;[.B$1]&amp;&quot;': '&quot;&amp;[.B3]&amp;&quot;', &quot;)" office:value-type="string" office:string-value="'lemma': 'él', " calcext:value-type="string">
            <text:p>'lemma': 'él', </text:p>
          </table:table-cell>
          <table:table-cell table:formula="of:=IF([.C3]=&quot;&quot;;&quot;&quot;;&quot;'&quot;&amp;[.C$1]&amp;&quot;': '&quot;&amp;[.C3]&amp;&quot;', &quot;)" office:value-type="string" office:string-value="'ultralemma': 'él', " calcext:value-type="string">
            <text:p>'ultralemma': 'él', </text:p>
          </table:table-cell>
          <table:table-cell table:formula="of:=IF([.D3]=&quot;&quot;;&quot;&quot;;&quot;'&quot;&amp;[.D$1]&amp;&quot;': '&quot;&amp;[.D3]&amp;&quot;', &quot;)" office:value-type="string" office:string-value="'gen': 'masc', " calcext:value-type="string">
            <text:p>'gen': 'masc', </text:p>
          </table:table-cell>
          <table:table-cell table:formula="of:=IF([.E3]=&quot;&quot;;&quot;&quot;;&quot;'&quot;&amp;[.E$1]&amp;&quot;': '&quot;&amp;[.E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ella</text:p>
          </table:table-cell>
          <table:table-cell table:number-columns-repeated="2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4]&amp;&quot;': {&quot;&amp;COM.MICROSOFT.CONCAT([.H4:.K4])&amp;&quot;},&quot;" office:value-type="string" office:string-value="'ella': {'lemma': 'él', 'ultralemma': 'él', 'gen': 'fem', 'num': 'sing', }," calcext:value-type="string">
            <text:p>'ella': {'lemma': 'él', 'ultralemma': 'él', 'gen': 'fem', 'num': 'sing', },</text:p>
          </table:table-cell>
          <table:table-cell table:formula="of:=IF([.B4]=&quot;&quot;;&quot;&quot;;&quot;'&quot;&amp;[.B$1]&amp;&quot;': '&quot;&amp;[.B4]&amp;&quot;', &quot;)" office:value-type="string" office:string-value="'lemma': 'él', " calcext:value-type="string">
            <text:p>'lemma': 'él', </text:p>
          </table:table-cell>
          <table:table-cell table:formula="of:=IF([.C4]=&quot;&quot;;&quot;&quot;;&quot;'&quot;&amp;[.C$1]&amp;&quot;': '&quot;&amp;[.C4]&amp;&quot;', &quot;)" office:value-type="string" office:string-value="'ultralemma': 'él', " calcext:value-type="string">
            <text:p>'ultralemma': 'él', </text:p>
          </table:table-cell>
          <table:table-cell table:formula="of:=IF([.D4]=&quot;&quot;;&quot;&quot;;&quot;'&quot;&amp;[.D$1]&amp;&quot;': '&quot;&amp;[.D4]&amp;&quot;', &quot;)" office:value-type="string" office:string-value="'gen': 'fem', " calcext:value-type="string">
            <text:p>'gen': 'fem', </text:p>
          </table:table-cell>
          <table:table-cell table:formula="of:=IF([.E4]=&quot;&quot;;&quot;&quot;;&quot;'&quot;&amp;[.E$1]&amp;&quot;': '&quot;&amp;[.E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ellos</text:p>
          </table:table-cell>
          <table:table-cell table:number-columns-repeated="2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5]&amp;&quot;': {&quot;&amp;COM.MICROSOFT.CONCAT([.H5:.K5])&amp;&quot;},&quot;" office:value-type="string" office:string-value="'ellos': {'lemma': 'él', 'ultralemma': 'él', 'gen': 'masc', 'num': 'pl', }," calcext:value-type="string">
            <text:p>'ellos': {'lemma': 'él', 'ultralemma': 'él', 'gen': 'masc', 'num': 'pl', },</text:p>
          </table:table-cell>
          <table:table-cell table:formula="of:=IF([.B5]=&quot;&quot;;&quot;&quot;;&quot;'&quot;&amp;[.B$1]&amp;&quot;': '&quot;&amp;[.B5]&amp;&quot;', &quot;)" office:value-type="string" office:string-value="'lemma': 'él', " calcext:value-type="string">
            <text:p>'lemma': 'él', </text:p>
          </table:table-cell>
          <table:table-cell table:formula="of:=IF([.C5]=&quot;&quot;;&quot;&quot;;&quot;'&quot;&amp;[.C$1]&amp;&quot;': '&quot;&amp;[.C5]&amp;&quot;', &quot;)" office:value-type="string" office:string-value="'ultralemma': 'él', " calcext:value-type="string">
            <text:p>'ultralemma': 'él', </text:p>
          </table:table-cell>
          <table:table-cell table:formula="of:=IF([.D5]=&quot;&quot;;&quot;&quot;;&quot;'&quot;&amp;[.D$1]&amp;&quot;': '&quot;&amp;[.D5]&amp;&quot;', &quot;)" office:value-type="string" office:string-value="'gen': 'masc', " calcext:value-type="string">
            <text:p>'gen': 'masc', </text:p>
          </table:table-cell>
          <table:table-cell table:formula="of:=IF([.E5]=&quot;&quot;;&quot;&quot;;&quot;'&quot;&amp;[.E$1]&amp;&quot;': '&quot;&amp;[.E5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1" office:value-type="string" calcext:value-type="string">
            <text:p>ellas</text:p>
          </table:table-cell>
          <table:table-cell table:number-columns-repeated="2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6]&amp;&quot;': {&quot;&amp;COM.MICROSOFT.CONCAT([.H6:.K6])&amp;&quot;},&quot;" office:value-type="string" office:string-value="'ellas': {'lemma': 'él', 'ultralemma': 'él', 'gen': 'fem', 'num': 'pl', }," calcext:value-type="string">
            <text:p>'ellas': {'lemma': 'él', 'ultralemma': 'él', 'gen': 'fem', 'num': 'pl', },</text:p>
          </table:table-cell>
          <table:table-cell table:formula="of:=IF([.B6]=&quot;&quot;;&quot;&quot;;&quot;'&quot;&amp;[.B$1]&amp;&quot;': '&quot;&amp;[.B6]&amp;&quot;', &quot;)" office:value-type="string" office:string-value="'lemma': 'él', " calcext:value-type="string">
            <text:p>'lemma': 'él', </text:p>
          </table:table-cell>
          <table:table-cell table:formula="of:=IF([.C6]=&quot;&quot;;&quot;&quot;;&quot;'&quot;&amp;[.C$1]&amp;&quot;': '&quot;&amp;[.C6]&amp;&quot;', &quot;)" office:value-type="string" office:string-value="'ultralemma': 'él', " calcext:value-type="string">
            <text:p>'ultralemma': 'él', </text:p>
          </table:table-cell>
          <table:table-cell table:formula="of:=IF([.D6]=&quot;&quot;;&quot;&quot;;&quot;'&quot;&amp;[.D$1]&amp;&quot;': '&quot;&amp;[.D6]&amp;&quot;', &quot;)" office:value-type="string" office:string-value="'gen': 'fem', " calcext:value-type="string">
            <text:p>'gen': 'fem', </text:p>
          </table:table-cell>
          <table:table-cell table:formula="of:=IF([.E6]=&quot;&quot;;&quot;&quot;;&quot;'&quot;&amp;[.E$1]&amp;&quot;': '&quot;&amp;[.E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1" office:value-type="string" calcext:value-type="string">
            <text:p>lo</text:p>
          </table:table-cell>
          <table:table-cell office:value-type="string" calcext:value-type="string">
            <text:p>lo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]&amp;&quot;': {&quot;&amp;COM.MICROSOFT.CONCAT([.H7:.K7])&amp;&quot;},&quot;" office:value-type="string" office:string-value="'lo': {'lemma': 'lo', 'ultralemma': 'él', 'gen': 'masc', 'num': 'sing', }," calcext:value-type="string">
            <text:p>'lo': {'lemma': 'lo', 'ultralemma': 'él', 'gen': 'masc', 'num': 'sing', },</text:p>
          </table:table-cell>
          <table:table-cell table:formula="of:=IF([.B7]=&quot;&quot;;&quot;&quot;;&quot;'&quot;&amp;[.B$1]&amp;&quot;': '&quot;&amp;[.B7]&amp;&quot;', &quot;)" office:value-type="string" office:string-value="'lemma': 'lo', " calcext:value-type="string">
            <text:p>'lemma': 'lo', </text:p>
          </table:table-cell>
          <table:table-cell table:formula="of:=IF([.C7]=&quot;&quot;;&quot;&quot;;&quot;'&quot;&amp;[.C$1]&amp;&quot;': '&quot;&amp;[.C7]&amp;&quot;', &quot;)" office:value-type="string" office:string-value="'ultralemma': 'él', " calcext:value-type="string">
            <text:p>'ultralemma': 'él', </text:p>
          </table:table-cell>
          <table:table-cell table:formula="of:=IF([.D7]=&quot;&quot;;&quot;&quot;;&quot;'&quot;&amp;[.D$1]&amp;&quot;': '&quot;&amp;[.D7]&amp;&quot;', &quot;)" office:value-type="string" office:string-value="'gen': 'masc', " calcext:value-type="string">
            <text:p>'gen': 'masc', </text:p>
          </table:table-cell>
          <table:table-cell table:formula="of:=IF([.E7]=&quot;&quot;;&quot;&quot;;&quot;'&quot;&amp;[.E$1]&amp;&quot;': '&quot;&amp;[.E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la</text:p>
          </table:table-cell>
          <table:table-cell office:value-type="string" calcext:value-type="string">
            <text:p>lo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8]&amp;&quot;': {&quot;&amp;COM.MICROSOFT.CONCAT([.H8:.K8])&amp;&quot;},&quot;" office:value-type="string" office:string-value="'la': {'lemma': 'lo', 'ultralemma': 'él', 'gen': 'fem', 'num': 'sing', }," calcext:value-type="string">
            <text:p>'la': {'lemma': 'lo', 'ultralemma': 'él', 'gen': 'fem', 'num': 'sing', },</text:p>
          </table:table-cell>
          <table:table-cell table:formula="of:=IF([.B8]=&quot;&quot;;&quot;&quot;;&quot;'&quot;&amp;[.B$1]&amp;&quot;': '&quot;&amp;[.B8]&amp;&quot;', &quot;)" office:value-type="string" office:string-value="'lemma': 'lo', " calcext:value-type="string">
            <text:p>'lemma': 'lo', </text:p>
          </table:table-cell>
          <table:table-cell table:formula="of:=IF([.C8]=&quot;&quot;;&quot;&quot;;&quot;'&quot;&amp;[.C$1]&amp;&quot;': '&quot;&amp;[.C8]&amp;&quot;', &quot;)" office:value-type="string" office:string-value="'ultralemma': 'él', " calcext:value-type="string">
            <text:p>'ultralemma': 'él', </text:p>
          </table:table-cell>
          <table:table-cell table:formula="of:=IF([.D8]=&quot;&quot;;&quot;&quot;;&quot;'&quot;&amp;[.D$1]&amp;&quot;': '&quot;&amp;[.D8]&amp;&quot;', &quot;)" office:value-type="string" office:string-value="'gen': 'fem', " calcext:value-type="string">
            <text:p>'gen': 'fem', </text:p>
          </table:table-cell>
          <table:table-cell table:formula="of:=IF([.E8]=&quot;&quot;;&quot;&quot;;&quot;'&quot;&amp;[.E$1]&amp;&quot;': '&quot;&amp;[.E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los</text:p>
          </table:table-cell>
          <table:table-cell office:value-type="string" calcext:value-type="string">
            <text:p>lo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9]&amp;&quot;': {&quot;&amp;COM.MICROSOFT.CONCAT([.H9:.K9])&amp;&quot;},&quot;" office:value-type="string" office:string-value="'los': {'lemma': 'lo', 'ultralemma': 'él', 'gen': 'masc', 'num': 'pl', }," calcext:value-type="string">
            <text:p>'los': {'lemma': 'lo', 'ultralemma': 'él', 'gen': 'masc', 'num': 'pl', },</text:p>
          </table:table-cell>
          <table:table-cell table:formula="of:=IF([.B9]=&quot;&quot;;&quot;&quot;;&quot;'&quot;&amp;[.B$1]&amp;&quot;': '&quot;&amp;[.B9]&amp;&quot;', &quot;)" office:value-type="string" office:string-value="'lemma': 'lo', " calcext:value-type="string">
            <text:p>'lemma': 'lo', </text:p>
          </table:table-cell>
          <table:table-cell table:formula="of:=IF([.C9]=&quot;&quot;;&quot;&quot;;&quot;'&quot;&amp;[.C$1]&amp;&quot;': '&quot;&amp;[.C9]&amp;&quot;', &quot;)" office:value-type="string" office:string-value="'ultralemma': 'él', " calcext:value-type="string">
            <text:p>'ultralemma': 'él', </text:p>
          </table:table-cell>
          <table:table-cell table:formula="of:=IF([.D9]=&quot;&quot;;&quot;&quot;;&quot;'&quot;&amp;[.D$1]&amp;&quot;': '&quot;&amp;[.D9]&amp;&quot;', &quot;)" office:value-type="string" office:string-value="'gen': 'masc', " calcext:value-type="string">
            <text:p>'gen': 'masc', </text:p>
          </table:table-cell>
          <table:table-cell table:formula="of:=IF([.E9]=&quot;&quot;;&quot;&quot;;&quot;'&quot;&amp;[.E$1]&amp;&quot;': '&quot;&amp;[.E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1" office:value-type="string" calcext:value-type="string">
            <text:p>las</text:p>
          </table:table-cell>
          <table:table-cell office:value-type="string" calcext:value-type="string">
            <text:p>lo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0]&amp;&quot;': {&quot;&amp;COM.MICROSOFT.CONCAT([.H10:.K10])&amp;&quot;},&quot;" office:value-type="string" office:string-value="'las': {'lemma': 'lo', 'ultralemma': 'él', 'gen': 'fem', 'num': 'pl', }," calcext:value-type="string">
            <text:p>'las': {'lemma': 'lo', 'ultralemma': 'él', 'gen': 'fem', 'num': 'pl', },</text:p>
          </table:table-cell>
          <table:table-cell table:formula="of:=IF([.B10]=&quot;&quot;;&quot;&quot;;&quot;'&quot;&amp;[.B$1]&amp;&quot;': '&quot;&amp;[.B10]&amp;&quot;', &quot;)" office:value-type="string" office:string-value="'lemma': 'lo', " calcext:value-type="string">
            <text:p>'lemma': 'lo', </text:p>
          </table:table-cell>
          <table:table-cell table:formula="of:=IF([.C10]=&quot;&quot;;&quot;&quot;;&quot;'&quot;&amp;[.C$1]&amp;&quot;': '&quot;&amp;[.C10]&amp;&quot;', &quot;)" office:value-type="string" office:string-value="'ultralemma': 'él', " calcext:value-type="string">
            <text:p>'ultralemma': 'él', </text:p>
          </table:table-cell>
          <table:table-cell table:formula="of:=IF([.D10]=&quot;&quot;;&quot;&quot;;&quot;'&quot;&amp;[.D$1]&amp;&quot;': '&quot;&amp;[.D10]&amp;&quot;', &quot;)" office:value-type="string" office:string-value="'gen': 'fem', " calcext:value-type="string">
            <text:p>'gen': 'fem', </text:p>
          </table:table-cell>
          <table:table-cell table:formula="of:=IF([.E10]=&quot;&quot;;&quot;&quot;;&quot;'&quot;&amp;[.E$1]&amp;&quot;': '&quot;&amp;[.E1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1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él</text:p>
          </table:table-cell>
          <table:table-cell/>
          <table:table-cell office:value-type="string" calcext:value-type="string">
            <text:p>sing</text:p>
          </table:table-cell>
          <table:table-cell/>
          <table:table-cell table:formula="of:=&quot;'&quot;&amp;[.A11]&amp;&quot;': {&quot;&amp;COM.MICROSOFT.CONCAT([.H11:.K11])&amp;&quot;},&quot;" office:value-type="string" office:string-value="'le': {'lemma': 'le', 'ultralemma': 'él', 'num': 'sing', }," calcext:value-type="string">
            <text:p>'le': {'lemma': 'le', 'ultralemma': 'él', 'num': 'sing', },</text:p>
          </table:table-cell>
          <table:table-cell table:formula="of:=IF([.B11]=&quot;&quot;;&quot;&quot;;&quot;'&quot;&amp;[.B$1]&amp;&quot;': '&quot;&amp;[.B11]&amp;&quot;', &quot;)" office:value-type="string" office:string-value="'lemma': 'le', " calcext:value-type="string">
            <text:p>'lemma': 'le', </text:p>
          </table:table-cell>
          <table:table-cell table:formula="of:=IF([.C11]=&quot;&quot;;&quot;&quot;;&quot;'&quot;&amp;[.C$1]&amp;&quot;': '&quot;&amp;[.C11]&amp;&quot;', &quot;)" office:value-type="string" office:string-value="'ultralemma': 'él', " calcext:value-type="string">
            <text:p>'ultralemma': 'él', </text:p>
          </table:table-cell>
          <table:table-cell table:formula="of:=IF([.D11]=&quot;&quot;;&quot;&quot;;&quot;'&quot;&amp;[.D$1]&amp;&quot;': '&quot;&amp;[.D11]&amp;&quot;', &quot;)">
            <text:p/>
          </table:table-cell>
          <table:table-cell table:formula="of:=IF([.E11]=&quot;&quot;;&quot;&quot;;&quot;'&quot;&amp;[.E$1]&amp;&quot;': '&quot;&amp;[.E11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él</text:p>
          </table:table-cell>
          <table:table-cell/>
          <table:table-cell office:value-type="string" calcext:value-type="string">
            <text:p>sing</text:p>
          </table:table-cell>
          <table:table-cell/>
          <table:table-cell table:formula="of:=&quot;'&quot;&amp;[.A12]&amp;&quot;': {&quot;&amp;COM.MICROSOFT.CONCAT([.H12:.K12])&amp;&quot;},&quot;" office:value-type="string" office:string-value="'les': {'lemma': 'le', 'ultralemma': 'él', 'num': 'sing', }," calcext:value-type="string">
            <text:p>'les': {'lemma': 'le', 'ultralemma': 'él', 'num': 'sing', },</text:p>
          </table:table-cell>
          <table:table-cell table:formula="of:=IF([.B12]=&quot;&quot;;&quot;&quot;;&quot;'&quot;&amp;[.B$1]&amp;&quot;': '&quot;&amp;[.B12]&amp;&quot;', &quot;)" office:value-type="string" office:string-value="'lemma': 'le', " calcext:value-type="string">
            <text:p>'lemma': 'le', </text:p>
          </table:table-cell>
          <table:table-cell table:formula="of:=IF([.C12]=&quot;&quot;;&quot;&quot;;&quot;'&quot;&amp;[.C$1]&amp;&quot;': '&quot;&amp;[.C12]&amp;&quot;', &quot;)" office:value-type="string" office:string-value="'ultralemma': 'él', " calcext:value-type="string">
            <text:p>'ultralemma': 'él', </text:p>
          </table:table-cell>
          <table:table-cell table:formula="of:=IF([.D12]=&quot;&quot;;&quot;&quot;;&quot;'&quot;&amp;[.D$1]&amp;&quot;': '&quot;&amp;[.D12]&amp;&quot;', &quot;)">
            <text:p/>
          </table:table-cell>
          <table:table-cell table:formula="of:=IF([.E12]=&quot;&quot;;&quot;&quot;;&quot;'&quot;&amp;[.E$1]&amp;&quot;': '&quot;&amp;[.E12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1" office:value-type="string" calcext:value-type="string">
            <text:p>se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él</text:p>
          </table:table-cell>
          <table:table-cell table:number-columns-repeated="3"/>
          <table:table-cell table:formula="of:=&quot;'&quot;&amp;[.A13]&amp;&quot;': {&quot;&amp;COM.MICROSOFT.CONCAT([.H13:.K13])&amp;&quot;},&quot;" office:value-type="string" office:string-value="'se': {'lemma': 'se', 'ultralemma': 'él', }," calcext:value-type="string">
            <text:p>'se': {'lemma': 'se', 'ultralemma': 'él', },</text:p>
          </table:table-cell>
          <table:table-cell table:formula="of:=IF([.B13]=&quot;&quot;;&quot;&quot;;&quot;'&quot;&amp;[.B$1]&amp;&quot;': '&quot;&amp;[.B13]&amp;&quot;', &quot;)" office:value-type="string" office:string-value="'lemma': 'se', " calcext:value-type="string">
            <text:p>'lemma': 'se', </text:p>
          </table:table-cell>
          <table:table-cell table:formula="of:=IF([.C13]=&quot;&quot;;&quot;&quot;;&quot;'&quot;&amp;[.C$1]&amp;&quot;': '&quot;&amp;[.C13]&amp;&quot;', &quot;)" office:value-type="string" office:string-value="'ultralemma': 'él', " calcext:value-type="string">
            <text:p>'ultralemma': 'él', </text:p>
          </table:table-cell>
          <table:table-cell table:formula="of:=IF([.D13]=&quot;&quot;;&quot;&quot;;&quot;'&quot;&amp;[.D$1]&amp;&quot;': '&quot;&amp;[.D13]&amp;&quot;', &quot;)">
            <text:p/>
          </table:table-cell>
          <table:table-cell table:formula="of:=IF([.E13]=&quot;&quot;;&quot;&quot;;&quot;'&quot;&amp;[.E$1]&amp;&quot;': '&quot;&amp;[.E13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el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4]&amp;&quot;': {&quot;&amp;COM.MICROSOFT.CONCAT([.H14:.K14])&amp;&quot;},&quot;" office:value-type="string" office:string-value="'el': {'lemma': 'el', 'ultralemma': 'él', 'gen': 'masc', 'num': 'sing', }," calcext:value-type="string">
            <text:p>'el': {'lemma': 'el', 'ultralemma': 'él', 'gen': 'masc', 'num': 'sing', },</text:p>
          </table:table-cell>
          <table:table-cell table:formula="of:=IF([.B14]=&quot;&quot;;&quot;&quot;;&quot;'&quot;&amp;[.B$1]&amp;&quot;': '&quot;&amp;[.B14]&amp;&quot;', &quot;)" office:value-type="string" office:string-value="'lemma': 'el', " calcext:value-type="string">
            <text:p>'lemma': 'el', </text:p>
          </table:table-cell>
          <table:table-cell table:formula="of:=IF([.C14]=&quot;&quot;;&quot;&quot;;&quot;'&quot;&amp;[.C$1]&amp;&quot;': '&quot;&amp;[.C14]&amp;&quot;', &quot;)" office:value-type="string" office:string-value="'ultralemma': 'él', " calcext:value-type="string">
            <text:p>'ultralemma': 'él', </text:p>
          </table:table-cell>
          <table:table-cell table:formula="of:=IF([.D14]=&quot;&quot;;&quot;&quot;;&quot;'&quot;&amp;[.D$1]&amp;&quot;': '&quot;&amp;[.D14]&amp;&quot;', &quot;)" office:value-type="string" office:string-value="'gen': 'masc', " calcext:value-type="string">
            <text:p>'gen': 'masc', </text:p>
          </table:table-cell>
          <table:table-cell table:formula="of:=IF([.E14]=&quot;&quot;;&quot;&quot;;&quot;'&quot;&amp;[.E$1]&amp;&quot;': '&quot;&amp;[.E1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el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5]&amp;&quot;': {&quot;&amp;COM.MICROSOFT.CONCAT([.H15:.K15])&amp;&quot;},&quot;" office:value-type="string" office:string-value="'la': {'lemma': 'el', 'ultralemma': 'él', 'gen': 'fem', 'num': 'sing', }," calcext:value-type="string">
            <text:p>'la': {'lemma': 'el', 'ultralemma': 'él', 'gen': 'fem', 'num': 'sing', },</text:p>
          </table:table-cell>
          <table:table-cell table:formula="of:=IF([.B15]=&quot;&quot;;&quot;&quot;;&quot;'&quot;&amp;[.B$1]&amp;&quot;': '&quot;&amp;[.B15]&amp;&quot;', &quot;)" office:value-type="string" office:string-value="'lemma': 'el', " calcext:value-type="string">
            <text:p>'lemma': 'el', </text:p>
          </table:table-cell>
          <table:table-cell table:formula="of:=IF([.C15]=&quot;&quot;;&quot;&quot;;&quot;'&quot;&amp;[.C$1]&amp;&quot;': '&quot;&amp;[.C15]&amp;&quot;', &quot;)" office:value-type="string" office:string-value="'ultralemma': 'él', " calcext:value-type="string">
            <text:p>'ultralemma': 'él', </text:p>
          </table:table-cell>
          <table:table-cell table:formula="of:=IF([.D15]=&quot;&quot;;&quot;&quot;;&quot;'&quot;&amp;[.D$1]&amp;&quot;': '&quot;&amp;[.D15]&amp;&quot;', &quot;)" office:value-type="string" office:string-value="'gen': 'fem', " calcext:value-type="string">
            <text:p>'gen': 'fem', </text:p>
          </table:table-cell>
          <table:table-cell table:formula="of:=IF([.E15]=&quot;&quot;;&quot;&quot;;&quot;'&quot;&amp;[.E$1]&amp;&quot;': '&quot;&amp;[.E15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el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6]&amp;&quot;': {&quot;&amp;COM.MICROSOFT.CONCAT([.H16:.K16])&amp;&quot;},&quot;" office:value-type="string" office:string-value="'los': {'lemma': 'el', 'ultralemma': 'él', 'gen': 'masc', 'num': 'pl', }," calcext:value-type="string">
            <text:p>'los': {'lemma': 'el', 'ultralemma': 'él', 'gen': 'masc', 'num': 'pl', },</text:p>
          </table:table-cell>
          <table:table-cell table:formula="of:=IF([.B16]=&quot;&quot;;&quot;&quot;;&quot;'&quot;&amp;[.B$1]&amp;&quot;': '&quot;&amp;[.B16]&amp;&quot;', &quot;)" office:value-type="string" office:string-value="'lemma': 'el', " calcext:value-type="string">
            <text:p>'lemma': 'el', </text:p>
          </table:table-cell>
          <table:table-cell table:formula="of:=IF([.C16]=&quot;&quot;;&quot;&quot;;&quot;'&quot;&amp;[.C$1]&amp;&quot;': '&quot;&amp;[.C16]&amp;&quot;', &quot;)" office:value-type="string" office:string-value="'ultralemma': 'él', " calcext:value-type="string">
            <text:p>'ultralemma': 'él', </text:p>
          </table:table-cell>
          <table:table-cell table:formula="of:=IF([.D16]=&quot;&quot;;&quot;&quot;;&quot;'&quot;&amp;[.D$1]&amp;&quot;': '&quot;&amp;[.D16]&amp;&quot;', &quot;)" office:value-type="string" office:string-value="'gen': 'masc', " calcext:value-type="string">
            <text:p>'gen': 'masc', </text:p>
          </table:table-cell>
          <table:table-cell table:formula="of:=IF([.E16]=&quot;&quot;;&quot;&quot;;&quot;'&quot;&amp;[.E$1]&amp;&quot;': '&quot;&amp;[.E1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el</text:p>
          </table:table-cell>
          <table:table-cell table:style-name="ce4" office:value-type="string" calcext:value-type="string">
            <text:p>él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7]&amp;&quot;': {&quot;&amp;COM.MICROSOFT.CONCAT([.H17:.K17])&amp;&quot;},&quot;" office:value-type="string" office:string-value="'las': {'lemma': 'el', 'ultralemma': 'él', 'gen': 'fem', 'num': 'pl', }," calcext:value-type="string">
            <text:p>'las': {'lemma': 'el', 'ultralemma': 'él', 'gen': 'fem', 'num': 'pl', },</text:p>
          </table:table-cell>
          <table:table-cell table:formula="of:=IF([.B17]=&quot;&quot;;&quot;&quot;;&quot;'&quot;&amp;[.B$1]&amp;&quot;': '&quot;&amp;[.B17]&amp;&quot;', &quot;)" office:value-type="string" office:string-value="'lemma': 'el', " calcext:value-type="string">
            <text:p>'lemma': 'el', </text:p>
          </table:table-cell>
          <table:table-cell table:formula="of:=IF([.C17]=&quot;&quot;;&quot;&quot;;&quot;'&quot;&amp;[.C$1]&amp;&quot;': '&quot;&amp;[.C17]&amp;&quot;', &quot;)" office:value-type="string" office:string-value="'ultralemma': 'él', " calcext:value-type="string">
            <text:p>'ultralemma': 'él', </text:p>
          </table:table-cell>
          <table:table-cell table:formula="of:=IF([.D17]=&quot;&quot;;&quot;&quot;;&quot;'&quot;&amp;[.D$1]&amp;&quot;': '&quot;&amp;[.D17]&amp;&quot;', &quot;)" office:value-type="string" office:string-value="'gen': 'fem', " calcext:value-type="string">
            <text:p>'gen': 'fem', </text:p>
          </table:table-cell>
          <table:table-cell table:formula="of:=IF([.E17]=&quot;&quot;;&quot;&quot;;&quot;'&quot;&amp;[.E$1]&amp;&quot;': '&quot;&amp;[.E17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table:style-name="ce1" office:value-type="string" calcext:value-type="string">
            <text:p>est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8]&amp;&quot;': {&quot;&amp;COM.MICROSOFT.CONCAT([.H18:.K18])&amp;&quot;},&quot;" office:value-type="string" office:string-value="'este': {'lemma': 'esto', 'gen': 'masc', 'num': 'sing', }," calcext:value-type="string">
            <text:p>'este': {'lemma': 'esto', 'gen': 'masc', 'num': 'sing', },</text:p>
          </table:table-cell>
          <table:table-cell table:formula="of:=IF([.B18]=&quot;&quot;;&quot;&quot;;&quot;'&quot;&amp;[.B$1]&amp;&quot;': '&quot;&amp;[.B18]&amp;&quot;', &quot;)" office:value-type="string" office:string-value="'lemma': 'esto', " calcext:value-type="string">
            <text:p>'lemma': 'esto', </text:p>
          </table:table-cell>
          <table:table-cell table:formula="of:=IF([.C18]=&quot;&quot;;&quot;&quot;;&quot;'&quot;&amp;[.C$1]&amp;&quot;': '&quot;&amp;[.C18]&amp;&quot;', &quot;)">
            <text:p/>
          </table:table-cell>
          <table:table-cell table:formula="of:=IF([.D18]=&quot;&quot;;&quot;&quot;;&quot;'&quot;&amp;[.D$1]&amp;&quot;': '&quot;&amp;[.D18]&amp;&quot;', &quot;)" office:value-type="string" office:string-value="'gen': 'masc', " calcext:value-type="string">
            <text:p>'gen': 'masc', </text:p>
          </table:table-cell>
          <table:table-cell table:formula="of:=IF([.E18]=&quot;&quot;;&quot;&quot;;&quot;'&quot;&amp;[.E$1]&amp;&quot;': '&quot;&amp;[.E1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ta</text:p>
          </table:table-cell>
          <table:table-cell table:style-name="ce1" office:value-type="string" calcext:value-type="string">
            <text:p>est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9]&amp;&quot;': {&quot;&amp;COM.MICROSOFT.CONCAT([.H19:.K19])&amp;&quot;},&quot;" office:value-type="string" office:string-value="'esta': {'lemma': 'esto', 'gen': 'fem', 'num': 'sing', }," calcext:value-type="string">
            <text:p>'esta': {'lemma': 'esto', 'gen': 'fem', 'num': 'sing', },</text:p>
          </table:table-cell>
          <table:table-cell table:formula="of:=IF([.B19]=&quot;&quot;;&quot;&quot;;&quot;'&quot;&amp;[.B$1]&amp;&quot;': '&quot;&amp;[.B19]&amp;&quot;', &quot;)" office:value-type="string" office:string-value="'lemma': 'esto', " calcext:value-type="string">
            <text:p>'lemma': 'esto', </text:p>
          </table:table-cell>
          <table:table-cell table:formula="of:=IF([.C19]=&quot;&quot;;&quot;&quot;;&quot;'&quot;&amp;[.C$1]&amp;&quot;': '&quot;&amp;[.C19]&amp;&quot;', &quot;)">
            <text:p/>
          </table:table-cell>
          <table:table-cell table:formula="of:=IF([.D19]=&quot;&quot;;&quot;&quot;;&quot;'&quot;&amp;[.D$1]&amp;&quot;': '&quot;&amp;[.D19]&amp;&quot;', &quot;)" office:value-type="string" office:string-value="'gen': 'fem', " calcext:value-type="string">
            <text:p>'gen': 'fem', </text:p>
          </table:table-cell>
          <table:table-cell table:formula="of:=IF([.E19]=&quot;&quot;;&quot;&quot;;&quot;'&quot;&amp;[.E$1]&amp;&quot;': '&quot;&amp;[.E19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tos</text:p>
          </table:table-cell>
          <table:table-cell table:style-name="ce1" office:value-type="string" calcext:value-type="string">
            <text:p>est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20]&amp;&quot;': {&quot;&amp;COM.MICROSOFT.CONCAT([.H20:.K20])&amp;&quot;},&quot;" office:value-type="string" office:string-value="'estos': {'lemma': 'esto', 'gen': 'masc', 'num': 'pl', }," calcext:value-type="string">
            <text:p>'estos': {'lemma': 'esto', 'gen': 'masc', 'num': 'pl', },</text:p>
          </table:table-cell>
          <table:table-cell table:formula="of:=IF([.B20]=&quot;&quot;;&quot;&quot;;&quot;'&quot;&amp;[.B$1]&amp;&quot;': '&quot;&amp;[.B20]&amp;&quot;', &quot;)" office:value-type="string" office:string-value="'lemma': 'esto', " calcext:value-type="string">
            <text:p>'lemma': 'esto', </text:p>
          </table:table-cell>
          <table:table-cell table:formula="of:=IF([.C20]=&quot;&quot;;&quot;&quot;;&quot;'&quot;&amp;[.C$1]&amp;&quot;': '&quot;&amp;[.C20]&amp;&quot;', &quot;)">
            <text:p/>
          </table:table-cell>
          <table:table-cell table:formula="of:=IF([.D20]=&quot;&quot;;&quot;&quot;;&quot;'&quot;&amp;[.D$1]&amp;&quot;': '&quot;&amp;[.D20]&amp;&quot;', &quot;)" office:value-type="string" office:string-value="'gen': 'masc', " calcext:value-type="string">
            <text:p>'gen': 'masc', </text:p>
          </table:table-cell>
          <table:table-cell table:formula="of:=IF([.E20]=&quot;&quot;;&quot;&quot;;&quot;'&quot;&amp;[.E$1]&amp;&quot;': '&quot;&amp;[.E2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estas</text:p>
          </table:table-cell>
          <table:table-cell table:style-name="ce1" office:value-type="string" calcext:value-type="string">
            <text:p>est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21]&amp;&quot;': {&quot;&amp;COM.MICROSOFT.CONCAT([.H21:.K21])&amp;&quot;},&quot;" office:value-type="string" office:string-value="'estas': {'lemma': 'esto', 'gen': 'fem', 'num': 'pl', }," calcext:value-type="string">
            <text:p>'estas': {'lemma': 'esto', 'gen': 'fem', 'num': 'pl', },</text:p>
          </table:table-cell>
          <table:table-cell table:formula="of:=IF([.B21]=&quot;&quot;;&quot;&quot;;&quot;'&quot;&amp;[.B$1]&amp;&quot;': '&quot;&amp;[.B21]&amp;&quot;', &quot;)" office:value-type="string" office:string-value="'lemma': 'esto', " calcext:value-type="string">
            <text:p>'lemma': 'esto', </text:p>
          </table:table-cell>
          <table:table-cell table:formula="of:=IF([.C21]=&quot;&quot;;&quot;&quot;;&quot;'&quot;&amp;[.C$1]&amp;&quot;': '&quot;&amp;[.C21]&amp;&quot;', &quot;)">
            <text:p/>
          </table:table-cell>
          <table:table-cell table:formula="of:=IF([.D21]=&quot;&quot;;&quot;&quot;;&quot;'&quot;&amp;[.D$1]&amp;&quot;': '&quot;&amp;[.D21]&amp;&quot;', &quot;)" office:value-type="string" office:string-value="'gen': 'fem', " calcext:value-type="string">
            <text:p>'gen': 'fem', </text:p>
          </table:table-cell>
          <table:table-cell table:formula="of:=IF([.E21]=&quot;&quot;;&quot;&quot;;&quot;'&quot;&amp;[.E$1]&amp;&quot;': '&quot;&amp;[.E21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table:style-name="ce1" office:value-type="string" calcext:value-type="string">
            <text:p>esto</text:p>
          </table:table-cell>
          <table:table-cell table:style-name="ce1"/>
          <table:table-cell/>
          <table:table-cell office:value-type="string" calcext:value-type="string">
            <text:p>sing</text:p>
          </table:table-cell>
          <table:table-cell/>
          <table:table-cell table:formula="of:=&quot;'&quot;&amp;[.A22]&amp;&quot;': {&quot;&amp;COM.MICROSOFT.CONCAT([.H22:.K22])&amp;&quot;},&quot;" office:value-type="string" office:string-value="'esto': {'lemma': 'esto', 'num': 'sing', }," calcext:value-type="string">
            <text:p>'esto': {'lemma': 'esto', 'num': 'sing', },</text:p>
          </table:table-cell>
          <table:table-cell table:formula="of:=IF([.B22]=&quot;&quot;;&quot;&quot;;&quot;'&quot;&amp;[.B$1]&amp;&quot;': '&quot;&amp;[.B22]&amp;&quot;', &quot;)" office:value-type="string" office:string-value="'lemma': 'esto', " calcext:value-type="string">
            <text:p>'lemma': 'esto', </text:p>
          </table:table-cell>
          <table:table-cell table:formula="of:=IF([.C22]=&quot;&quot;;&quot;&quot;;&quot;'&quot;&amp;[.C$1]&amp;&quot;': '&quot;&amp;[.C22]&amp;&quot;', &quot;)">
            <text:p/>
          </table:table-cell>
          <table:table-cell table:formula="of:=IF([.D22]=&quot;&quot;;&quot;&quot;;&quot;'&quot;&amp;[.D$1]&amp;&quot;': '&quot;&amp;[.D22]&amp;&quot;', &quot;)">
            <text:p/>
          </table:table-cell>
          <table:table-cell table:formula="of:=IF([.E22]=&quot;&quot;;&quot;&quot;;&quot;'&quot;&amp;[.E$1]&amp;&quot;': '&quot;&amp;[.E22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table:style-name="ce1" office:value-type="string" calcext:value-type="string">
            <text:p>es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23]&amp;&quot;': {&quot;&amp;COM.MICROSOFT.CONCAT([.H23:.K23])&amp;&quot;},&quot;" office:value-type="string" office:string-value="'ese': {'lemma': 'eso', 'gen': 'masc', 'num': 'sing', }," calcext:value-type="string">
            <text:p>'ese': {'lemma': 'eso', 'gen': 'masc', 'num': 'sing', },</text:p>
          </table:table-cell>
          <table:table-cell table:formula="of:=IF([.B23]=&quot;&quot;;&quot;&quot;;&quot;'&quot;&amp;[.B$1]&amp;&quot;': '&quot;&amp;[.B23]&amp;&quot;', &quot;)" office:value-type="string" office:string-value="'lemma': 'eso', " calcext:value-type="string">
            <text:p>'lemma': 'eso', </text:p>
          </table:table-cell>
          <table:table-cell table:formula="of:=IF([.C23]=&quot;&quot;;&quot;&quot;;&quot;'&quot;&amp;[.C$1]&amp;&quot;': '&quot;&amp;[.C23]&amp;&quot;', &quot;)">
            <text:p/>
          </table:table-cell>
          <table:table-cell table:formula="of:=IF([.D23]=&quot;&quot;;&quot;&quot;;&quot;'&quot;&amp;[.D$1]&amp;&quot;': '&quot;&amp;[.D23]&amp;&quot;', &quot;)" office:value-type="string" office:string-value="'gen': 'masc', " calcext:value-type="string">
            <text:p>'gen': 'masc', </text:p>
          </table:table-cell>
          <table:table-cell table:formula="of:=IF([.E23]=&quot;&quot;;&quot;&quot;;&quot;'&quot;&amp;[.E$1]&amp;&quot;': '&quot;&amp;[.E2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a</text:p>
          </table:table-cell>
          <table:table-cell table:style-name="ce1" office:value-type="string" calcext:value-type="string">
            <text:p>es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24]&amp;&quot;': {&quot;&amp;COM.MICROSOFT.CONCAT([.H24:.K24])&amp;&quot;},&quot;" office:value-type="string" office:string-value="'esa': {'lemma': 'eso', 'gen': 'fem', 'num': 'sing', }," calcext:value-type="string">
            <text:p>'esa': {'lemma': 'eso', 'gen': 'fem', 'num': 'sing', },</text:p>
          </table:table-cell>
          <table:table-cell table:formula="of:=IF([.B24]=&quot;&quot;;&quot;&quot;;&quot;'&quot;&amp;[.B$1]&amp;&quot;': '&quot;&amp;[.B24]&amp;&quot;', &quot;)" office:value-type="string" office:string-value="'lemma': 'eso', " calcext:value-type="string">
            <text:p>'lemma': 'eso', </text:p>
          </table:table-cell>
          <table:table-cell table:formula="of:=IF([.C24]=&quot;&quot;;&quot;&quot;;&quot;'&quot;&amp;[.C$1]&amp;&quot;': '&quot;&amp;[.C24]&amp;&quot;', &quot;)">
            <text:p/>
          </table:table-cell>
          <table:table-cell table:formula="of:=IF([.D24]=&quot;&quot;;&quot;&quot;;&quot;'&quot;&amp;[.D$1]&amp;&quot;': '&quot;&amp;[.D24]&amp;&quot;', &quot;)" office:value-type="string" office:string-value="'gen': 'fem', " calcext:value-type="string">
            <text:p>'gen': 'fem', </text:p>
          </table:table-cell>
          <table:table-cell table:formula="of:=IF([.E24]=&quot;&quot;;&quot;&quot;;&quot;'&quot;&amp;[.E$1]&amp;&quot;': '&quot;&amp;[.E2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os</text:p>
          </table:table-cell>
          <table:table-cell table:style-name="ce1" office:value-type="string" calcext:value-type="string">
            <text:p>es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25]&amp;&quot;': {&quot;&amp;COM.MICROSOFT.CONCAT([.H25:.K25])&amp;&quot;},&quot;" office:value-type="string" office:string-value="'esos': {'lemma': 'eso', 'gen': 'masc', 'num': 'pl', }," calcext:value-type="string">
            <text:p>'esos': {'lemma': 'eso', 'gen': 'masc', 'num': 'pl', },</text:p>
          </table:table-cell>
          <table:table-cell table:formula="of:=IF([.B25]=&quot;&quot;;&quot;&quot;;&quot;'&quot;&amp;[.B$1]&amp;&quot;': '&quot;&amp;[.B25]&amp;&quot;', &quot;)" office:value-type="string" office:string-value="'lemma': 'eso', " calcext:value-type="string">
            <text:p>'lemma': 'eso', </text:p>
          </table:table-cell>
          <table:table-cell table:formula="of:=IF([.C25]=&quot;&quot;;&quot;&quot;;&quot;'&quot;&amp;[.C$1]&amp;&quot;': '&quot;&amp;[.C25]&amp;&quot;', &quot;)">
            <text:p/>
          </table:table-cell>
          <table:table-cell table:formula="of:=IF([.D25]=&quot;&quot;;&quot;&quot;;&quot;'&quot;&amp;[.D$1]&amp;&quot;': '&quot;&amp;[.D25]&amp;&quot;', &quot;)" office:value-type="string" office:string-value="'gen': 'masc', " calcext:value-type="string">
            <text:p>'gen': 'masc', </text:p>
          </table:table-cell>
          <table:table-cell table:formula="of:=IF([.E25]=&quot;&quot;;&quot;&quot;;&quot;'&quot;&amp;[.E$1]&amp;&quot;': '&quot;&amp;[.E25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esas</text:p>
          </table:table-cell>
          <table:table-cell table:style-name="ce1" office:value-type="string" calcext:value-type="string">
            <text:p>es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26]&amp;&quot;': {&quot;&amp;COM.MICROSOFT.CONCAT([.H26:.K26])&amp;&quot;},&quot;" office:value-type="string" office:string-value="'esas': {'lemma': 'eso', 'gen': 'fem', 'num': 'pl', }," calcext:value-type="string">
            <text:p>'esas': {'lemma': 'eso', 'gen': 'fem', 'num': 'pl', },</text:p>
          </table:table-cell>
          <table:table-cell table:formula="of:=IF([.B26]=&quot;&quot;;&quot;&quot;;&quot;'&quot;&amp;[.B$1]&amp;&quot;': '&quot;&amp;[.B26]&amp;&quot;', &quot;)" office:value-type="string" office:string-value="'lemma': 'eso', " calcext:value-type="string">
            <text:p>'lemma': 'eso', </text:p>
          </table:table-cell>
          <table:table-cell table:formula="of:=IF([.C26]=&quot;&quot;;&quot;&quot;;&quot;'&quot;&amp;[.C$1]&amp;&quot;': '&quot;&amp;[.C26]&amp;&quot;', &quot;)">
            <text:p/>
          </table:table-cell>
          <table:table-cell table:formula="of:=IF([.D26]=&quot;&quot;;&quot;&quot;;&quot;'&quot;&amp;[.D$1]&amp;&quot;': '&quot;&amp;[.D26]&amp;&quot;', &quot;)" office:value-type="string" office:string-value="'gen': 'fem', " calcext:value-type="string">
            <text:p>'gen': 'fem', </text:p>
          </table:table-cell>
          <table:table-cell table:formula="of:=IF([.E26]=&quot;&quot;;&quot;&quot;;&quot;'&quot;&amp;[.E$1]&amp;&quot;': '&quot;&amp;[.E2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table:style-name="ce1" office:value-type="string" calcext:value-type="string">
            <text:p>eso</text:p>
          </table:table-cell>
          <table:table-cell table:style-name="ce1"/>
          <table:table-cell/>
          <table:table-cell office:value-type="string" calcext:value-type="string">
            <text:p>sing</text:p>
          </table:table-cell>
          <table:table-cell/>
          <table:table-cell table:formula="of:=&quot;'&quot;&amp;[.A27]&amp;&quot;': {&quot;&amp;COM.MICROSOFT.CONCAT([.H27:.K27])&amp;&quot;},&quot;" office:value-type="string" office:string-value="'eso': {'lemma': 'eso', 'num': 'sing', }," calcext:value-type="string">
            <text:p>'eso': {'lemma': 'eso', 'num': 'sing', },</text:p>
          </table:table-cell>
          <table:table-cell table:formula="of:=IF([.B27]=&quot;&quot;;&quot;&quot;;&quot;'&quot;&amp;[.B$1]&amp;&quot;': '&quot;&amp;[.B27]&amp;&quot;', &quot;)" office:value-type="string" office:string-value="'lemma': 'eso', " calcext:value-type="string">
            <text:p>'lemma': 'eso', </text:p>
          </table:table-cell>
          <table:table-cell table:formula="of:=IF([.C27]=&quot;&quot;;&quot;&quot;;&quot;'&quot;&amp;[.C$1]&amp;&quot;': '&quot;&amp;[.C27]&amp;&quot;', &quot;)">
            <text:p/>
          </table:table-cell>
          <table:table-cell table:formula="of:=IF([.D27]=&quot;&quot;;&quot;&quot;;&quot;'&quot;&amp;[.D$1]&amp;&quot;': '&quot;&amp;[.D27]&amp;&quot;', &quot;)">
            <text:p/>
          </table:table-cell>
          <table:table-cell table:formula="of:=IF([.E27]=&quot;&quot;;&quot;&quot;;&quot;'&quot;&amp;[.E$1]&amp;&quot;': '&quot;&amp;[.E2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quel</text:p>
          </table:table-cell>
          <table:table-cell table:style-name="ce1" office:value-type="string" calcext:value-type="string">
            <text:p>aquell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28]&amp;&quot;': {&quot;&amp;COM.MICROSOFT.CONCAT([.H28:.K28])&amp;&quot;},&quot;" office:value-type="string" office:string-value="'aquel': {'lemma': 'aquello', 'gen': 'masc', 'num': 'sing', }," calcext:value-type="string">
            <text:p>'aquel': {'lemma': 'aquello', 'gen': 'masc', 'num': 'sing', },</text:p>
          </table:table-cell>
          <table:table-cell table:formula="of:=IF([.B28]=&quot;&quot;;&quot;&quot;;&quot;'&quot;&amp;[.B$1]&amp;&quot;': '&quot;&amp;[.B28]&amp;&quot;', &quot;)" office:value-type="string" office:string-value="'lemma': 'aquello', " calcext:value-type="string">
            <text:p>'lemma': 'aquello', </text:p>
          </table:table-cell>
          <table:table-cell table:formula="of:=IF([.C28]=&quot;&quot;;&quot;&quot;;&quot;'&quot;&amp;[.C$1]&amp;&quot;': '&quot;&amp;[.C28]&amp;&quot;', &quot;)">
            <text:p/>
          </table:table-cell>
          <table:table-cell table:formula="of:=IF([.D28]=&quot;&quot;;&quot;&quot;;&quot;'&quot;&amp;[.D$1]&amp;&quot;': '&quot;&amp;[.D28]&amp;&quot;', &quot;)" office:value-type="string" office:string-value="'gen': 'masc', " calcext:value-type="string">
            <text:p>'gen': 'masc', </text:p>
          </table:table-cell>
          <table:table-cell table:formula="of:=IF([.E28]=&quot;&quot;;&quot;&quot;;&quot;'&quot;&amp;[.E$1]&amp;&quot;': '&quot;&amp;[.E2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quella</text:p>
          </table:table-cell>
          <table:table-cell table:style-name="ce1" office:value-type="string" calcext:value-type="string">
            <text:p>aquell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29]&amp;&quot;': {&quot;&amp;COM.MICROSOFT.CONCAT([.H29:.K29])&amp;&quot;},&quot;" office:value-type="string" office:string-value="'aquella': {'lemma': 'aquello', 'gen': 'fem', 'num': 'sing', }," calcext:value-type="string">
            <text:p>'aquella': {'lemma': 'aquello', 'gen': 'fem', 'num': 'sing', },</text:p>
          </table:table-cell>
          <table:table-cell table:formula="of:=IF([.B29]=&quot;&quot;;&quot;&quot;;&quot;'&quot;&amp;[.B$1]&amp;&quot;': '&quot;&amp;[.B29]&amp;&quot;', &quot;)" office:value-type="string" office:string-value="'lemma': 'aquello', " calcext:value-type="string">
            <text:p>'lemma': 'aquello', </text:p>
          </table:table-cell>
          <table:table-cell table:formula="of:=IF([.C29]=&quot;&quot;;&quot;&quot;;&quot;'&quot;&amp;[.C$1]&amp;&quot;': '&quot;&amp;[.C29]&amp;&quot;', &quot;)">
            <text:p/>
          </table:table-cell>
          <table:table-cell table:formula="of:=IF([.D29]=&quot;&quot;;&quot;&quot;;&quot;'&quot;&amp;[.D$1]&amp;&quot;': '&quot;&amp;[.D29]&amp;&quot;', &quot;)" office:value-type="string" office:string-value="'gen': 'fem', " calcext:value-type="string">
            <text:p>'gen': 'fem', </text:p>
          </table:table-cell>
          <table:table-cell table:formula="of:=IF([.E29]=&quot;&quot;;&quot;&quot;;&quot;'&quot;&amp;[.E$1]&amp;&quot;': '&quot;&amp;[.E29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quellos</text:p>
          </table:table-cell>
          <table:table-cell table:style-name="ce1" office:value-type="string" calcext:value-type="string">
            <text:p>aquell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30]&amp;&quot;': {&quot;&amp;COM.MICROSOFT.CONCAT([.H30:.K30])&amp;&quot;},&quot;" office:value-type="string" office:string-value="'aquellos': {'lemma': 'aquello', 'gen': 'masc', 'num': 'pl', }," calcext:value-type="string">
            <text:p>'aquellos': {'lemma': 'aquello', 'gen': 'masc', 'num': 'pl', },</text:p>
          </table:table-cell>
          <table:table-cell table:formula="of:=IF([.B30]=&quot;&quot;;&quot;&quot;;&quot;'&quot;&amp;[.B$1]&amp;&quot;': '&quot;&amp;[.B30]&amp;&quot;', &quot;)" office:value-type="string" office:string-value="'lemma': 'aquello', " calcext:value-type="string">
            <text:p>'lemma': 'aquello', </text:p>
          </table:table-cell>
          <table:table-cell table:formula="of:=IF([.C30]=&quot;&quot;;&quot;&quot;;&quot;'&quot;&amp;[.C$1]&amp;&quot;': '&quot;&amp;[.C30]&amp;&quot;', &quot;)">
            <text:p/>
          </table:table-cell>
          <table:table-cell table:formula="of:=IF([.D30]=&quot;&quot;;&quot;&quot;;&quot;'&quot;&amp;[.D$1]&amp;&quot;': '&quot;&amp;[.D30]&amp;&quot;', &quot;)" office:value-type="string" office:string-value="'gen': 'masc', " calcext:value-type="string">
            <text:p>'gen': 'masc', </text:p>
          </table:table-cell>
          <table:table-cell table:formula="of:=IF([.E30]=&quot;&quot;;&quot;&quot;;&quot;'&quot;&amp;[.E$1]&amp;&quot;': '&quot;&amp;[.E3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aquellas</text:p>
          </table:table-cell>
          <table:table-cell table:style-name="ce1" office:value-type="string" calcext:value-type="string">
            <text:p>aquell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31]&amp;&quot;': {&quot;&amp;COM.MICROSOFT.CONCAT([.H31:.K31])&amp;&quot;},&quot;" office:value-type="string" office:string-value="'aquellas': {'lemma': 'aquello', 'gen': 'fem', 'num': 'pl', }," calcext:value-type="string">
            <text:p>'aquellas': {'lemma': 'aquello', 'gen': 'fem', 'num': 'pl', },</text:p>
          </table:table-cell>
          <table:table-cell table:formula="of:=IF([.B31]=&quot;&quot;;&quot;&quot;;&quot;'&quot;&amp;[.B$1]&amp;&quot;': '&quot;&amp;[.B31]&amp;&quot;', &quot;)" office:value-type="string" office:string-value="'lemma': 'aquello', " calcext:value-type="string">
            <text:p>'lemma': 'aquello', </text:p>
          </table:table-cell>
          <table:table-cell table:formula="of:=IF([.C31]=&quot;&quot;;&quot;&quot;;&quot;'&quot;&amp;[.C$1]&amp;&quot;': '&quot;&amp;[.C31]&amp;&quot;', &quot;)">
            <text:p/>
          </table:table-cell>
          <table:table-cell table:formula="of:=IF([.D31]=&quot;&quot;;&quot;&quot;;&quot;'&quot;&amp;[.D$1]&amp;&quot;': '&quot;&amp;[.D31]&amp;&quot;', &quot;)" office:value-type="string" office:string-value="'gen': 'fem', " calcext:value-type="string">
            <text:p>'gen': 'fem', </text:p>
          </table:table-cell>
          <table:table-cell table:formula="of:=IF([.E31]=&quot;&quot;;&quot;&quot;;&quot;'&quot;&amp;[.E$1]&amp;&quot;': '&quot;&amp;[.E31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table:style-name="ce1" office:value-type="string" calcext:value-type="string">
            <text:p>aquello</text:p>
          </table:table-cell>
          <table:table-cell table:style-name="ce1"/>
          <table:table-cell/>
          <table:table-cell office:value-type="string" calcext:value-type="string">
            <text:p>sing</text:p>
          </table:table-cell>
          <table:table-cell/>
          <table:table-cell table:formula="of:=&quot;'&quot;&amp;[.A32]&amp;&quot;': {&quot;&amp;COM.MICROSOFT.CONCAT([.H32:.K32])&amp;&quot;},&quot;" office:value-type="string" office:string-value="'aquello': {'lemma': 'aquello', 'num': 'sing', }," calcext:value-type="string">
            <text:p>'aquello': {'lemma': 'aquello', 'num': 'sing', },</text:p>
          </table:table-cell>
          <table:table-cell table:formula="of:=IF([.B32]=&quot;&quot;;&quot;&quot;;&quot;'&quot;&amp;[.B$1]&amp;&quot;': '&quot;&amp;[.B32]&amp;&quot;', &quot;)" office:value-type="string" office:string-value="'lemma': 'aquello', " calcext:value-type="string">
            <text:p>'lemma': 'aquello', </text:p>
          </table:table-cell>
          <table:table-cell table:formula="of:=IF([.C32]=&quot;&quot;;&quot;&quot;;&quot;'&quot;&amp;[.C$1]&amp;&quot;': '&quot;&amp;[.C32]&amp;&quot;', &quot;)">
            <text:p/>
          </table:table-cell>
          <table:table-cell table:formula="of:=IF([.D32]=&quot;&quot;;&quot;&quot;;&quot;'&quot;&amp;[.D$1]&amp;&quot;': '&quot;&amp;[.D32]&amp;&quot;', &quot;)">
            <text:p/>
          </table:table-cell>
          <table:table-cell table:formula="of:=IF([.E32]=&quot;&quot;;&quot;&quot;;&quot;'&quot;&amp;[.E$1]&amp;&quot;': '&quot;&amp;[.E32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number-columns-repeated="2" table:style-name="ce4" office:value-type="string" calcext:value-type="string">
            <text:p>tal</text:p>
          </table:table-cell>
          <table:table-cell table:style-name="ce4"/>
          <table:table-cell table:style-name="ce6"/>
          <table:table-cell office:value-type="string" calcext:value-type="string">
            <text:p>sing</text:p>
          </table:table-cell>
          <table:table-cell/>
          <table:table-cell table:formula="of:=&quot;'&quot;&amp;[.A33]&amp;&quot;': {&quot;&amp;COM.MICROSOFT.CONCAT([.H33:.K33])&amp;&quot;},&quot;" office:value-type="string" office:string-value="'tal': {'lemma': 'tal', 'num': 'sing', }," calcext:value-type="string">
            <text:p>'tal': {'lemma': 'tal', 'num': 'sing', },</text:p>
          </table:table-cell>
          <table:table-cell table:formula="of:=IF([.B33]=&quot;&quot;;&quot;&quot;;&quot;'&quot;&amp;[.B$1]&amp;&quot;': '&quot;&amp;[.B33]&amp;&quot;', &quot;)" office:value-type="string" office:string-value="'lemma': 'tal', " calcext:value-type="string">
            <text:p>'lemma': 'tal', </text:p>
          </table:table-cell>
          <table:table-cell table:formula="of:=IF([.C33]=&quot;&quot;;&quot;&quot;;&quot;'&quot;&amp;[.C$1]&amp;&quot;': '&quot;&amp;[.C33]&amp;&quot;', &quot;)">
            <text:p/>
          </table:table-cell>
          <table:table-cell table:formula="of:=IF([.D33]=&quot;&quot;;&quot;&quot;;&quot;'&quot;&amp;[.D$1]&amp;&quot;': '&quot;&amp;[.D33]&amp;&quot;', &quot;)">
            <text:p/>
          </table:table-cell>
          <table:table-cell table:formula="of:=IF([.E33]=&quot;&quot;;&quot;&quot;;&quot;'&quot;&amp;[.E$1]&amp;&quot;': '&quot;&amp;[.E3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table:style-name="ce4" office:value-type="string" calcext:value-type="string">
            <text:p>tales</text:p>
          </table:table-cell>
          <table:table-cell table:style-name="ce4" office:value-type="string" calcext:value-type="string">
            <text:p>tal</text:p>
          </table:table-cell>
          <table:table-cell table:style-name="ce4"/>
          <table:table-cell table:style-name="ce6"/>
          <table:table-cell office:value-type="string" calcext:value-type="string">
            <text:p>pl</text:p>
          </table:table-cell>
          <table:table-cell/>
          <table:table-cell table:formula="of:=&quot;'&quot;&amp;[.A34]&amp;&quot;': {&quot;&amp;COM.MICROSOFT.CONCAT([.H34:.K34])&amp;&quot;},&quot;" office:value-type="string" office:string-value="'tales': {'lemma': 'tal', 'num': 'pl', }," calcext:value-type="string">
            <text:p>'tales': {'lemma': 'tal', 'num': 'pl', },</text:p>
          </table:table-cell>
          <table:table-cell table:formula="of:=IF([.B34]=&quot;&quot;;&quot;&quot;;&quot;'&quot;&amp;[.B$1]&amp;&quot;': '&quot;&amp;[.B34]&amp;&quot;', &quot;)" office:value-type="string" office:string-value="'lemma': 'tal', " calcext:value-type="string">
            <text:p>'lemma': 'tal', </text:p>
          </table:table-cell>
          <table:table-cell table:formula="of:=IF([.C34]=&quot;&quot;;&quot;&quot;;&quot;'&quot;&amp;[.C$1]&amp;&quot;': '&quot;&amp;[.C34]&amp;&quot;', &quot;)">
            <text:p/>
          </table:table-cell>
          <table:table-cell table:formula="of:=IF([.D34]=&quot;&quot;;&quot;&quot;;&quot;'&quot;&amp;[.D$1]&amp;&quot;': '&quot;&amp;[.D34]&amp;&quot;', &quot;)">
            <text:p/>
          </table:table-cell>
          <table:table-cell table:formula="of:=IF([.E34]=&quot;&quot;;&quot;&quot;;&quot;'&quot;&amp;[.E$1]&amp;&quot;': '&quot;&amp;[.E34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4" table:number-columns-repeated="3"/>
          <table:table-cell table:style-name="ce6"/>
          <table:table-cell table:number-columns-repeated="3"/>
          <table:table-cell table:formula="of:=IF([.B35]=&quot;&quot;;&quot;&quot;;&quot;'&quot;&amp;[.B$1]&amp;&quot;': '&quot;&amp;[.B35]&amp;&quot;', &quot;)">
            <text:p/>
          </table:table-cell>
          <table:table-cell table:formula="of:=IF([.C35]=&quot;&quot;;&quot;&quot;;&quot;'&quot;&amp;[.C$1]&amp;&quot;': '&quot;&amp;[.C35]&amp;&quot;', &quot;)">
            <text:p/>
          </table:table-cell>
          <table:table-cell table:formula="of:=IF([.D35]=&quot;&quot;;&quot;&quot;;&quot;'&quot;&amp;[.D$1]&amp;&quot;': '&quot;&amp;[.D35]&amp;&quot;', &quot;)">
            <text:p/>
          </table:table-cell>
          <table:table-cell table:formula="of:=IF([.E35]=&quot;&quot;;&quot;&quot;;&quot;'&quot;&amp;[.E$1]&amp;&quot;': '&quot;&amp;[.E35]&amp;&quot;', &quot;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# los relativos son anáforas, pero quizá no deberían ser antecedentes de ninguna otra anáfora</text:p>
          </table:table-cell>
          <table:table-cell table:formula="of:=IF([.B36]=&quot;&quot;;&quot;&quot;;&quot;'&quot;&amp;[.B$1]&amp;&quot;': '&quot;&amp;[.B36]&amp;&quot;', &quot;)">
            <text:p/>
          </table:table-cell>
          <table:table-cell table:formula="of:=IF([.C36]=&quot;&quot;;&quot;&quot;;&quot;'&quot;&amp;[.C$1]&amp;&quot;': '&quot;&amp;[.C36]&amp;&quot;', &quot;)">
            <text:p/>
          </table:table-cell>
          <table:table-cell table:formula="of:=IF([.D36]=&quot;&quot;;&quot;&quot;;&quot;'&quot;&amp;[.D$1]&amp;&quot;': '&quot;&amp;[.D36]&amp;&quot;', &quot;)">
            <text:p/>
          </table:table-cell>
          <table:table-cell table:formula="of:=IF([.E36]=&quot;&quot;;&quot;&quot;;&quot;'&quot;&amp;[.E$1]&amp;&quot;': '&quot;&amp;[.E36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cuy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37]&amp;&quot;': {&quot;&amp;COM.MICROSOFT.CONCAT([.H37:.K37])&amp;&quot;},&quot;" office:value-type="string" office:string-value="'cuyo': {'lemma': 'cuyo', 'gen': 'masc', 'num': 'sing', }," calcext:value-type="string">
            <text:p>'cuyo': {'lemma': 'cuyo', 'gen': 'masc', 'num': 'sing', },</text:p>
          </table:table-cell>
          <table:table-cell table:formula="of:=IF([.B37]=&quot;&quot;;&quot;&quot;;&quot;'&quot;&amp;[.B$1]&amp;&quot;': '&quot;&amp;[.B37]&amp;&quot;', &quot;)" office:value-type="string" office:string-value="'lemma': 'cuyo', " calcext:value-type="string">
            <text:p>'lemma': 'cuyo', </text:p>
          </table:table-cell>
          <table:table-cell table:formula="of:=IF([.C37]=&quot;&quot;;&quot;&quot;;&quot;'&quot;&amp;[.C$1]&amp;&quot;': '&quot;&amp;[.C37]&amp;&quot;', &quot;)">
            <text:p/>
          </table:table-cell>
          <table:table-cell table:formula="of:=IF([.D37]=&quot;&quot;;&quot;&quot;;&quot;'&quot;&amp;[.D$1]&amp;&quot;': '&quot;&amp;[.D37]&amp;&quot;', &quot;)" office:value-type="string" office:string-value="'gen': 'masc', " calcext:value-type="string">
            <text:p>'gen': 'masc', </text:p>
          </table:table-cell>
          <table:table-cell table:formula="of:=IF([.E37]=&quot;&quot;;&quot;&quot;;&quot;'&quot;&amp;[.E$1]&amp;&quot;': '&quot;&amp;[.E3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cuya</text:p>
          </table:table-cell>
          <table:table-cell office:value-type="string" calcext:value-type="string">
            <text:p>cuy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38]&amp;&quot;': {&quot;&amp;COM.MICROSOFT.CONCAT([.H38:.K38])&amp;&quot;},&quot;" office:value-type="string" office:string-value="'cuya': {'lemma': 'cuyo', 'gen': 'fem', 'num': 'sing', }," calcext:value-type="string">
            <text:p>'cuya': {'lemma': 'cuyo', 'gen': 'fem', 'num': 'sing', },</text:p>
          </table:table-cell>
          <table:table-cell table:formula="of:=IF([.B38]=&quot;&quot;;&quot;&quot;;&quot;'&quot;&amp;[.B$1]&amp;&quot;': '&quot;&amp;[.B38]&amp;&quot;', &quot;)" office:value-type="string" office:string-value="'lemma': 'cuyo', " calcext:value-type="string">
            <text:p>'lemma': 'cuyo', </text:p>
          </table:table-cell>
          <table:table-cell table:formula="of:=IF([.C38]=&quot;&quot;;&quot;&quot;;&quot;'&quot;&amp;[.C$1]&amp;&quot;': '&quot;&amp;[.C38]&amp;&quot;', &quot;)">
            <text:p/>
          </table:table-cell>
          <table:table-cell table:formula="of:=IF([.D38]=&quot;&quot;;&quot;&quot;;&quot;'&quot;&amp;[.D$1]&amp;&quot;': '&quot;&amp;[.D38]&amp;&quot;', &quot;)" office:value-type="string" office:string-value="'gen': 'fem', " calcext:value-type="string">
            <text:p>'gen': 'fem', </text:p>
          </table:table-cell>
          <table:table-cell table:formula="of:=IF([.E38]=&quot;&quot;;&quot;&quot;;&quot;'&quot;&amp;[.E$1]&amp;&quot;': '&quot;&amp;[.E3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cuyos</text:p>
          </table:table-cell>
          <table:table-cell office:value-type="string" calcext:value-type="string">
            <text:p>cuy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39]&amp;&quot;': {&quot;&amp;COM.MICROSOFT.CONCAT([.H39:.K39])&amp;&quot;},&quot;" office:value-type="string" office:string-value="'cuyos': {'lemma': 'cuyo', 'gen': 'masc', 'num': 'pl', }," calcext:value-type="string">
            <text:p>'cuyos': {'lemma': 'cuyo', 'gen': 'masc', 'num': 'pl', },</text:p>
          </table:table-cell>
          <table:table-cell table:formula="of:=IF([.B39]=&quot;&quot;;&quot;&quot;;&quot;'&quot;&amp;[.B$1]&amp;&quot;': '&quot;&amp;[.B39]&amp;&quot;', &quot;)" office:value-type="string" office:string-value="'lemma': 'cuyo', " calcext:value-type="string">
            <text:p>'lemma': 'cuyo', </text:p>
          </table:table-cell>
          <table:table-cell table:formula="of:=IF([.C39]=&quot;&quot;;&quot;&quot;;&quot;'&quot;&amp;[.C$1]&amp;&quot;': '&quot;&amp;[.C39]&amp;&quot;', &quot;)">
            <text:p/>
          </table:table-cell>
          <table:table-cell table:formula="of:=IF([.D39]=&quot;&quot;;&quot;&quot;;&quot;'&quot;&amp;[.D$1]&amp;&quot;': '&quot;&amp;[.D39]&amp;&quot;', &quot;)" office:value-type="string" office:string-value="'gen': 'masc', " calcext:value-type="string">
            <text:p>'gen': 'masc', </text:p>
          </table:table-cell>
          <table:table-cell table:formula="of:=IF([.E39]=&quot;&quot;;&quot;&quot;;&quot;'&quot;&amp;[.E$1]&amp;&quot;': '&quot;&amp;[.E3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cuyas</text:p>
          </table:table-cell>
          <table:table-cell office:value-type="string" calcext:value-type="string">
            <text:p>cuy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40]&amp;&quot;': {&quot;&amp;COM.MICROSOFT.CONCAT([.H40:.K40])&amp;&quot;},&quot;" office:value-type="string" office:string-value="'cuyas': {'lemma': 'cuyo', 'gen': 'fem', 'num': 'pl', }," calcext:value-type="string">
            <text:p>'cuyas': {'lemma': 'cuyo', 'gen': 'fem', 'num': 'pl', },</text:p>
          </table:table-cell>
          <table:table-cell table:formula="of:=IF([.B40]=&quot;&quot;;&quot;&quot;;&quot;'&quot;&amp;[.B$1]&amp;&quot;': '&quot;&amp;[.B40]&amp;&quot;', &quot;)" office:value-type="string" office:string-value="'lemma': 'cuyo', " calcext:value-type="string">
            <text:p>'lemma': 'cuyo', </text:p>
          </table:table-cell>
          <table:table-cell table:formula="of:=IF([.C40]=&quot;&quot;;&quot;&quot;;&quot;'&quot;&amp;[.C$1]&amp;&quot;': '&quot;&amp;[.C40]&amp;&quot;', &quot;)">
            <text:p/>
          </table:table-cell>
          <table:table-cell table:formula="of:=IF([.D40]=&quot;&quot;;&quot;&quot;;&quot;'&quot;&amp;[.D$1]&amp;&quot;': '&quot;&amp;[.D40]&amp;&quot;', &quot;)" office:value-type="string" office:string-value="'gen': 'fem', " calcext:value-type="string">
            <text:p>'gen': 'fem', </text:p>
          </table:table-cell>
          <table:table-cell table:formula="of:=IF([.E40]=&quot;&quot;;&quot;&quot;;&quot;'&quot;&amp;[.E$1]&amp;&quot;': '&quot;&amp;[.E4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cual</text:p>
          </table:table-cell>
          <table:table-cell table:number-columns-repeated="2"/>
          <table:table-cell office:value-type="string" calcext:value-type="string">
            <text:p>sing</text:p>
          </table:table-cell>
          <table:table-cell/>
          <table:table-cell table:formula="of:=&quot;'&quot;&amp;[.A41]&amp;&quot;': {&quot;&amp;COM.MICROSOFT.CONCAT([.H41:.K41])&amp;&quot;},&quot;" office:value-type="string" office:string-value="'cual': {'lemma': 'cual', 'num': 'sing', }," calcext:value-type="string">
            <text:p>'cual': {'lemma': 'cual', 'num': 'sing', },</text:p>
          </table:table-cell>
          <table:table-cell table:formula="of:=IF([.B41]=&quot;&quot;;&quot;&quot;;&quot;'&quot;&amp;[.B$1]&amp;&quot;': '&quot;&amp;[.B41]&amp;&quot;', &quot;)" office:value-type="string" office:string-value="'lemma': 'cual', " calcext:value-type="string">
            <text:p>'lemma': 'cual', </text:p>
          </table:table-cell>
          <table:table-cell table:formula="of:=IF([.C41]=&quot;&quot;;&quot;&quot;;&quot;'&quot;&amp;[.C$1]&amp;&quot;': '&quot;&amp;[.C41]&amp;&quot;', &quot;)">
            <text:p/>
          </table:table-cell>
          <table:table-cell table:formula="of:=IF([.D41]=&quot;&quot;;&quot;&quot;;&quot;'&quot;&amp;[.D$1]&amp;&quot;': '&quot;&amp;[.D41]&amp;&quot;', &quot;)">
            <text:p/>
          </table:table-cell>
          <table:table-cell table:formula="of:=IF([.E41]=&quot;&quot;;&quot;&quot;;&quot;'&quot;&amp;[.E$1]&amp;&quot;': '&quot;&amp;[.E41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cuales</text:p>
          </table:table-cell>
          <table:table-cell office:value-type="string" calcext:value-type="string">
            <text:p>cual</text:p>
          </table:table-cell>
          <table:table-cell table:number-columns-repeated="2"/>
          <table:table-cell office:value-type="string" calcext:value-type="string">
            <text:p>pl</text:p>
          </table:table-cell>
          <table:table-cell/>
          <table:table-cell table:formula="of:=&quot;'&quot;&amp;[.A42]&amp;&quot;': {&quot;&amp;COM.MICROSOFT.CONCAT([.H42:.K42])&amp;&quot;},&quot;" office:value-type="string" office:string-value="'cuales': {'lemma': 'cual', 'num': 'pl', }," calcext:value-type="string">
            <text:p>'cuales': {'lemma': 'cual', 'num': 'pl', },</text:p>
          </table:table-cell>
          <table:table-cell table:formula="of:=IF([.B42]=&quot;&quot;;&quot;&quot;;&quot;'&quot;&amp;[.B$1]&amp;&quot;': '&quot;&amp;[.B42]&amp;&quot;', &quot;)" office:value-type="string" office:string-value="'lemma': 'cual', " calcext:value-type="string">
            <text:p>'lemma': 'cual', </text:p>
          </table:table-cell>
          <table:table-cell table:formula="of:=IF([.C42]=&quot;&quot;;&quot;&quot;;&quot;'&quot;&amp;[.C$1]&amp;&quot;': '&quot;&amp;[.C42]&amp;&quot;', &quot;)">
            <text:p/>
          </table:table-cell>
          <table:table-cell table:formula="of:=IF([.D42]=&quot;&quot;;&quot;&quot;;&quot;'&quot;&amp;[.D$1]&amp;&quot;': '&quot;&amp;[.D42]&amp;&quot;', &quot;)">
            <text:p/>
          </table:table-cell>
          <table:table-cell table:formula="of:=IF([.E42]=&quot;&quot;;&quot;&quot;;&quot;'&quot;&amp;[.E$1]&amp;&quot;': '&quot;&amp;[.E42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quien</text:p>
          </table:table-cell>
          <table:table-cell table:number-columns-repeated="2"/>
          <table:table-cell office:value-type="string" calcext:value-type="string">
            <text:p>sing</text:p>
          </table:table-cell>
          <table:table-cell/>
          <table:table-cell table:formula="of:=&quot;'&quot;&amp;[.A43]&amp;&quot;': {&quot;&amp;COM.MICROSOFT.CONCAT([.H43:.K43])&amp;&quot;},&quot;" office:value-type="string" office:string-value="'quien': {'lemma': 'quien', 'num': 'sing', }," calcext:value-type="string">
            <text:p>'quien': {'lemma': 'quien', 'num': 'sing', },</text:p>
          </table:table-cell>
          <table:table-cell table:formula="of:=IF([.B43]=&quot;&quot;;&quot;&quot;;&quot;'&quot;&amp;[.B$1]&amp;&quot;': '&quot;&amp;[.B43]&amp;&quot;', &quot;)" office:value-type="string" office:string-value="'lemma': 'quien', " calcext:value-type="string">
            <text:p>'lemma': 'quien', </text:p>
          </table:table-cell>
          <table:table-cell table:formula="of:=IF([.C43]=&quot;&quot;;&quot;&quot;;&quot;'&quot;&amp;[.C$1]&amp;&quot;': '&quot;&amp;[.C43]&amp;&quot;', &quot;)">
            <text:p/>
          </table:table-cell>
          <table:table-cell table:formula="of:=IF([.D43]=&quot;&quot;;&quot;&quot;;&quot;'&quot;&amp;[.D$1]&amp;&quot;': '&quot;&amp;[.D43]&amp;&quot;', &quot;)">
            <text:p/>
          </table:table-cell>
          <table:table-cell table:formula="of:=IF([.E43]=&quot;&quot;;&quot;&quot;;&quot;'&quot;&amp;[.E$1]&amp;&quot;': '&quot;&amp;[.E4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quienes</text:p>
          </table:table-cell>
          <table:table-cell office:value-type="string" calcext:value-type="string">
            <text:p>quien</text:p>
          </table:table-cell>
          <table:table-cell table:number-columns-repeated="2"/>
          <table:table-cell office:value-type="string" calcext:value-type="string">
            <text:p>pl</text:p>
          </table:table-cell>
          <table:table-cell/>
          <table:table-cell table:formula="of:=&quot;'&quot;&amp;[.A44]&amp;&quot;': {&quot;&amp;COM.MICROSOFT.CONCAT([.H44:.K44])&amp;&quot;},&quot;" office:value-type="string" office:string-value="'quienes': {'lemma': 'quien', 'num': 'pl', }," calcext:value-type="string">
            <text:p>'quienes': {'lemma': 'quien', 'num': 'pl', },</text:p>
          </table:table-cell>
          <table:table-cell table:formula="of:=IF([.B44]=&quot;&quot;;&quot;&quot;;&quot;'&quot;&amp;[.B$1]&amp;&quot;': '&quot;&amp;[.B44]&amp;&quot;', &quot;)" office:value-type="string" office:string-value="'lemma': 'quien', " calcext:value-type="string">
            <text:p>'lemma': 'quien', </text:p>
          </table:table-cell>
          <table:table-cell table:formula="of:=IF([.C44]=&quot;&quot;;&quot;&quot;;&quot;'&quot;&amp;[.C$1]&amp;&quot;': '&quot;&amp;[.C44]&amp;&quot;', &quot;)">
            <text:p/>
          </table:table-cell>
          <table:table-cell table:formula="of:=IF([.D44]=&quot;&quot;;&quot;&quot;;&quot;'&quot;&amp;[.D$1]&amp;&quot;': '&quot;&amp;[.D44]&amp;&quot;', &quot;)">
            <text:p/>
          </table:table-cell>
          <table:table-cell table:formula="of:=IF([.E44]=&quot;&quot;;&quot;&quot;;&quot;'&quot;&amp;[.E$1]&amp;&quot;': '&quot;&amp;[.E44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cuant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45]&amp;&quot;': {&quot;&amp;COM.MICROSOFT.CONCAT([.H45:.K45])&amp;&quot;},&quot;" office:value-type="string" office:string-value="'cuanto': {'lemma': 'cuanto', 'gen': 'masc', 'num': 'sing', }," calcext:value-type="string">
            <text:p>'cuanto': {'lemma': 'cuanto', 'gen': 'masc', 'num': 'sing', },</text:p>
          </table:table-cell>
          <table:table-cell table:formula="of:=IF([.B45]=&quot;&quot;;&quot;&quot;;&quot;'&quot;&amp;[.B$1]&amp;&quot;': '&quot;&amp;[.B45]&amp;&quot;', &quot;)" office:value-type="string" office:string-value="'lemma': 'cuanto', " calcext:value-type="string">
            <text:p>'lemma': 'cuanto', </text:p>
          </table:table-cell>
          <table:table-cell table:formula="of:=IF([.C45]=&quot;&quot;;&quot;&quot;;&quot;'&quot;&amp;[.C$1]&amp;&quot;': '&quot;&amp;[.C45]&amp;&quot;', &quot;)">
            <text:p/>
          </table:table-cell>
          <table:table-cell table:formula="of:=IF([.D45]=&quot;&quot;;&quot;&quot;;&quot;'&quot;&amp;[.D$1]&amp;&quot;': '&quot;&amp;[.D45]&amp;&quot;', &quot;)" office:value-type="string" office:string-value="'gen': 'masc', " calcext:value-type="string">
            <text:p>'gen': 'masc', </text:p>
          </table:table-cell>
          <table:table-cell table:formula="of:=IF([.E45]=&quot;&quot;;&quot;&quot;;&quot;'&quot;&amp;[.E$1]&amp;&quot;': '&quot;&amp;[.E45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cuanta</text:p>
          </table:table-cell>
          <table:table-cell office:value-type="string" calcext:value-type="string">
            <text:p>cuant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46]&amp;&quot;': {&quot;&amp;COM.MICROSOFT.CONCAT([.H46:.K46])&amp;&quot;},&quot;" office:value-type="string" office:string-value="'cuanta': {'lemma': 'cuanto', 'gen': 'fem', 'num': 'sing', }," calcext:value-type="string">
            <text:p>'cuanta': {'lemma': 'cuanto', 'gen': 'fem', 'num': 'sing', },</text:p>
          </table:table-cell>
          <table:table-cell table:formula="of:=IF([.B46]=&quot;&quot;;&quot;&quot;;&quot;'&quot;&amp;[.B$1]&amp;&quot;': '&quot;&amp;[.B46]&amp;&quot;', &quot;)" office:value-type="string" office:string-value="'lemma': 'cuanto', " calcext:value-type="string">
            <text:p>'lemma': 'cuanto', </text:p>
          </table:table-cell>
          <table:table-cell table:formula="of:=IF([.C46]=&quot;&quot;;&quot;&quot;;&quot;'&quot;&amp;[.C$1]&amp;&quot;': '&quot;&amp;[.C46]&amp;&quot;', &quot;)">
            <text:p/>
          </table:table-cell>
          <table:table-cell table:formula="of:=IF([.D46]=&quot;&quot;;&quot;&quot;;&quot;'&quot;&amp;[.D$1]&amp;&quot;': '&quot;&amp;[.D46]&amp;&quot;', &quot;)" office:value-type="string" office:string-value="'gen': 'fem', " calcext:value-type="string">
            <text:p>'gen': 'fem', </text:p>
          </table:table-cell>
          <table:table-cell table:formula="of:=IF([.E46]=&quot;&quot;;&quot;&quot;;&quot;'&quot;&amp;[.E$1]&amp;&quot;': '&quot;&amp;[.E46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cuantos</text:p>
          </table:table-cell>
          <table:table-cell office:value-type="string" calcext:value-type="string">
            <text:p>cuant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47]&amp;&quot;': {&quot;&amp;COM.MICROSOFT.CONCAT([.H47:.K47])&amp;&quot;},&quot;" office:value-type="string" office:string-value="'cuantos': {'lemma': 'cuanto', 'gen': 'masc', 'num': 'pl', }," calcext:value-type="string">
            <text:p>'cuantos': {'lemma': 'cuanto', 'gen': 'masc', 'num': 'pl', },</text:p>
          </table:table-cell>
          <table:table-cell table:formula="of:=IF([.B47]=&quot;&quot;;&quot;&quot;;&quot;'&quot;&amp;[.B$1]&amp;&quot;': '&quot;&amp;[.B47]&amp;&quot;', &quot;)" office:value-type="string" office:string-value="'lemma': 'cuanto', " calcext:value-type="string">
            <text:p>'lemma': 'cuanto', </text:p>
          </table:table-cell>
          <table:table-cell table:formula="of:=IF([.C47]=&quot;&quot;;&quot;&quot;;&quot;'&quot;&amp;[.C$1]&amp;&quot;': '&quot;&amp;[.C47]&amp;&quot;', &quot;)">
            <text:p/>
          </table:table-cell>
          <table:table-cell table:formula="of:=IF([.D47]=&quot;&quot;;&quot;&quot;;&quot;'&quot;&amp;[.D$1]&amp;&quot;': '&quot;&amp;[.D47]&amp;&quot;', &quot;)" office:value-type="string" office:string-value="'gen': 'masc', " calcext:value-type="string">
            <text:p>'gen': 'masc', </text:p>
          </table:table-cell>
          <table:table-cell table:formula="of:=IF([.E47]=&quot;&quot;;&quot;&quot;;&quot;'&quot;&amp;[.E$1]&amp;&quot;': '&quot;&amp;[.E47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cuantas</text:p>
          </table:table-cell>
          <table:table-cell office:value-type="string" calcext:value-type="string">
            <text:p>cuant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48]&amp;&quot;': {&quot;&amp;COM.MICROSOFT.CONCAT([.H48:.K48])&amp;&quot;},&quot;" office:value-type="string" office:string-value="'cuantas': {'lemma': 'cuanto', 'gen': 'fem', 'num': 'pl', }," calcext:value-type="string">
            <text:p>'cuantas': {'lemma': 'cuanto', 'gen': 'fem', 'num': 'pl', },</text:p>
          </table:table-cell>
          <table:table-cell table:formula="of:=IF([.B48]=&quot;&quot;;&quot;&quot;;&quot;'&quot;&amp;[.B$1]&amp;&quot;': '&quot;&amp;[.B48]&amp;&quot;', &quot;)" office:value-type="string" office:string-value="'lemma': 'cuanto', " calcext:value-type="string">
            <text:p>'lemma': 'cuanto', </text:p>
          </table:table-cell>
          <table:table-cell table:formula="of:=IF([.C48]=&quot;&quot;;&quot;&quot;;&quot;'&quot;&amp;[.C$1]&amp;&quot;': '&quot;&amp;[.C48]&amp;&quot;', &quot;)">
            <text:p/>
          </table:table-cell>
          <table:table-cell table:formula="of:=IF([.D48]=&quot;&quot;;&quot;&quot;;&quot;'&quot;&amp;[.D$1]&amp;&quot;': '&quot;&amp;[.D48]&amp;&quot;', &quot;)" office:value-type="string" office:string-value="'gen': 'fem', " calcext:value-type="string">
            <text:p>'gen': 'fem', </text:p>
          </table:table-cell>
          <table:table-cell table:formula="of:=IF([.E48]=&quot;&quot;;&quot;&quot;;&quot;'&quot;&amp;[.E$1]&amp;&quot;': '&quot;&amp;[.E48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donde</text:p>
          </table:table-cell>
          <table:table-cell table:number-columns-repeated="4"/>
          <table:table-cell table:formula="of:=&quot;'&quot;&amp;[.A49]&amp;&quot;': {&quot;&amp;COM.MICROSOFT.CONCAT([.H49:.K49])&amp;&quot;},&quot;" office:value-type="string" office:string-value="'donde': {'lemma': 'donde', }," calcext:value-type="string">
            <text:p>'donde': {'lemma': 'donde', },</text:p>
          </table:table-cell>
          <table:table-cell table:formula="of:=IF([.B49]=&quot;&quot;;&quot;&quot;;&quot;'&quot;&amp;[.B$1]&amp;&quot;': '&quot;&amp;[.B49]&amp;&quot;', &quot;)" office:value-type="string" office:string-value="'lemma': 'donde', " calcext:value-type="string">
            <text:p>'lemma': 'donde', </text:p>
          </table:table-cell>
          <table:table-cell table:formula="of:=IF([.C49]=&quot;&quot;;&quot;&quot;;&quot;'&quot;&amp;[.C$1]&amp;&quot;': '&quot;&amp;[.C49]&amp;&quot;', &quot;)">
            <text:p/>
          </table:table-cell>
          <table:table-cell table:formula="of:=IF([.D49]=&quot;&quot;;&quot;&quot;;&quot;'&quot;&amp;[.D$1]&amp;&quot;': '&quot;&amp;[.D49]&amp;&quot;', &quot;)">
            <text:p/>
          </table:table-cell>
          <table:table-cell table:formula="of:=IF([.E49]=&quot;&quot;;&quot;&quot;;&quot;'&quot;&amp;[.E$1]&amp;&quot;': '&quot;&amp;[.E49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que</text:p>
          </table:table-cell>
          <table:table-cell table:number-columns-repeated="4"/>
          <table:table-cell table:formula="of:=&quot;'&quot;&amp;[.A50]&amp;&quot;': {&quot;&amp;COM.MICROSOFT.CONCAT([.H50:.K50])&amp;&quot;},&quot;" office:value-type="string" office:string-value="'que': {'lemma': 'que', }," calcext:value-type="string">
            <text:p>'que': {'lemma': 'que', },</text:p>
          </table:table-cell>
          <table:table-cell table:formula="of:=IF([.B50]=&quot;&quot;;&quot;&quot;;&quot;'&quot;&amp;[.B$1]&amp;&quot;': '&quot;&amp;[.B50]&amp;&quot;', &quot;)" office:value-type="string" office:string-value="'lemma': 'que', " calcext:value-type="string">
            <text:p>'lemma': 'que', </text:p>
          </table:table-cell>
          <table:table-cell table:formula="of:=IF([.C50]=&quot;&quot;;&quot;&quot;;&quot;'&quot;&amp;[.C$1]&amp;&quot;': '&quot;&amp;[.C50]&amp;&quot;', &quot;)">
            <text:p/>
          </table:table-cell>
          <table:table-cell table:formula="of:=IF([.D50]=&quot;&quot;;&quot;&quot;;&quot;'&quot;&amp;[.D$1]&amp;&quot;': '&quot;&amp;[.D50]&amp;&quot;', &quot;)">
            <text:p/>
          </table:table-cell>
          <table:table-cell table:formula="of:=IF([.E50]=&quot;&quot;;&quot;&quot;;&quot;'&quot;&amp;[.E$1]&amp;&quot;': '&quot;&amp;[.E50]&amp;&quot;', &quot;)">
            <text:p/>
          </table:table-cell>
        </table:table-row>
        <table:table-row table:style-name="ro1">
          <table:table-cell table:number-columns-repeated="7"/>
          <table:table-cell table:formula="of:=IF([.B51]=&quot;&quot;;&quot;&quot;;&quot;'&quot;&amp;[.B$1]&amp;&quot;': '&quot;&amp;[.B51]&amp;&quot;', &quot;)">
            <text:p/>
          </table:table-cell>
          <table:table-cell table:formula="of:=IF([.C51]=&quot;&quot;;&quot;&quot;;&quot;'&quot;&amp;[.C$1]&amp;&quot;': '&quot;&amp;[.C51]&amp;&quot;', &quot;)">
            <text:p/>
          </table:table-cell>
          <table:table-cell table:formula="of:=IF([.D51]=&quot;&quot;;&quot;&quot;;&quot;'&quot;&amp;[.D$1]&amp;&quot;': '&quot;&amp;[.D51]&amp;&quot;', &quot;)">
            <text:p/>
          </table:table-cell>
          <table:table-cell table:formula="of:=IF([.E51]=&quot;&quot;;&quot;&quot;;&quot;'&quot;&amp;[.E$1]&amp;&quot;': '&quot;&amp;[.E51]&amp;&quot;', &quot;)">
            <text:p/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# INDEFINIDOS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54]&amp;&quot;': {&quot;&amp;COM.MICROSOFT.CONCAT([.H54:.K54])&amp;&quot;},&quot;" office:value-type="string" office:string-value="'uno': {'lemma': 'uno', 'gen': 'masc', 'num': 'sing', }," calcext:value-type="string">
            <text:p>'uno': {'lemma': 'uno', 'gen': 'masc', 'num': 'sing', },</text:p>
          </table:table-cell>
          <table:table-cell table:formula="of:=IF([.B54]=&quot;&quot;;&quot;&quot;;&quot;'&quot;&amp;[.B$1]&amp;&quot;': '&quot;&amp;[.B54]&amp;&quot;', &quot;)" office:value-type="string" office:string-value="'lemma': 'uno', " calcext:value-type="string">
            <text:p>'lemma': 'uno', </text:p>
          </table:table-cell>
          <table:table-cell table:formula="of:=IF([.C54]=&quot;&quot;;&quot;&quot;;&quot;'&quot;&amp;[.C$1]&amp;&quot;': '&quot;&amp;[.C54]&amp;&quot;', &quot;)">
            <text:p/>
          </table:table-cell>
          <table:table-cell table:formula="of:=IF([.D54]=&quot;&quot;;&quot;&quot;;&quot;'&quot;&amp;[.D$1]&amp;&quot;': '&quot;&amp;[.D54]&amp;&quot;', &quot;)" office:value-type="string" office:string-value="'gen': 'masc', " calcext:value-type="string">
            <text:p>'gen': 'masc', </text:p>
          </table:table-cell>
          <table:table-cell table:formula="of:=IF([.E54]=&quot;&quot;;&quot;&quot;;&quot;'&quot;&amp;[.E$1]&amp;&quot;': '&quot;&amp;[.E5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style-name="ce1" office:value-type="string" calcext:value-type="string">
            <text:p>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55]&amp;&quot;': {&quot;&amp;COM.MICROSOFT.CONCAT([.H55:.K55])&amp;&quot;},&quot;" office:value-type="string" office:string-value="'un': {'lemma': 'uno', 'gen': 'masc', 'num': 'sing', }," calcext:value-type="string">
            <text:p>'un': {'lemma': 'uno', 'gen': 'masc', 'num': 'sing', },</text:p>
          </table:table-cell>
          <table:table-cell table:formula="of:=IF([.B55]=&quot;&quot;;&quot;&quot;;&quot;'&quot;&amp;[.B$1]&amp;&quot;': '&quot;&amp;[.B55]&amp;&quot;', &quot;)" office:value-type="string" office:string-value="'lemma': 'uno', " calcext:value-type="string">
            <text:p>'lemma': 'uno', </text:p>
          </table:table-cell>
          <table:table-cell table:formula="of:=IF([.C55]=&quot;&quot;;&quot;&quot;;&quot;'&quot;&amp;[.C$1]&amp;&quot;': '&quot;&amp;[.C55]&amp;&quot;', &quot;)">
            <text:p/>
          </table:table-cell>
          <table:table-cell table:formula="of:=IF([.D55]=&quot;&quot;;&quot;&quot;;&quot;'&quot;&amp;[.D$1]&amp;&quot;': '&quot;&amp;[.D55]&amp;&quot;', &quot;)" office:value-type="string" office:string-value="'gen': 'masc', " calcext:value-type="string">
            <text:p>'gen': 'masc', </text:p>
          </table:table-cell>
          <table:table-cell table:formula="of:=IF([.E55]=&quot;&quot;;&quot;&quot;;&quot;'&quot;&amp;[.E$1]&amp;&quot;': '&quot;&amp;[.E55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table:style-name="ce1" office:value-type="string" calcext:value-type="string">
            <text:p>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56]&amp;&quot;': {&quot;&amp;COM.MICROSOFT.CONCAT([.H56:.K56])&amp;&quot;},&quot;" office:value-type="string" office:string-value="'una': {'lemma': 'uno', 'gen': 'fem', 'num': 'sing', }," calcext:value-type="string">
            <text:p>'una': {'lemma': 'uno', 'gen': 'fem', 'num': 'sing', },</text:p>
          </table:table-cell>
          <table:table-cell table:formula="of:=IF([.B56]=&quot;&quot;;&quot;&quot;;&quot;'&quot;&amp;[.B$1]&amp;&quot;': '&quot;&amp;[.B56]&amp;&quot;', &quot;)" office:value-type="string" office:string-value="'lemma': 'uno', " calcext:value-type="string">
            <text:p>'lemma': 'uno', </text:p>
          </table:table-cell>
          <table:table-cell table:formula="of:=IF([.C56]=&quot;&quot;;&quot;&quot;;&quot;'&quot;&amp;[.C$1]&amp;&quot;': '&quot;&amp;[.C56]&amp;&quot;', &quot;)">
            <text:p/>
          </table:table-cell>
          <table:table-cell table:formula="of:=IF([.D56]=&quot;&quot;;&quot;&quot;;&quot;'&quot;&amp;[.D$1]&amp;&quot;': '&quot;&amp;[.D56]&amp;&quot;', &quot;)" office:value-type="string" office:string-value="'gen': 'fem', " calcext:value-type="string">
            <text:p>'gen': 'fem', </text:p>
          </table:table-cell>
          <table:table-cell table:formula="of:=IF([.E56]=&quot;&quot;;&quot;&quot;;&quot;'&quot;&amp;[.E$1]&amp;&quot;': '&quot;&amp;[.E56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unos</text:p>
          </table:table-cell>
          <table:table-cell table:style-name="ce1" office:value-type="string" calcext:value-type="string">
            <text:p>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57]&amp;&quot;': {&quot;&amp;COM.MICROSOFT.CONCAT([.H57:.K57])&amp;&quot;},&quot;" office:value-type="string" office:string-value="'unos': {'lemma': 'uno', 'gen': 'masc', 'num': 'pl', }," calcext:value-type="string">
            <text:p>'unos': {'lemma': 'uno', 'gen': 'masc', 'num': 'pl', },</text:p>
          </table:table-cell>
          <table:table-cell table:formula="of:=IF([.B57]=&quot;&quot;;&quot;&quot;;&quot;'&quot;&amp;[.B$1]&amp;&quot;': '&quot;&amp;[.B57]&amp;&quot;', &quot;)" office:value-type="string" office:string-value="'lemma': 'uno', " calcext:value-type="string">
            <text:p>'lemma': 'uno', </text:p>
          </table:table-cell>
          <table:table-cell table:formula="of:=IF([.C57]=&quot;&quot;;&quot;&quot;;&quot;'&quot;&amp;[.C$1]&amp;&quot;': '&quot;&amp;[.C57]&amp;&quot;', &quot;)">
            <text:p/>
          </table:table-cell>
          <table:table-cell table:formula="of:=IF([.D57]=&quot;&quot;;&quot;&quot;;&quot;'&quot;&amp;[.D$1]&amp;&quot;': '&quot;&amp;[.D57]&amp;&quot;', &quot;)" office:value-type="string" office:string-value="'gen': 'masc', " calcext:value-type="string">
            <text:p>'gen': 'masc', </text:p>
          </table:table-cell>
          <table:table-cell table:formula="of:=IF([.E57]=&quot;&quot;;&quot;&quot;;&quot;'&quot;&amp;[.E$1]&amp;&quot;': '&quot;&amp;[.E57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unas</text:p>
          </table:table-cell>
          <table:table-cell table:style-name="ce1" office:value-type="string" calcext:value-type="string">
            <text:p>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58]&amp;&quot;': {&quot;&amp;COM.MICROSOFT.CONCAT([.H58:.K58])&amp;&quot;},&quot;" office:value-type="string" office:string-value="'unas': {'lemma': 'uno', 'gen': 'fem', 'num': 'pl', }," calcext:value-type="string">
            <text:p>'unas': {'lemma': 'uno', 'gen': 'fem', 'num': 'pl', },</text:p>
          </table:table-cell>
          <table:table-cell table:formula="of:=IF([.B58]=&quot;&quot;;&quot;&quot;;&quot;'&quot;&amp;[.B$1]&amp;&quot;': '&quot;&amp;[.B58]&amp;&quot;', &quot;)" office:value-type="string" office:string-value="'lemma': 'uno', " calcext:value-type="string">
            <text:p>'lemma': 'uno', </text:p>
          </table:table-cell>
          <table:table-cell table:formula="of:=IF([.C58]=&quot;&quot;;&quot;&quot;;&quot;'&quot;&amp;[.C$1]&amp;&quot;': '&quot;&amp;[.C58]&amp;&quot;', &quot;)">
            <text:p/>
          </table:table-cell>
          <table:table-cell table:formula="of:=IF([.D58]=&quot;&quot;;&quot;&quot;;&quot;'&quot;&amp;[.D$1]&amp;&quot;': '&quot;&amp;[.D58]&amp;&quot;', &quot;)" office:value-type="string" office:string-value="'gen': 'fem', " calcext:value-type="string">
            <text:p>'gen': 'fem', </text:p>
          </table:table-cell>
          <table:table-cell table:formula="of:=IF([.E58]=&quot;&quot;;&quot;&quot;;&quot;'&quot;&amp;[.E$1]&amp;&quot;': '&quot;&amp;[.E58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table:style-name="ce1" office:value-type="string" calcext:value-type="string">
            <text:p>al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59]&amp;&quot;': {&quot;&amp;COM.MICROSOFT.CONCAT([.H59:.K59])&amp;&quot;},&quot;" office:value-type="string" office:string-value="'alguno': {'lemma': 'alguno', 'gen': 'masc', 'num': 'sing', }," calcext:value-type="string">
            <text:p>'alguno': {'lemma': 'alguno', 'gen': 'masc', 'num': 'sing', },</text:p>
          </table:table-cell>
          <table:table-cell table:formula="of:=IF([.B59]=&quot;&quot;;&quot;&quot;;&quot;'&quot;&amp;[.B$1]&amp;&quot;': '&quot;&amp;[.B59]&amp;&quot;', &quot;)" office:value-type="string" office:string-value="'lemma': 'alguno', " calcext:value-type="string">
            <text:p>'lemma': 'alguno', </text:p>
          </table:table-cell>
          <table:table-cell table:formula="of:=IF([.C59]=&quot;&quot;;&quot;&quot;;&quot;'&quot;&amp;[.C$1]&amp;&quot;': '&quot;&amp;[.C59]&amp;&quot;', &quot;)">
            <text:p/>
          </table:table-cell>
          <table:table-cell table:formula="of:=IF([.D59]=&quot;&quot;;&quot;&quot;;&quot;'&quot;&amp;[.D$1]&amp;&quot;': '&quot;&amp;[.D59]&amp;&quot;', &quot;)" office:value-type="string" office:string-value="'gen': 'masc', " calcext:value-type="string">
            <text:p>'gen': 'masc', </text:p>
          </table:table-cell>
          <table:table-cell table:formula="of:=IF([.E59]=&quot;&quot;;&quot;&quot;;&quot;'&quot;&amp;[.E$1]&amp;&quot;': '&quot;&amp;[.E59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lgún</text:p>
          </table:table-cell>
          <table:table-cell table:style-name="ce1" office:value-type="string" calcext:value-type="string">
            <text:p>al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0]&amp;&quot;': {&quot;&amp;COM.MICROSOFT.CONCAT([.H60:.K60])&amp;&quot;},&quot;" office:value-type="string" office:string-value="'algún': {'lemma': 'alguno', 'gen': 'masc', 'num': 'sing', }," calcext:value-type="string">
            <text:p>'algún': {'lemma': 'alguno', 'gen': 'masc', 'num': 'sing', },</text:p>
          </table:table-cell>
          <table:table-cell table:formula="of:=IF([.B60]=&quot;&quot;;&quot;&quot;;&quot;'&quot;&amp;[.B$1]&amp;&quot;': '&quot;&amp;[.B60]&amp;&quot;', &quot;)" office:value-type="string" office:string-value="'lemma': 'alguno', " calcext:value-type="string">
            <text:p>'lemma': 'alguno', </text:p>
          </table:table-cell>
          <table:table-cell table:formula="of:=IF([.C60]=&quot;&quot;;&quot;&quot;;&quot;'&quot;&amp;[.C$1]&amp;&quot;': '&quot;&amp;[.C60]&amp;&quot;', &quot;)">
            <text:p/>
          </table:table-cell>
          <table:table-cell table:formula="of:=IF([.D60]=&quot;&quot;;&quot;&quot;;&quot;'&quot;&amp;[.D$1]&amp;&quot;': '&quot;&amp;[.D60]&amp;&quot;', &quot;)" office:value-type="string" office:string-value="'gen': 'masc', " calcext:value-type="string">
            <text:p>'gen': 'masc', </text:p>
          </table:table-cell>
          <table:table-cell table:formula="of:=IF([.E60]=&quot;&quot;;&quot;&quot;;&quot;'&quot;&amp;[.E$1]&amp;&quot;': '&quot;&amp;[.E60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lguna</text:p>
          </table:table-cell>
          <table:table-cell table:style-name="ce1" office:value-type="string" calcext:value-type="string">
            <text:p>alg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1]&amp;&quot;': {&quot;&amp;COM.MICROSOFT.CONCAT([.H61:.K61])&amp;&quot;},&quot;" office:value-type="string" office:string-value="'alguna': {'lemma': 'alguno', 'gen': 'fem', 'num': 'sing', }," calcext:value-type="string">
            <text:p>'alguna': {'lemma': 'alguno', 'gen': 'fem', 'num': 'sing', },</text:p>
          </table:table-cell>
          <table:table-cell table:formula="of:=IF([.B61]=&quot;&quot;;&quot;&quot;;&quot;'&quot;&amp;[.B$1]&amp;&quot;': '&quot;&amp;[.B61]&amp;&quot;', &quot;)" office:value-type="string" office:string-value="'lemma': 'alguno', " calcext:value-type="string">
            <text:p>'lemma': 'alguno', </text:p>
          </table:table-cell>
          <table:table-cell table:formula="of:=IF([.C61]=&quot;&quot;;&quot;&quot;;&quot;'&quot;&amp;[.C$1]&amp;&quot;': '&quot;&amp;[.C61]&amp;&quot;', &quot;)">
            <text:p/>
          </table:table-cell>
          <table:table-cell table:formula="of:=IF([.D61]=&quot;&quot;;&quot;&quot;;&quot;'&quot;&amp;[.D$1]&amp;&quot;': '&quot;&amp;[.D61]&amp;&quot;', &quot;)" office:value-type="string" office:string-value="'gen': 'fem', " calcext:value-type="string">
            <text:p>'gen': 'fem', </text:p>
          </table:table-cell>
          <table:table-cell table:formula="of:=IF([.E61]=&quot;&quot;;&quot;&quot;;&quot;'&quot;&amp;[.E$1]&amp;&quot;': '&quot;&amp;[.E61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algunos</text:p>
          </table:table-cell>
          <table:table-cell table:style-name="ce1" office:value-type="string" calcext:value-type="string">
            <text:p>al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62]&amp;&quot;': {&quot;&amp;COM.MICROSOFT.CONCAT([.H62:.K62])&amp;&quot;},&quot;" office:value-type="string" office:string-value="'algunos': {'lemma': 'alguno', 'gen': 'masc', 'num': 'pl', }," calcext:value-type="string">
            <text:p>'algunos': {'lemma': 'alguno', 'gen': 'masc', 'num': 'pl', },</text:p>
          </table:table-cell>
          <table:table-cell table:formula="of:=IF([.B62]=&quot;&quot;;&quot;&quot;;&quot;'&quot;&amp;[.B$1]&amp;&quot;': '&quot;&amp;[.B62]&amp;&quot;', &quot;)" office:value-type="string" office:string-value="'lemma': 'alguno', " calcext:value-type="string">
            <text:p>'lemma': 'alguno', </text:p>
          </table:table-cell>
          <table:table-cell table:formula="of:=IF([.C62]=&quot;&quot;;&quot;&quot;;&quot;'&quot;&amp;[.C$1]&amp;&quot;': '&quot;&amp;[.C62]&amp;&quot;', &quot;)">
            <text:p/>
          </table:table-cell>
          <table:table-cell table:formula="of:=IF([.D62]=&quot;&quot;;&quot;&quot;;&quot;'&quot;&amp;[.D$1]&amp;&quot;': '&quot;&amp;[.D62]&amp;&quot;', &quot;)" office:value-type="string" office:string-value="'gen': 'masc', " calcext:value-type="string">
            <text:p>'gen': 'masc', </text:p>
          </table:table-cell>
          <table:table-cell table:formula="of:=IF([.E62]=&quot;&quot;;&quot;&quot;;&quot;'&quot;&amp;[.E$1]&amp;&quot;': '&quot;&amp;[.E62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algunas</text:p>
          </table:table-cell>
          <table:table-cell table:style-name="ce1" office:value-type="string" calcext:value-type="string">
            <text:p>alg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63]&amp;&quot;': {&quot;&amp;COM.MICROSOFT.CONCAT([.H63:.K63])&amp;&quot;},&quot;" office:value-type="string" office:string-value="'algunas': {'lemma': 'alguno', 'gen': 'fem', 'num': 'pl', }," calcext:value-type="string">
            <text:p>'algunas': {'lemma': 'alguno', 'gen': 'fem', 'num': 'pl', },</text:p>
          </table:table-cell>
          <table:table-cell table:formula="of:=IF([.B63]=&quot;&quot;;&quot;&quot;;&quot;'&quot;&amp;[.B$1]&amp;&quot;': '&quot;&amp;[.B63]&amp;&quot;', &quot;)" office:value-type="string" office:string-value="'lemma': 'alguno', " calcext:value-type="string">
            <text:p>'lemma': 'alguno', </text:p>
          </table:table-cell>
          <table:table-cell table:formula="of:=IF([.C63]=&quot;&quot;;&quot;&quot;;&quot;'&quot;&amp;[.C$1]&amp;&quot;': '&quot;&amp;[.C63]&amp;&quot;', &quot;)">
            <text:p/>
          </table:table-cell>
          <table:table-cell table:formula="of:=IF([.D63]=&quot;&quot;;&quot;&quot;;&quot;'&quot;&amp;[.D$1]&amp;&quot;': '&quot;&amp;[.D63]&amp;&quot;', &quot;)" office:value-type="string" office:string-value="'gen': 'fem', " calcext:value-type="string">
            <text:p>'gen': 'fem', </text:p>
          </table:table-cell>
          <table:table-cell table:formula="of:=IF([.E63]=&quot;&quot;;&quot;&quot;;&quot;'&quot;&amp;[.E$1]&amp;&quot;': '&quot;&amp;[.E63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table:style-name="ce1" office:value-type="string" calcext:value-type="string">
            <text:p>nin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4]&amp;&quot;': {&quot;&amp;COM.MICROSOFT.CONCAT([.H64:.K64])&amp;&quot;},&quot;" office:value-type="string" office:string-value="'ninguno': {'lemma': 'ninguno', 'gen': 'masc', 'num': 'sing', }," calcext:value-type="string">
            <text:p>'ninguno': {'lemma': 'ninguno', 'gen': 'masc', 'num': 'sing', },</text:p>
          </table:table-cell>
          <table:table-cell table:formula="of:=IF([.B64]=&quot;&quot;;&quot;&quot;;&quot;'&quot;&amp;[.B$1]&amp;&quot;': '&quot;&amp;[.B64]&amp;&quot;', &quot;)" office:value-type="string" office:string-value="'lemma': 'ninguno', " calcext:value-type="string">
            <text:p>'lemma': 'ninguno', </text:p>
          </table:table-cell>
          <table:table-cell table:formula="of:=IF([.C64]=&quot;&quot;;&quot;&quot;;&quot;'&quot;&amp;[.C$1]&amp;&quot;': '&quot;&amp;[.C64]&amp;&quot;', &quot;)">
            <text:p/>
          </table:table-cell>
          <table:table-cell table:formula="of:=IF([.D64]=&quot;&quot;;&quot;&quot;;&quot;'&quot;&amp;[.D$1]&amp;&quot;': '&quot;&amp;[.D64]&amp;&quot;', &quot;)" office:value-type="string" office:string-value="'gen': 'masc', " calcext:value-type="string">
            <text:p>'gen': 'masc', </text:p>
          </table:table-cell>
          <table:table-cell table:formula="of:=IF([.E64]=&quot;&quot;;&quot;&quot;;&quot;'&quot;&amp;[.E$1]&amp;&quot;': '&quot;&amp;[.E6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ningún</text:p>
          </table:table-cell>
          <table:table-cell table:style-name="ce1" office:value-type="string" calcext:value-type="string">
            <text:p>nin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5]&amp;&quot;': {&quot;&amp;COM.MICROSOFT.CONCAT([.H65:.K65])&amp;&quot;},&quot;" office:value-type="string" office:string-value="'ningún': {'lemma': 'ninguno', 'gen': 'masc', 'num': 'sing', }," calcext:value-type="string">
            <text:p>'ningún': {'lemma': 'ninguno', 'gen': 'masc', 'num': 'sing', },</text:p>
          </table:table-cell>
          <table:table-cell table:formula="of:=IF([.B65]=&quot;&quot;;&quot;&quot;;&quot;'&quot;&amp;[.B$1]&amp;&quot;': '&quot;&amp;[.B65]&amp;&quot;', &quot;)" office:value-type="string" office:string-value="'lemma': 'ninguno', " calcext:value-type="string">
            <text:p>'lemma': 'ninguno', </text:p>
          </table:table-cell>
          <table:table-cell table:formula="of:=IF([.C65]=&quot;&quot;;&quot;&quot;;&quot;'&quot;&amp;[.C$1]&amp;&quot;': '&quot;&amp;[.C65]&amp;&quot;', &quot;)">
            <text:p/>
          </table:table-cell>
          <table:table-cell table:formula="of:=IF([.D65]=&quot;&quot;;&quot;&quot;;&quot;'&quot;&amp;[.D$1]&amp;&quot;': '&quot;&amp;[.D65]&amp;&quot;', &quot;)" office:value-type="string" office:string-value="'gen': 'masc', " calcext:value-type="string">
            <text:p>'gen': 'masc', </text:p>
          </table:table-cell>
          <table:table-cell table:formula="of:=IF([.E65]=&quot;&quot;;&quot;&quot;;&quot;'&quot;&amp;[.E$1]&amp;&quot;': '&quot;&amp;[.E65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ninguna</text:p>
          </table:table-cell>
          <table:table-cell table:style-name="ce1" office:value-type="string" calcext:value-type="string">
            <text:p>ning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6]&amp;&quot;': {&quot;&amp;COM.MICROSOFT.CONCAT([.H66:.K66])&amp;&quot;},&quot;" office:value-type="string" office:string-value="'ninguna': {'lemma': 'ninguno', 'gen': 'fem', 'num': 'sing', }," calcext:value-type="string">
            <text:p>'ninguna': {'lemma': 'ninguno', 'gen': 'fem', 'num': 'sing', },</text:p>
          </table:table-cell>
          <table:table-cell table:formula="of:=IF([.B66]=&quot;&quot;;&quot;&quot;;&quot;'&quot;&amp;[.B$1]&amp;&quot;': '&quot;&amp;[.B66]&amp;&quot;', &quot;)" office:value-type="string" office:string-value="'lemma': 'ninguno', " calcext:value-type="string">
            <text:p>'lemma': 'ninguno', </text:p>
          </table:table-cell>
          <table:table-cell table:formula="of:=IF([.C66]=&quot;&quot;;&quot;&quot;;&quot;'&quot;&amp;[.C$1]&amp;&quot;': '&quot;&amp;[.C66]&amp;&quot;', &quot;)">
            <text:p/>
          </table:table-cell>
          <table:table-cell table:formula="of:=IF([.D66]=&quot;&quot;;&quot;&quot;;&quot;'&quot;&amp;[.D$1]&amp;&quot;': '&quot;&amp;[.D66]&amp;&quot;', &quot;)" office:value-type="string" office:string-value="'gen': 'fem', " calcext:value-type="string">
            <text:p>'gen': 'fem', </text:p>
          </table:table-cell>
          <table:table-cell table:formula="of:=IF([.E66]=&quot;&quot;;&quot;&quot;;&quot;'&quot;&amp;[.E$1]&amp;&quot;': '&quot;&amp;[.E66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ningunos</text:p>
          </table:table-cell>
          <table:table-cell table:style-name="ce1" office:value-type="string" calcext:value-type="string">
            <text:p>ninguno</text:p>
          </table:table-cell>
          <table:table-cell table:style-name="ce1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67]&amp;&quot;': {&quot;&amp;COM.MICROSOFT.CONCAT([.H67:.K67])&amp;&quot;},&quot;" office:value-type="string" office:string-value="'ningunos': {'lemma': 'ninguno', 'gen': 'masc', 'num': 'pl', }," calcext:value-type="string">
            <text:p>'ningunos': {'lemma': 'ninguno', 'gen': 'masc', 'num': 'pl', },</text:p>
          </table:table-cell>
          <table:table-cell table:formula="of:=IF([.B67]=&quot;&quot;;&quot;&quot;;&quot;'&quot;&amp;[.B$1]&amp;&quot;': '&quot;&amp;[.B67]&amp;&quot;', &quot;)" office:value-type="string" office:string-value="'lemma': 'ninguno', " calcext:value-type="string">
            <text:p>'lemma': 'ninguno', </text:p>
          </table:table-cell>
          <table:table-cell table:formula="of:=IF([.C67]=&quot;&quot;;&quot;&quot;;&quot;'&quot;&amp;[.C$1]&amp;&quot;': '&quot;&amp;[.C67]&amp;&quot;', &quot;)">
            <text:p/>
          </table:table-cell>
          <table:table-cell table:formula="of:=IF([.D67]=&quot;&quot;;&quot;&quot;;&quot;'&quot;&amp;[.D$1]&amp;&quot;': '&quot;&amp;[.D67]&amp;&quot;', &quot;)" office:value-type="string" office:string-value="'gen': 'masc', " calcext:value-type="string">
            <text:p>'gen': 'masc', </text:p>
          </table:table-cell>
          <table:table-cell table:formula="of:=IF([.E67]=&quot;&quot;;&quot;&quot;;&quot;'&quot;&amp;[.E$1]&amp;&quot;': '&quot;&amp;[.E67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ningunas</text:p>
          </table:table-cell>
          <table:table-cell table:style-name="ce1" office:value-type="string" calcext:value-type="string">
            <text:p>ninguno</text:p>
          </table:table-cell>
          <table:table-cell table:style-name="ce1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68]&amp;&quot;': {&quot;&amp;COM.MICROSOFT.CONCAT([.H68:.K68])&amp;&quot;},&quot;" office:value-type="string" office:string-value="'ningunas': {'lemma': 'ninguno', 'gen': 'fem', 'num': 'pl', }," calcext:value-type="string">
            <text:p>'ningunas': {'lemma': 'ninguno', 'gen': 'fem', 'num': 'pl', },</text:p>
          </table:table-cell>
          <table:table-cell table:formula="of:=IF([.B68]=&quot;&quot;;&quot;&quot;;&quot;'&quot;&amp;[.B$1]&amp;&quot;': '&quot;&amp;[.B68]&amp;&quot;', &quot;)" office:value-type="string" office:string-value="'lemma': 'ninguno', " calcext:value-type="string">
            <text:p>'lemma': 'ninguno', </text:p>
          </table:table-cell>
          <table:table-cell table:formula="of:=IF([.C68]=&quot;&quot;;&quot;&quot;;&quot;'&quot;&amp;[.C$1]&amp;&quot;': '&quot;&amp;[.C68]&amp;&quot;', &quot;)">
            <text:p/>
          </table:table-cell>
          <table:table-cell table:formula="of:=IF([.D68]=&quot;&quot;;&quot;&quot;;&quot;'&quot;&amp;[.D$1]&amp;&quot;': '&quot;&amp;[.D68]&amp;&quot;', &quot;)" office:value-type="string" office:string-value="'gen': 'fem', " calcext:value-type="string">
            <text:p>'gen': 'fem', </text:p>
          </table:table-cell>
          <table:table-cell table:formula="of:=IF([.E68]=&quot;&quot;;&quot;&quot;;&quot;'&quot;&amp;[.E$1]&amp;&quot;': '&quot;&amp;[.E68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poc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69]&amp;&quot;': {&quot;&amp;COM.MICROSOFT.CONCAT([.H69:.K69])&amp;&quot;},&quot;" office:value-type="string" office:string-value="'poco': {'lemma': 'poco', 'gen': 'masc', 'num': 'sing', }," calcext:value-type="string">
            <text:p>'poco': {'lemma': 'poco', 'gen': 'masc', 'num': 'sing', },</text:p>
          </table:table-cell>
          <table:table-cell table:formula="of:=IF([.B69]=&quot;&quot;;&quot;&quot;;&quot;'&quot;&amp;[.B$1]&amp;&quot;': '&quot;&amp;[.B69]&amp;&quot;', &quot;)" office:value-type="string" office:string-value="'lemma': 'poco', " calcext:value-type="string">
            <text:p>'lemma': 'poco', </text:p>
          </table:table-cell>
          <table:table-cell table:formula="of:=IF([.C69]=&quot;&quot;;&quot;&quot;;&quot;'&quot;&amp;[.C$1]&amp;&quot;': '&quot;&amp;[.C69]&amp;&quot;', &quot;)">
            <text:p/>
          </table:table-cell>
          <table:table-cell table:formula="of:=IF([.D69]=&quot;&quot;;&quot;&quot;;&quot;'&quot;&amp;[.D$1]&amp;&quot;': '&quot;&amp;[.D69]&amp;&quot;', &quot;)" office:value-type="string" office:string-value="'gen': 'masc', " calcext:value-type="string">
            <text:p>'gen': 'masc', </text:p>
          </table:table-cell>
          <table:table-cell table:formula="of:=IF([.E69]=&quot;&quot;;&quot;&quot;;&quot;'&quot;&amp;[.E$1]&amp;&quot;': '&quot;&amp;[.E69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poca</text:p>
          </table:table-cell>
          <table:table-cell office:value-type="string" calcext:value-type="string">
            <text:p>poc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0]&amp;&quot;': {&quot;&amp;COM.MICROSOFT.CONCAT([.H70:.K70])&amp;&quot;},&quot;" office:value-type="string" office:string-value="'poca': {'lemma': 'poco', 'gen': 'fem', 'num': 'sing', }," calcext:value-type="string">
            <text:p>'poca': {'lemma': 'poco', 'gen': 'fem', 'num': 'sing', },</text:p>
          </table:table-cell>
          <table:table-cell table:formula="of:=IF([.B70]=&quot;&quot;;&quot;&quot;;&quot;'&quot;&amp;[.B$1]&amp;&quot;': '&quot;&amp;[.B70]&amp;&quot;', &quot;)" office:value-type="string" office:string-value="'lemma': 'poco', " calcext:value-type="string">
            <text:p>'lemma': 'poco', </text:p>
          </table:table-cell>
          <table:table-cell table:formula="of:=IF([.C70]=&quot;&quot;;&quot;&quot;;&quot;'&quot;&amp;[.C$1]&amp;&quot;': '&quot;&amp;[.C70]&amp;&quot;', &quot;)">
            <text:p/>
          </table:table-cell>
          <table:table-cell table:formula="of:=IF([.D70]=&quot;&quot;;&quot;&quot;;&quot;'&quot;&amp;[.D$1]&amp;&quot;': '&quot;&amp;[.D70]&amp;&quot;', &quot;)" office:value-type="string" office:string-value="'gen': 'fem', " calcext:value-type="string">
            <text:p>'gen': 'fem', </text:p>
          </table:table-cell>
          <table:table-cell table:formula="of:=IF([.E70]=&quot;&quot;;&quot;&quot;;&quot;'&quot;&amp;[.E$1]&amp;&quot;': '&quot;&amp;[.E70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pocos</text:p>
          </table:table-cell>
          <table:table-cell office:value-type="string" calcext:value-type="string">
            <text:p>poc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71]&amp;&quot;': {&quot;&amp;COM.MICROSOFT.CONCAT([.H71:.K71])&amp;&quot;},&quot;" office:value-type="string" office:string-value="'pocos': {'lemma': 'poco', 'gen': 'masc', 'num': 'pl', }," calcext:value-type="string">
            <text:p>'pocos': {'lemma': 'poco', 'gen': 'masc', 'num': 'pl', },</text:p>
          </table:table-cell>
          <table:table-cell table:formula="of:=IF([.B71]=&quot;&quot;;&quot;&quot;;&quot;'&quot;&amp;[.B$1]&amp;&quot;': '&quot;&amp;[.B71]&amp;&quot;', &quot;)" office:value-type="string" office:string-value="'lemma': 'poco', " calcext:value-type="string">
            <text:p>'lemma': 'poco', </text:p>
          </table:table-cell>
          <table:table-cell table:formula="of:=IF([.C71]=&quot;&quot;;&quot;&quot;;&quot;'&quot;&amp;[.C$1]&amp;&quot;': '&quot;&amp;[.C71]&amp;&quot;', &quot;)">
            <text:p/>
          </table:table-cell>
          <table:table-cell table:formula="of:=IF([.D71]=&quot;&quot;;&quot;&quot;;&quot;'&quot;&amp;[.D$1]&amp;&quot;': '&quot;&amp;[.D71]&amp;&quot;', &quot;)" office:value-type="string" office:string-value="'gen': 'masc', " calcext:value-type="string">
            <text:p>'gen': 'masc', </text:p>
          </table:table-cell>
          <table:table-cell table:formula="of:=IF([.E71]=&quot;&quot;;&quot;&quot;;&quot;'&quot;&amp;[.E$1]&amp;&quot;': '&quot;&amp;[.E71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pocas</text:p>
          </table:table-cell>
          <table:table-cell office:value-type="string" calcext:value-type="string">
            <text:p>poc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72]&amp;&quot;': {&quot;&amp;COM.MICROSOFT.CONCAT([.H72:.K72])&amp;&quot;},&quot;" office:value-type="string" office:string-value="'pocas': {'lemma': 'poco', 'gen': 'fem', 'num': 'pl', }," calcext:value-type="string">
            <text:p>'pocas': {'lemma': 'poco', 'gen': 'fem', 'num': 'pl', },</text:p>
          </table:table-cell>
          <table:table-cell table:formula="of:=IF([.B72]=&quot;&quot;;&quot;&quot;;&quot;'&quot;&amp;[.B$1]&amp;&quot;': '&quot;&amp;[.B72]&amp;&quot;', &quot;)" office:value-type="string" office:string-value="'lemma': 'poco', " calcext:value-type="string">
            <text:p>'lemma': 'poco', </text:p>
          </table:table-cell>
          <table:table-cell table:formula="of:=IF([.C72]=&quot;&quot;;&quot;&quot;;&quot;'&quot;&amp;[.C$1]&amp;&quot;': '&quot;&amp;[.C72]&amp;&quot;', &quot;)">
            <text:p/>
          </table:table-cell>
          <table:table-cell table:formula="of:=IF([.D72]=&quot;&quot;;&quot;&quot;;&quot;'&quot;&amp;[.D$1]&amp;&quot;': '&quot;&amp;[.D72]&amp;&quot;', &quot;)" office:value-type="string" office:string-value="'gen': 'fem', " calcext:value-type="string">
            <text:p>'gen': 'fem', </text:p>
          </table:table-cell>
          <table:table-cell table:formula="of:=IF([.E72]=&quot;&quot;;&quot;&quot;;&quot;'&quot;&amp;[.E$1]&amp;&quot;': '&quot;&amp;[.E72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escas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3]&amp;&quot;': {&quot;&amp;COM.MICROSOFT.CONCAT([.H73:.K73])&amp;&quot;},&quot;" office:value-type="string" office:string-value="'escaso': {'lemma': 'escaso', 'gen': 'masc', 'num': 'sing', }," calcext:value-type="string">
            <text:p>'escaso': {'lemma': 'escaso', 'gen': 'masc', 'num': 'sing', },</text:p>
          </table:table-cell>
          <table:table-cell table:formula="of:=IF([.B73]=&quot;&quot;;&quot;&quot;;&quot;'&quot;&amp;[.B$1]&amp;&quot;': '&quot;&amp;[.B73]&amp;&quot;', &quot;)" office:value-type="string" office:string-value="'lemma': 'escaso', " calcext:value-type="string">
            <text:p>'lemma': 'escaso', </text:p>
          </table:table-cell>
          <table:table-cell table:formula="of:=IF([.C73]=&quot;&quot;;&quot;&quot;;&quot;'&quot;&amp;[.C$1]&amp;&quot;': '&quot;&amp;[.C73]&amp;&quot;', &quot;)">
            <text:p/>
          </table:table-cell>
          <table:table-cell table:formula="of:=IF([.D73]=&quot;&quot;;&quot;&quot;;&quot;'&quot;&amp;[.D$1]&amp;&quot;': '&quot;&amp;[.D73]&amp;&quot;', &quot;)" office:value-type="string" office:string-value="'gen': 'masc', " calcext:value-type="string">
            <text:p>'gen': 'masc', </text:p>
          </table:table-cell>
          <table:table-cell table:formula="of:=IF([.E73]=&quot;&quot;;&quot;&quot;;&quot;'&quot;&amp;[.E$1]&amp;&quot;': '&quot;&amp;[.E7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casa</text:p>
          </table:table-cell>
          <table:table-cell office:value-type="string" calcext:value-type="string">
            <text:p>escas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4]&amp;&quot;': {&quot;&amp;COM.MICROSOFT.CONCAT([.H74:.K74])&amp;&quot;},&quot;" office:value-type="string" office:string-value="'escasa': {'lemma': 'escaso', 'gen': 'fem', 'num': 'sing', }," calcext:value-type="string">
            <text:p>'escasa': {'lemma': 'escaso', 'gen': 'fem', 'num': 'sing', },</text:p>
          </table:table-cell>
          <table:table-cell table:formula="of:=IF([.B74]=&quot;&quot;;&quot;&quot;;&quot;'&quot;&amp;[.B$1]&amp;&quot;': '&quot;&amp;[.B74]&amp;&quot;', &quot;)" office:value-type="string" office:string-value="'lemma': 'escaso', " calcext:value-type="string">
            <text:p>'lemma': 'escaso', </text:p>
          </table:table-cell>
          <table:table-cell table:formula="of:=IF([.C74]=&quot;&quot;;&quot;&quot;;&quot;'&quot;&amp;[.C$1]&amp;&quot;': '&quot;&amp;[.C74]&amp;&quot;', &quot;)">
            <text:p/>
          </table:table-cell>
          <table:table-cell table:formula="of:=IF([.D74]=&quot;&quot;;&quot;&quot;;&quot;'&quot;&amp;[.D$1]&amp;&quot;': '&quot;&amp;[.D74]&amp;&quot;', &quot;)" office:value-type="string" office:string-value="'gen': 'fem', " calcext:value-type="string">
            <text:p>'gen': 'fem', </text:p>
          </table:table-cell>
          <table:table-cell table:formula="of:=IF([.E74]=&quot;&quot;;&quot;&quot;;&quot;'&quot;&amp;[.E$1]&amp;&quot;': '&quot;&amp;[.E7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escasos</text:p>
          </table:table-cell>
          <table:table-cell office:value-type="string" calcext:value-type="string">
            <text:p>escas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75]&amp;&quot;': {&quot;&amp;COM.MICROSOFT.CONCAT([.H75:.K75])&amp;&quot;},&quot;" office:value-type="string" office:string-value="'escasos': {'lemma': 'escaso', 'gen': 'masc', 'num': 'pl', }," calcext:value-type="string">
            <text:p>'escasos': {'lemma': 'escaso', 'gen': 'masc', 'num': 'pl', },</text:p>
          </table:table-cell>
          <table:table-cell table:formula="of:=IF([.B75]=&quot;&quot;;&quot;&quot;;&quot;'&quot;&amp;[.B$1]&amp;&quot;': '&quot;&amp;[.B75]&amp;&quot;', &quot;)" office:value-type="string" office:string-value="'lemma': 'escaso', " calcext:value-type="string">
            <text:p>'lemma': 'escaso', </text:p>
          </table:table-cell>
          <table:table-cell table:formula="of:=IF([.C75]=&quot;&quot;;&quot;&quot;;&quot;'&quot;&amp;[.C$1]&amp;&quot;': '&quot;&amp;[.C75]&amp;&quot;', &quot;)">
            <text:p/>
          </table:table-cell>
          <table:table-cell table:formula="of:=IF([.D75]=&quot;&quot;;&quot;&quot;;&quot;'&quot;&amp;[.D$1]&amp;&quot;': '&quot;&amp;[.D75]&amp;&quot;', &quot;)" office:value-type="string" office:string-value="'gen': 'masc', " calcext:value-type="string">
            <text:p>'gen': 'masc', </text:p>
          </table:table-cell>
          <table:table-cell table:formula="of:=IF([.E75]=&quot;&quot;;&quot;&quot;;&quot;'&quot;&amp;[.E$1]&amp;&quot;': '&quot;&amp;[.E75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escasas</text:p>
          </table:table-cell>
          <table:table-cell office:value-type="string" calcext:value-type="string">
            <text:p>escas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76]&amp;&quot;': {&quot;&amp;COM.MICROSOFT.CONCAT([.H76:.K76])&amp;&quot;},&quot;" office:value-type="string" office:string-value="'escasas': {'lemma': 'escaso', 'gen': 'fem', 'num': 'pl', }," calcext:value-type="string">
            <text:p>'escasas': {'lemma': 'escaso', 'gen': 'fem', 'num': 'pl', },</text:p>
          </table:table-cell>
          <table:table-cell table:formula="of:=IF([.B76]=&quot;&quot;;&quot;&quot;;&quot;'&quot;&amp;[.B$1]&amp;&quot;': '&quot;&amp;[.B76]&amp;&quot;', &quot;)" office:value-type="string" office:string-value="'lemma': 'escaso', " calcext:value-type="string">
            <text:p>'lemma': 'escaso', </text:p>
          </table:table-cell>
          <table:table-cell table:formula="of:=IF([.C76]=&quot;&quot;;&quot;&quot;;&quot;'&quot;&amp;[.C$1]&amp;&quot;': '&quot;&amp;[.C76]&amp;&quot;', &quot;)">
            <text:p/>
          </table:table-cell>
          <table:table-cell table:formula="of:=IF([.D76]=&quot;&quot;;&quot;&quot;;&quot;'&quot;&amp;[.D$1]&amp;&quot;': '&quot;&amp;[.D76]&amp;&quot;', &quot;)" office:value-type="string" office:string-value="'gen': 'fem', " calcext:value-type="string">
            <text:p>'gen': 'fem', </text:p>
          </table:table-cell>
          <table:table-cell table:formula="of:=IF([.E76]=&quot;&quot;;&quot;&quot;;&quot;'&quot;&amp;[.E$1]&amp;&quot;': '&quot;&amp;[.E7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much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7]&amp;&quot;': {&quot;&amp;COM.MICROSOFT.CONCAT([.H77:.K77])&amp;&quot;},&quot;" office:value-type="string" office:string-value="'mucho': {'lemma': 'mucho', 'gen': 'masc', 'num': 'sing', }," calcext:value-type="string">
            <text:p>'mucho': {'lemma': 'mucho', 'gen': 'masc', 'num': 'sing', },</text:p>
          </table:table-cell>
          <table:table-cell table:formula="of:=IF([.B77]=&quot;&quot;;&quot;&quot;;&quot;'&quot;&amp;[.B$1]&amp;&quot;': '&quot;&amp;[.B77]&amp;&quot;', &quot;)" office:value-type="string" office:string-value="'lemma': 'mucho', " calcext:value-type="string">
            <text:p>'lemma': 'mucho', </text:p>
          </table:table-cell>
          <table:table-cell table:formula="of:=IF([.C77]=&quot;&quot;;&quot;&quot;;&quot;'&quot;&amp;[.C$1]&amp;&quot;': '&quot;&amp;[.C77]&amp;&quot;', &quot;)">
            <text:p/>
          </table:table-cell>
          <table:table-cell table:formula="of:=IF([.D77]=&quot;&quot;;&quot;&quot;;&quot;'&quot;&amp;[.D$1]&amp;&quot;': '&quot;&amp;[.D77]&amp;&quot;', &quot;)" office:value-type="string" office:string-value="'gen': 'masc', " calcext:value-type="string">
            <text:p>'gen': 'masc', </text:p>
          </table:table-cell>
          <table:table-cell table:formula="of:=IF([.E77]=&quot;&quot;;&quot;&quot;;&quot;'&quot;&amp;[.E$1]&amp;&quot;': '&quot;&amp;[.E7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mucha</text:p>
          </table:table-cell>
          <table:table-cell office:value-type="string" calcext:value-type="string">
            <text:p>much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78]&amp;&quot;': {&quot;&amp;COM.MICROSOFT.CONCAT([.H78:.K78])&amp;&quot;},&quot;" office:value-type="string" office:string-value="'mucha': {'lemma': 'mucho', 'gen': 'fem', 'num': 'sing', }," calcext:value-type="string">
            <text:p>'mucha': {'lemma': 'mucho', 'gen': 'fem', 'num': 'sing', },</text:p>
          </table:table-cell>
          <table:table-cell table:formula="of:=IF([.B78]=&quot;&quot;;&quot;&quot;;&quot;'&quot;&amp;[.B$1]&amp;&quot;': '&quot;&amp;[.B78]&amp;&quot;', &quot;)" office:value-type="string" office:string-value="'lemma': 'mucho', " calcext:value-type="string">
            <text:p>'lemma': 'mucho', </text:p>
          </table:table-cell>
          <table:table-cell table:formula="of:=IF([.C78]=&quot;&quot;;&quot;&quot;;&quot;'&quot;&amp;[.C$1]&amp;&quot;': '&quot;&amp;[.C78]&amp;&quot;', &quot;)">
            <text:p/>
          </table:table-cell>
          <table:table-cell table:formula="of:=IF([.D78]=&quot;&quot;;&quot;&quot;;&quot;'&quot;&amp;[.D$1]&amp;&quot;': '&quot;&amp;[.D78]&amp;&quot;', &quot;)" office:value-type="string" office:string-value="'gen': 'fem', " calcext:value-type="string">
            <text:p>'gen': 'fem', </text:p>
          </table:table-cell>
          <table:table-cell table:formula="of:=IF([.E78]=&quot;&quot;;&quot;&quot;;&quot;'&quot;&amp;[.E$1]&amp;&quot;': '&quot;&amp;[.E7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muchos</text:p>
          </table:table-cell>
          <table:table-cell office:value-type="string" calcext:value-type="string">
            <text:p>much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79]&amp;&quot;': {&quot;&amp;COM.MICROSOFT.CONCAT([.H79:.K79])&amp;&quot;},&quot;" office:value-type="string" office:string-value="'muchos': {'lemma': 'mucho', 'gen': 'masc', 'num': 'pl', }," calcext:value-type="string">
            <text:p>'muchos': {'lemma': 'mucho', 'gen': 'masc', 'num': 'pl', },</text:p>
          </table:table-cell>
          <table:table-cell table:formula="of:=IF([.B79]=&quot;&quot;;&quot;&quot;;&quot;'&quot;&amp;[.B$1]&amp;&quot;': '&quot;&amp;[.B79]&amp;&quot;', &quot;)" office:value-type="string" office:string-value="'lemma': 'mucho', " calcext:value-type="string">
            <text:p>'lemma': 'mucho', </text:p>
          </table:table-cell>
          <table:table-cell table:formula="of:=IF([.C79]=&quot;&quot;;&quot;&quot;;&quot;'&quot;&amp;[.C$1]&amp;&quot;': '&quot;&amp;[.C79]&amp;&quot;', &quot;)">
            <text:p/>
          </table:table-cell>
          <table:table-cell table:formula="of:=IF([.D79]=&quot;&quot;;&quot;&quot;;&quot;'&quot;&amp;[.D$1]&amp;&quot;': '&quot;&amp;[.D79]&amp;&quot;', &quot;)" office:value-type="string" office:string-value="'gen': 'masc', " calcext:value-type="string">
            <text:p>'gen': 'masc', </text:p>
          </table:table-cell>
          <table:table-cell table:formula="of:=IF([.E79]=&quot;&quot;;&quot;&quot;;&quot;'&quot;&amp;[.E$1]&amp;&quot;': '&quot;&amp;[.E7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muchas</text:p>
          </table:table-cell>
          <table:table-cell office:value-type="string" calcext:value-type="string">
            <text:p>much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0]&amp;&quot;': {&quot;&amp;COM.MICROSOFT.CONCAT([.H80:.K80])&amp;&quot;},&quot;" office:value-type="string" office:string-value="'muchas': {'lemma': 'mucho', 'gen': 'fem', 'num': 'pl', }," calcext:value-type="string">
            <text:p>'muchas': {'lemma': 'mucho', 'gen': 'fem', 'num': 'pl', },</text:p>
          </table:table-cell>
          <table:table-cell table:formula="of:=IF([.B80]=&quot;&quot;;&quot;&quot;;&quot;'&quot;&amp;[.B$1]&amp;&quot;': '&quot;&amp;[.B80]&amp;&quot;', &quot;)" office:value-type="string" office:string-value="'lemma': 'mucho', " calcext:value-type="string">
            <text:p>'lemma': 'mucho', </text:p>
          </table:table-cell>
          <table:table-cell table:formula="of:=IF([.C80]=&quot;&quot;;&quot;&quot;;&quot;'&quot;&amp;[.C$1]&amp;&quot;': '&quot;&amp;[.C80]&amp;&quot;', &quot;)">
            <text:p/>
          </table:table-cell>
          <table:table-cell table:formula="of:=IF([.D80]=&quot;&quot;;&quot;&quot;;&quot;'&quot;&amp;[.D$1]&amp;&quot;': '&quot;&amp;[.D80]&amp;&quot;', &quot;)" office:value-type="string" office:string-value="'gen': 'fem', " calcext:value-type="string">
            <text:p>'gen': 'fem', </text:p>
          </table:table-cell>
          <table:table-cell table:formula="of:=IF([.E80]=&quot;&quot;;&quot;&quot;;&quot;'&quot;&amp;[.E$1]&amp;&quot;': '&quot;&amp;[.E8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demasiad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81]&amp;&quot;': {&quot;&amp;COM.MICROSOFT.CONCAT([.H81:.K81])&amp;&quot;},&quot;" office:value-type="string" office:string-value="'demasiado': {'lemma': 'demasiado', 'gen': 'masc', 'num': 'sing', }," calcext:value-type="string">
            <text:p>'demasiado': {'lemma': 'demasiado', 'gen': 'masc', 'num': 'sing', },</text:p>
          </table:table-cell>
          <table:table-cell table:formula="of:=IF([.B81]=&quot;&quot;;&quot;&quot;;&quot;'&quot;&amp;[.B$1]&amp;&quot;': '&quot;&amp;[.B81]&amp;&quot;', &quot;)" office:value-type="string" office:string-value="'lemma': 'demasiado', " calcext:value-type="string">
            <text:p>'lemma': 'demasiado', </text:p>
          </table:table-cell>
          <table:table-cell table:formula="of:=IF([.C81]=&quot;&quot;;&quot;&quot;;&quot;'&quot;&amp;[.C$1]&amp;&quot;': '&quot;&amp;[.C81]&amp;&quot;', &quot;)">
            <text:p/>
          </table:table-cell>
          <table:table-cell table:formula="of:=IF([.D81]=&quot;&quot;;&quot;&quot;;&quot;'&quot;&amp;[.D$1]&amp;&quot;': '&quot;&amp;[.D81]&amp;&quot;', &quot;)" office:value-type="string" office:string-value="'gen': 'masc', " calcext:value-type="string">
            <text:p>'gen': 'masc', </text:p>
          </table:table-cell>
          <table:table-cell table:formula="of:=IF([.E81]=&quot;&quot;;&quot;&quot;;&quot;'&quot;&amp;[.E$1]&amp;&quot;': '&quot;&amp;[.E81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demasiada</text:p>
          </table:table-cell>
          <table:table-cell office:value-type="string" calcext:value-type="string">
            <text:p>demasiad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82]&amp;&quot;': {&quot;&amp;COM.MICROSOFT.CONCAT([.H82:.K82])&amp;&quot;},&quot;" office:value-type="string" office:string-value="'demasiada': {'lemma': 'demasiado', 'gen': 'fem', 'num': 'sing', }," calcext:value-type="string">
            <text:p>'demasiada': {'lemma': 'demasiado', 'gen': 'fem', 'num': 'sing', },</text:p>
          </table:table-cell>
          <table:table-cell table:formula="of:=IF([.B82]=&quot;&quot;;&quot;&quot;;&quot;'&quot;&amp;[.B$1]&amp;&quot;': '&quot;&amp;[.B82]&amp;&quot;', &quot;)" office:value-type="string" office:string-value="'lemma': 'demasiado', " calcext:value-type="string">
            <text:p>'lemma': 'demasiado', </text:p>
          </table:table-cell>
          <table:table-cell table:formula="of:=IF([.C82]=&quot;&quot;;&quot;&quot;;&quot;'&quot;&amp;[.C$1]&amp;&quot;': '&quot;&amp;[.C82]&amp;&quot;', &quot;)">
            <text:p/>
          </table:table-cell>
          <table:table-cell table:formula="of:=IF([.D82]=&quot;&quot;;&quot;&quot;;&quot;'&quot;&amp;[.D$1]&amp;&quot;': '&quot;&amp;[.D82]&amp;&quot;', &quot;)" office:value-type="string" office:string-value="'gen': 'fem', " calcext:value-type="string">
            <text:p>'gen': 'fem', </text:p>
          </table:table-cell>
          <table:table-cell table:formula="of:=IF([.E82]=&quot;&quot;;&quot;&quot;;&quot;'&quot;&amp;[.E$1]&amp;&quot;': '&quot;&amp;[.E82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demasiados</text:p>
          </table:table-cell>
          <table:table-cell office:value-type="string" calcext:value-type="string">
            <text:p>demasiad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3]&amp;&quot;': {&quot;&amp;COM.MICROSOFT.CONCAT([.H83:.K83])&amp;&quot;},&quot;" office:value-type="string" office:string-value="'demasiados': {'lemma': 'demasiado', 'gen': 'masc', 'num': 'pl', }," calcext:value-type="string">
            <text:p>'demasiados': {'lemma': 'demasiado', 'gen': 'masc', 'num': 'pl', },</text:p>
          </table:table-cell>
          <table:table-cell table:formula="of:=IF([.B83]=&quot;&quot;;&quot;&quot;;&quot;'&quot;&amp;[.B$1]&amp;&quot;': '&quot;&amp;[.B83]&amp;&quot;', &quot;)" office:value-type="string" office:string-value="'lemma': 'demasiado', " calcext:value-type="string">
            <text:p>'lemma': 'demasiado', </text:p>
          </table:table-cell>
          <table:table-cell table:formula="of:=IF([.C83]=&quot;&quot;;&quot;&quot;;&quot;'&quot;&amp;[.C$1]&amp;&quot;': '&quot;&amp;[.C83]&amp;&quot;', &quot;)">
            <text:p/>
          </table:table-cell>
          <table:table-cell table:formula="of:=IF([.D83]=&quot;&quot;;&quot;&quot;;&quot;'&quot;&amp;[.D$1]&amp;&quot;': '&quot;&amp;[.D83]&amp;&quot;', &quot;)" office:value-type="string" office:string-value="'gen': 'masc', " calcext:value-type="string">
            <text:p>'gen': 'masc', </text:p>
          </table:table-cell>
          <table:table-cell table:formula="of:=IF([.E83]=&quot;&quot;;&quot;&quot;;&quot;'&quot;&amp;[.E$1]&amp;&quot;': '&quot;&amp;[.E83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demasiadas</text:p>
          </table:table-cell>
          <table:table-cell office:value-type="string" calcext:value-type="string">
            <text:p>demasiad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4]&amp;&quot;': {&quot;&amp;COM.MICROSOFT.CONCAT([.H84:.K84])&amp;&quot;},&quot;" office:value-type="string" office:string-value="'demasiadas': {'lemma': 'demasiado', 'gen': 'fem', 'num': 'pl', }," calcext:value-type="string">
            <text:p>'demasiadas': {'lemma': 'demasiado', 'gen': 'fem', 'num': 'pl', },</text:p>
          </table:table-cell>
          <table:table-cell table:formula="of:=IF([.B84]=&quot;&quot;;&quot;&quot;;&quot;'&quot;&amp;[.B$1]&amp;&quot;': '&quot;&amp;[.B84]&amp;&quot;', &quot;)" office:value-type="string" office:string-value="'lemma': 'demasiado', " calcext:value-type="string">
            <text:p>'lemma': 'demasiado', </text:p>
          </table:table-cell>
          <table:table-cell table:formula="of:=IF([.C84]=&quot;&quot;;&quot;&quot;;&quot;'&quot;&amp;[.C$1]&amp;&quot;': '&quot;&amp;[.C84]&amp;&quot;', &quot;)">
            <text:p/>
          </table:table-cell>
          <table:table-cell table:formula="of:=IF([.D84]=&quot;&quot;;&quot;&quot;;&quot;'&quot;&amp;[.D$1]&amp;&quot;': '&quot;&amp;[.D84]&amp;&quot;', &quot;)" office:value-type="string" office:string-value="'gen': 'fem', " calcext:value-type="string">
            <text:p>'gen': 'fem', </text:p>
          </table:table-cell>
          <table:table-cell table:formula="of:=IF([.E84]=&quot;&quot;;&quot;&quot;;&quot;'&quot;&amp;[.E$1]&amp;&quot;': '&quot;&amp;[.E84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5" office:value-type="string" calcext:value-type="string">
            <text:p>varios</text:p>
          </table:table-cell>
          <table:table-cell table:style-name="ce4" office:value-type="string" calcext:value-type="string">
            <text:p>varios</text:p>
          </table:table-cell>
          <table:table-cell table:style-name="ce4"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5]&amp;&quot;': {&quot;&amp;COM.MICROSOFT.CONCAT([.H85:.K85])&amp;&quot;},&quot;" office:value-type="string" office:string-value="'varios': {'lemma': 'varios', 'gen': 'masc', 'num': 'pl', }," calcext:value-type="string">
            <text:p>'varios': {'lemma': 'varios', 'gen': 'masc', 'num': 'pl', },</text:p>
          </table:table-cell>
          <table:table-cell table:formula="of:=IF([.B85]=&quot;&quot;;&quot;&quot;;&quot;'&quot;&amp;[.B$1]&amp;&quot;': '&quot;&amp;[.B85]&amp;&quot;', &quot;)" office:value-type="string" office:string-value="'lemma': 'varios', " calcext:value-type="string">
            <text:p>'lemma': 'varios', </text:p>
          </table:table-cell>
          <table:table-cell table:formula="of:=IF([.C85]=&quot;&quot;;&quot;&quot;;&quot;'&quot;&amp;[.C$1]&amp;&quot;': '&quot;&amp;[.C85]&amp;&quot;', &quot;)">
            <text:p/>
          </table:table-cell>
          <table:table-cell table:formula="of:=IF([.D85]=&quot;&quot;;&quot;&quot;;&quot;'&quot;&amp;[.D$1]&amp;&quot;': '&quot;&amp;[.D85]&amp;&quot;', &quot;)" office:value-type="string" office:string-value="'gen': 'masc', " calcext:value-type="string">
            <text:p>'gen': 'masc', </text:p>
          </table:table-cell>
          <table:table-cell table:formula="of:=IF([.E85]=&quot;&quot;;&quot;&quot;;&quot;'&quot;&amp;[.E$1]&amp;&quot;': '&quot;&amp;[.E85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style-name="ce5" office:value-type="string" calcext:value-type="string">
            <text:p>varias</text:p>
          </table:table-cell>
          <table:table-cell table:style-name="ce4" office:value-type="string" calcext:value-type="string">
            <text:p>varios</text:p>
          </table:table-cell>
          <table:table-cell table:style-name="ce4"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6]&amp;&quot;': {&quot;&amp;COM.MICROSOFT.CONCAT([.H86:.K86])&amp;&quot;},&quot;" office:value-type="string" office:string-value="'varias': {'lemma': 'varios', 'gen': 'fem', 'num': 'pl', }," calcext:value-type="string">
            <text:p>'varias': {'lemma': 'varios', 'gen': 'fem', 'num': 'pl', },</text:p>
          </table:table-cell>
          <table:table-cell table:formula="of:=IF([.B86]=&quot;&quot;;&quot;&quot;;&quot;'&quot;&amp;[.B$1]&amp;&quot;': '&quot;&amp;[.B86]&amp;&quot;', &quot;)" office:value-type="string" office:string-value="'lemma': 'varios', " calcext:value-type="string">
            <text:p>'lemma': 'varios', </text:p>
          </table:table-cell>
          <table:table-cell table:formula="of:=IF([.C86]=&quot;&quot;;&quot;&quot;;&quot;'&quot;&amp;[.C$1]&amp;&quot;': '&quot;&amp;[.C86]&amp;&quot;', &quot;)">
            <text:p/>
          </table:table-cell>
          <table:table-cell table:formula="of:=IF([.D86]=&quot;&quot;;&quot;&quot;;&quot;'&quot;&amp;[.D$1]&amp;&quot;': '&quot;&amp;[.D86]&amp;&quot;', &quot;)" office:value-type="string" office:string-value="'gen': 'fem', " calcext:value-type="string">
            <text:p>'gen': 'fem', </text:p>
          </table:table-cell>
          <table:table-cell table:formula="of:=IF([.E86]=&quot;&quot;;&quot;&quot;;&quot;'&quot;&amp;[.E$1]&amp;&quot;': '&quot;&amp;[.E8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tant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87]&amp;&quot;': {&quot;&amp;COM.MICROSOFT.CONCAT([.H87:.K87])&amp;&quot;},&quot;" office:value-type="string" office:string-value="'tanto': {'lemma': 'tanto', 'gen': 'masc', 'num': 'sing', }," calcext:value-type="string">
            <text:p>'tanto': {'lemma': 'tanto', 'gen': 'masc', 'num': 'sing', },</text:p>
          </table:table-cell>
          <table:table-cell table:formula="of:=IF([.B87]=&quot;&quot;;&quot;&quot;;&quot;'&quot;&amp;[.B$1]&amp;&quot;': '&quot;&amp;[.B87]&amp;&quot;', &quot;)" office:value-type="string" office:string-value="'lemma': 'tanto', " calcext:value-type="string">
            <text:p>'lemma': 'tanto', </text:p>
          </table:table-cell>
          <table:table-cell table:formula="of:=IF([.C87]=&quot;&quot;;&quot;&quot;;&quot;'&quot;&amp;[.C$1]&amp;&quot;': '&quot;&amp;[.C87]&amp;&quot;', &quot;)">
            <text:p/>
          </table:table-cell>
          <table:table-cell table:formula="of:=IF([.D87]=&quot;&quot;;&quot;&quot;;&quot;'&quot;&amp;[.D$1]&amp;&quot;': '&quot;&amp;[.D87]&amp;&quot;', &quot;)" office:value-type="string" office:string-value="'gen': 'masc', " calcext:value-type="string">
            <text:p>'gen': 'masc', </text:p>
          </table:table-cell>
          <table:table-cell table:formula="of:=IF([.E87]=&quot;&quot;;&quot;&quot;;&quot;'&quot;&amp;[.E$1]&amp;&quot;': '&quot;&amp;[.E8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tant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88]&amp;&quot;': {&quot;&amp;COM.MICROSOFT.CONCAT([.H88:.K88])&amp;&quot;},&quot;" office:value-type="string" office:string-value="'tanta': {'lemma': 'tanto', 'gen': 'fem', 'num': 'sing', }," calcext:value-type="string">
            <text:p>'tanta': {'lemma': 'tanto', 'gen': 'fem', 'num': 'sing', },</text:p>
          </table:table-cell>
          <table:table-cell table:formula="of:=IF([.B88]=&quot;&quot;;&quot;&quot;;&quot;'&quot;&amp;[.B$1]&amp;&quot;': '&quot;&amp;[.B88]&amp;&quot;', &quot;)" office:value-type="string" office:string-value="'lemma': 'tanto', " calcext:value-type="string">
            <text:p>'lemma': 'tanto', </text:p>
          </table:table-cell>
          <table:table-cell table:formula="of:=IF([.C88]=&quot;&quot;;&quot;&quot;;&quot;'&quot;&amp;[.C$1]&amp;&quot;': '&quot;&amp;[.C88]&amp;&quot;', &quot;)">
            <text:p/>
          </table:table-cell>
          <table:table-cell table:formula="of:=IF([.D88]=&quot;&quot;;&quot;&quot;;&quot;'&quot;&amp;[.D$1]&amp;&quot;': '&quot;&amp;[.D88]&amp;&quot;', &quot;)" office:value-type="string" office:string-value="'gen': 'fem', " calcext:value-type="string">
            <text:p>'gen': 'fem', </text:p>
          </table:table-cell>
          <table:table-cell table:formula="of:=IF([.E88]=&quot;&quot;;&quot;&quot;;&quot;'&quot;&amp;[.E$1]&amp;&quot;': '&quot;&amp;[.E8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tantos</text:p>
          </table:table-cell>
          <table:table-cell office:value-type="string" calcext:value-type="string">
            <text:p>tant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89]&amp;&quot;': {&quot;&amp;COM.MICROSOFT.CONCAT([.H89:.K89])&amp;&quot;},&quot;" office:value-type="string" office:string-value="'tantos': {'lemma': 'tanto', 'gen': 'masc', 'num': 'pl', }," calcext:value-type="string">
            <text:p>'tantos': {'lemma': 'tanto', 'gen': 'masc', 'num': 'pl', },</text:p>
          </table:table-cell>
          <table:table-cell table:formula="of:=IF([.B89]=&quot;&quot;;&quot;&quot;;&quot;'&quot;&amp;[.B$1]&amp;&quot;': '&quot;&amp;[.B89]&amp;&quot;', &quot;)" office:value-type="string" office:string-value="'lemma': 'tanto', " calcext:value-type="string">
            <text:p>'lemma': 'tanto', </text:p>
          </table:table-cell>
          <table:table-cell table:formula="of:=IF([.C89]=&quot;&quot;;&quot;&quot;;&quot;'&quot;&amp;[.C$1]&amp;&quot;': '&quot;&amp;[.C89]&amp;&quot;', &quot;)">
            <text:p/>
          </table:table-cell>
          <table:table-cell table:formula="of:=IF([.D89]=&quot;&quot;;&quot;&quot;;&quot;'&quot;&amp;[.D$1]&amp;&quot;': '&quot;&amp;[.D89]&amp;&quot;', &quot;)" office:value-type="string" office:string-value="'gen': 'masc', " calcext:value-type="string">
            <text:p>'gen': 'masc', </text:p>
          </table:table-cell>
          <table:table-cell table:formula="of:=IF([.E89]=&quot;&quot;;&quot;&quot;;&quot;'&quot;&amp;[.E$1]&amp;&quot;': '&quot;&amp;[.E8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tantas</text:p>
          </table:table-cell>
          <table:table-cell office:value-type="string" calcext:value-type="string">
            <text:p>tant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90]&amp;&quot;': {&quot;&amp;COM.MICROSOFT.CONCAT([.H90:.K90])&amp;&quot;},&quot;" office:value-type="string" office:string-value="'tantas': {'lemma': 'tanto', 'gen': 'fem', 'num': 'pl', }," calcext:value-type="string">
            <text:p>'tantas': {'lemma': 'tanto', 'gen': 'fem', 'num': 'pl', },</text:p>
          </table:table-cell>
          <table:table-cell table:formula="of:=IF([.B90]=&quot;&quot;;&quot;&quot;;&quot;'&quot;&amp;[.B$1]&amp;&quot;': '&quot;&amp;[.B90]&amp;&quot;', &quot;)" office:value-type="string" office:string-value="'lemma': 'tanto', " calcext:value-type="string">
            <text:p>'lemma': 'tanto', </text:p>
          </table:table-cell>
          <table:table-cell table:formula="of:=IF([.C90]=&quot;&quot;;&quot;&quot;;&quot;'&quot;&amp;[.C$1]&amp;&quot;': '&quot;&amp;[.C90]&amp;&quot;', &quot;)">
            <text:p/>
          </table:table-cell>
          <table:table-cell table:formula="of:=IF([.D90]=&quot;&quot;;&quot;&quot;;&quot;'&quot;&amp;[.D$1]&amp;&quot;': '&quot;&amp;[.D90]&amp;&quot;', &quot;)" office:value-type="string" office:string-value="'gen': 'fem', " calcext:value-type="string">
            <text:p>'gen': 'fem', </text:p>
          </table:table-cell>
          <table:table-cell table:formula="of:=IF([.E90]=&quot;&quot;;&quot;&quot;;&quot;'&quot;&amp;[.E$1]&amp;&quot;': '&quot;&amp;[.E9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7"/>
          <table:table-cell table:formula="of:=IF([.B91]=&quot;&quot;;&quot;&quot;;&quot;'&quot;&amp;[.B$1]&amp;&quot;': '&quot;&amp;[.B91]&amp;&quot;', &quot;)">
            <text:p/>
          </table:table-cell>
          <table:table-cell table:formula="of:=IF([.C91]=&quot;&quot;;&quot;&quot;;&quot;'&quot;&amp;[.C$1]&amp;&quot;': '&quot;&amp;[.C91]&amp;&quot;', &quot;)">
            <text:p/>
          </table:table-cell>
          <table:table-cell table:formula="of:=IF([.D91]=&quot;&quot;;&quot;&quot;;&quot;'&quot;&amp;[.D$1]&amp;&quot;': '&quot;&amp;[.D91]&amp;&quot;', &quot;)">
            <text:p/>
          </table:table-cell>
          <table:table-cell table:formula="of:=IF([.E91]=&quot;&quot;;&quot;&quot;;&quot;'&quot;&amp;[.E$1]&amp;&quot;': '&quot;&amp;[.E91]&amp;&quot;', &quot;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# ¿mismo sirve para algo? Coincide con otro det.</text:p>
          </table:table-cell>
          <table:table-cell table:formula="of:=IF([.B92]=&quot;&quot;;&quot;&quot;;&quot;'&quot;&amp;[.B$1]&amp;&quot;': '&quot;&amp;[.B92]&amp;&quot;', &quot;)">
            <text:p/>
          </table:table-cell>
          <table:table-cell table:formula="of:=IF([.C92]=&quot;&quot;;&quot;&quot;;&quot;'&quot;&amp;[.C$1]&amp;&quot;': '&quot;&amp;[.C92]&amp;&quot;', &quot;)">
            <text:p/>
          </table:table-cell>
          <table:table-cell table:formula="of:=IF([.D92]=&quot;&quot;;&quot;&quot;;&quot;'&quot;&amp;[.D$1]&amp;&quot;': '&quot;&amp;[.D92]&amp;&quot;', &quot;)">
            <text:p/>
          </table:table-cell>
          <table:table-cell table:formula="of:=IF([.E92]=&quot;&quot;;&quot;&quot;;&quot;'&quot;&amp;[.E$1]&amp;&quot;': '&quot;&amp;[.E92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mism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93]&amp;&quot;': {&quot;&amp;COM.MICROSOFT.CONCAT([.H93:.K93])&amp;&quot;},&quot;" office:value-type="string" office:string-value="'mismo': {'lemma': 'mismo', 'gen': 'masc', 'num': 'sing', }," calcext:value-type="string">
            <text:p>'mismo': {'lemma': 'mismo', 'gen': 'masc', 'num': 'sing', },</text:p>
          </table:table-cell>
          <table:table-cell table:formula="of:=IF([.B93]=&quot;&quot;;&quot;&quot;;&quot;'&quot;&amp;[.B$1]&amp;&quot;': '&quot;&amp;[.B93]&amp;&quot;', &quot;)" office:value-type="string" office:string-value="'lemma': 'mismo', " calcext:value-type="string">
            <text:p>'lemma': 'mismo', </text:p>
          </table:table-cell>
          <table:table-cell table:formula="of:=IF([.C93]=&quot;&quot;;&quot;&quot;;&quot;'&quot;&amp;[.C$1]&amp;&quot;': '&quot;&amp;[.C93]&amp;&quot;', &quot;)">
            <text:p/>
          </table:table-cell>
          <table:table-cell table:formula="of:=IF([.D93]=&quot;&quot;;&quot;&quot;;&quot;'&quot;&amp;[.D$1]&amp;&quot;': '&quot;&amp;[.D93]&amp;&quot;', &quot;)" office:value-type="string" office:string-value="'gen': 'masc', " calcext:value-type="string">
            <text:p>'gen': 'masc', </text:p>
          </table:table-cell>
          <table:table-cell table:formula="of:=IF([.E93]=&quot;&quot;;&quot;&quot;;&quot;'&quot;&amp;[.E$1]&amp;&quot;': '&quot;&amp;[.E93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misma</text:p>
          </table:table-cell>
          <table:table-cell office:value-type="string" calcext:value-type="string">
            <text:p>mism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94]&amp;&quot;': {&quot;&amp;COM.MICROSOFT.CONCAT([.H94:.K94])&amp;&quot;},&quot;" office:value-type="string" office:string-value="'misma': {'lemma': 'mismo', 'gen': 'fem', 'num': 'sing', }," calcext:value-type="string">
            <text:p>'misma': {'lemma': 'mismo', 'gen': 'fem', 'num': 'sing', },</text:p>
          </table:table-cell>
          <table:table-cell table:formula="of:=IF([.B94]=&quot;&quot;;&quot;&quot;;&quot;'&quot;&amp;[.B$1]&amp;&quot;': '&quot;&amp;[.B94]&amp;&quot;', &quot;)" office:value-type="string" office:string-value="'lemma': 'mismo', " calcext:value-type="string">
            <text:p>'lemma': 'mismo', </text:p>
          </table:table-cell>
          <table:table-cell table:formula="of:=IF([.C94]=&quot;&quot;;&quot;&quot;;&quot;'&quot;&amp;[.C$1]&amp;&quot;': '&quot;&amp;[.C94]&amp;&quot;', &quot;)">
            <text:p/>
          </table:table-cell>
          <table:table-cell table:formula="of:=IF([.D94]=&quot;&quot;;&quot;&quot;;&quot;'&quot;&amp;[.D$1]&amp;&quot;': '&quot;&amp;[.D94]&amp;&quot;', &quot;)" office:value-type="string" office:string-value="'gen': 'fem', " calcext:value-type="string">
            <text:p>'gen': 'fem', </text:p>
          </table:table-cell>
          <table:table-cell table:formula="of:=IF([.E94]=&quot;&quot;;&quot;&quot;;&quot;'&quot;&amp;[.E$1]&amp;&quot;': '&quot;&amp;[.E94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mismos</text:p>
          </table:table-cell>
          <table:table-cell office:value-type="string" calcext:value-type="string">
            <text:p>mism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95]&amp;&quot;': {&quot;&amp;COM.MICROSOFT.CONCAT([.H95:.K95])&amp;&quot;},&quot;" office:value-type="string" office:string-value="'mismos': {'lemma': 'mismo', 'gen': 'masc', 'num': 'pl', }," calcext:value-type="string">
            <text:p>'mismos': {'lemma': 'mismo', 'gen': 'masc', 'num': 'pl', },</text:p>
          </table:table-cell>
          <table:table-cell table:formula="of:=IF([.B95]=&quot;&quot;;&quot;&quot;;&quot;'&quot;&amp;[.B$1]&amp;&quot;': '&quot;&amp;[.B95]&amp;&quot;', &quot;)" office:value-type="string" office:string-value="'lemma': 'mismo', " calcext:value-type="string">
            <text:p>'lemma': 'mismo', </text:p>
          </table:table-cell>
          <table:table-cell table:formula="of:=IF([.C95]=&quot;&quot;;&quot;&quot;;&quot;'&quot;&amp;[.C$1]&amp;&quot;': '&quot;&amp;[.C95]&amp;&quot;', &quot;)">
            <text:p/>
          </table:table-cell>
          <table:table-cell table:formula="of:=IF([.D95]=&quot;&quot;;&quot;&quot;;&quot;'&quot;&amp;[.D$1]&amp;&quot;': '&quot;&amp;[.D95]&amp;&quot;', &quot;)" office:value-type="string" office:string-value="'gen': 'masc', " calcext:value-type="string">
            <text:p>'gen': 'masc', </text:p>
          </table:table-cell>
          <table:table-cell table:formula="of:=IF([.E95]=&quot;&quot;;&quot;&quot;;&quot;'&quot;&amp;[.E$1]&amp;&quot;': '&quot;&amp;[.E95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mismas</text:p>
          </table:table-cell>
          <table:table-cell office:value-type="string" calcext:value-type="string">
            <text:p>mism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96]&amp;&quot;': {&quot;&amp;COM.MICROSOFT.CONCAT([.H96:.K96])&amp;&quot;},&quot;" office:value-type="string" office:string-value="'mismas': {'lemma': 'mismo', 'gen': 'fem', 'num': 'pl', }," calcext:value-type="string">
            <text:p>'mismas': {'lemma': 'mismo', 'gen': 'fem', 'num': 'pl', },</text:p>
          </table:table-cell>
          <table:table-cell table:formula="of:=IF([.B96]=&quot;&quot;;&quot;&quot;;&quot;'&quot;&amp;[.B$1]&amp;&quot;': '&quot;&amp;[.B96]&amp;&quot;', &quot;)" office:value-type="string" office:string-value="'lemma': 'mismo', " calcext:value-type="string">
            <text:p>'lemma': 'mismo', </text:p>
          </table:table-cell>
          <table:table-cell table:formula="of:=IF([.C96]=&quot;&quot;;&quot;&quot;;&quot;'&quot;&amp;[.C$1]&amp;&quot;': '&quot;&amp;[.C96]&amp;&quot;', &quot;)">
            <text:p/>
          </table:table-cell>
          <table:table-cell table:formula="of:=IF([.D96]=&quot;&quot;;&quot;&quot;;&quot;'&quot;&amp;[.D$1]&amp;&quot;': '&quot;&amp;[.D96]&amp;&quot;', &quot;)" office:value-type="string" office:string-value="'gen': 'fem', " calcext:value-type="string">
            <text:p>'gen': 'fem', </text:p>
          </table:table-cell>
          <table:table-cell table:formula="of:=IF([.E96]=&quot;&quot;;&quot;&quot;;&quot;'&quot;&amp;[.E$1]&amp;&quot;': '&quot;&amp;[.E96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otr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97]&amp;&quot;': {&quot;&amp;COM.MICROSOFT.CONCAT([.H97:.K97])&amp;&quot;},&quot;" office:value-type="string" office:string-value="'otro': {'lemma': 'otro', 'gen': 'masc', 'num': 'sing', }," calcext:value-type="string">
            <text:p>'otro': {'lemma': 'otro', 'gen': 'masc', 'num': 'sing', },</text:p>
          </table:table-cell>
          <table:table-cell table:formula="of:=IF([.B97]=&quot;&quot;;&quot;&quot;;&quot;'&quot;&amp;[.B$1]&amp;&quot;': '&quot;&amp;[.B97]&amp;&quot;', &quot;)" office:value-type="string" office:string-value="'lemma': 'otro', " calcext:value-type="string">
            <text:p>'lemma': 'otro', </text:p>
          </table:table-cell>
          <table:table-cell table:formula="of:=IF([.C97]=&quot;&quot;;&quot;&quot;;&quot;'&quot;&amp;[.C$1]&amp;&quot;': '&quot;&amp;[.C97]&amp;&quot;', &quot;)">
            <text:p/>
          </table:table-cell>
          <table:table-cell table:formula="of:=IF([.D97]=&quot;&quot;;&quot;&quot;;&quot;'&quot;&amp;[.D$1]&amp;&quot;': '&quot;&amp;[.D97]&amp;&quot;', &quot;)" office:value-type="string" office:string-value="'gen': 'masc', " calcext:value-type="string">
            <text:p>'gen': 'masc', </text:p>
          </table:table-cell>
          <table:table-cell table:formula="of:=IF([.E97]=&quot;&quot;;&quot;&quot;;&quot;'&quot;&amp;[.E$1]&amp;&quot;': '&quot;&amp;[.E97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otra</text:p>
          </table:table-cell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98]&amp;&quot;': {&quot;&amp;COM.MICROSOFT.CONCAT([.H98:.K98])&amp;&quot;},&quot;" office:value-type="string" office:string-value="'otra': {'lemma': 'otro', 'gen': 'fem', 'num': 'sing', }," calcext:value-type="string">
            <text:p>'otra': {'lemma': 'otro', 'gen': 'fem', 'num': 'sing', },</text:p>
          </table:table-cell>
          <table:table-cell table:formula="of:=IF([.B98]=&quot;&quot;;&quot;&quot;;&quot;'&quot;&amp;[.B$1]&amp;&quot;': '&quot;&amp;[.B98]&amp;&quot;', &quot;)" office:value-type="string" office:string-value="'lemma': 'otro', " calcext:value-type="string">
            <text:p>'lemma': 'otro', </text:p>
          </table:table-cell>
          <table:table-cell table:formula="of:=IF([.C98]=&quot;&quot;;&quot;&quot;;&quot;'&quot;&amp;[.C$1]&amp;&quot;': '&quot;&amp;[.C98]&amp;&quot;', &quot;)">
            <text:p/>
          </table:table-cell>
          <table:table-cell table:formula="of:=IF([.D98]=&quot;&quot;;&quot;&quot;;&quot;'&quot;&amp;[.D$1]&amp;&quot;': '&quot;&amp;[.D98]&amp;&quot;', &quot;)" office:value-type="string" office:string-value="'gen': 'fem', " calcext:value-type="string">
            <text:p>'gen': 'fem', </text:p>
          </table:table-cell>
          <table:table-cell table:formula="of:=IF([.E98]=&quot;&quot;;&quot;&quot;;&quot;'&quot;&amp;[.E$1]&amp;&quot;': '&quot;&amp;[.E98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99]&amp;&quot;': {&quot;&amp;COM.MICROSOFT.CONCAT([.H99:.K99])&amp;&quot;},&quot;" office:value-type="string" office:string-value="'otros': {'lemma': 'otro', 'gen': 'masc', 'num': 'pl', }," calcext:value-type="string">
            <text:p>'otros': {'lemma': 'otro', 'gen': 'masc', 'num': 'pl', },</text:p>
          </table:table-cell>
          <table:table-cell table:formula="of:=IF([.B99]=&quot;&quot;;&quot;&quot;;&quot;'&quot;&amp;[.B$1]&amp;&quot;': '&quot;&amp;[.B99]&amp;&quot;', &quot;)" office:value-type="string" office:string-value="'lemma': 'otro', " calcext:value-type="string">
            <text:p>'lemma': 'otro', </text:p>
          </table:table-cell>
          <table:table-cell table:formula="of:=IF([.C99]=&quot;&quot;;&quot;&quot;;&quot;'&quot;&amp;[.C$1]&amp;&quot;': '&quot;&amp;[.C99]&amp;&quot;', &quot;)">
            <text:p/>
          </table:table-cell>
          <table:table-cell table:formula="of:=IF([.D99]=&quot;&quot;;&quot;&quot;;&quot;'&quot;&amp;[.D$1]&amp;&quot;': '&quot;&amp;[.D99]&amp;&quot;', &quot;)" office:value-type="string" office:string-value="'gen': 'masc', " calcext:value-type="string">
            <text:p>'gen': 'masc', </text:p>
          </table:table-cell>
          <table:table-cell table:formula="of:=IF([.E99]=&quot;&quot;;&quot;&quot;;&quot;'&quot;&amp;[.E$1]&amp;&quot;': '&quot;&amp;[.E9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otras</text:p>
          </table:table-cell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00]&amp;&quot;': {&quot;&amp;COM.MICROSOFT.CONCAT([.H100:.K100])&amp;&quot;},&quot;" office:value-type="string" office:string-value="'otras': {'lemma': 'otro', 'gen': 'fem', 'num': 'pl', }," calcext:value-type="string">
            <text:p>'otras': {'lemma': 'otro', 'gen': 'fem', 'num': 'pl', },</text:p>
          </table:table-cell>
          <table:table-cell table:formula="of:=IF([.B100]=&quot;&quot;;&quot;&quot;;&quot;'&quot;&amp;[.B$1]&amp;&quot;': '&quot;&amp;[.B100]&amp;&quot;', &quot;)" office:value-type="string" office:string-value="'lemma': 'otro', " calcext:value-type="string">
            <text:p>'lemma': 'otro', </text:p>
          </table:table-cell>
          <table:table-cell table:formula="of:=IF([.C100]=&quot;&quot;;&quot;&quot;;&quot;'&quot;&amp;[.C$1]&amp;&quot;': '&quot;&amp;[.C100]&amp;&quot;', &quot;)">
            <text:p/>
          </table:table-cell>
          <table:table-cell table:formula="of:=IF([.D100]=&quot;&quot;;&quot;&quot;;&quot;'&quot;&amp;[.D$1]&amp;&quot;': '&quot;&amp;[.D100]&amp;&quot;', &quot;)" office:value-type="string" office:string-value="'gen': 'fem', " calcext:value-type="string">
            <text:p>'gen': 'fem', </text:p>
          </table:table-cell>
          <table:table-cell table:formula="of:=IF([.E100]=&quot;&quot;;&quot;&quot;;&quot;'&quot;&amp;[.E$1]&amp;&quot;': '&quot;&amp;[.E100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01]&amp;&quot;': {&quot;&amp;COM.MICROSOFT.CONCAT([.H101:.K101])&amp;&quot;},&quot;" office:value-type="string" office:string-value="'todo': {'lemma': 'todo', 'gen': 'masc', 'num': 'sing', }," calcext:value-type="string">
            <text:p>'todo': {'lemma': 'todo', 'gen': 'masc', 'num': 'sing', },</text:p>
          </table:table-cell>
          <table:table-cell table:formula="of:=IF([.B101]=&quot;&quot;;&quot;&quot;;&quot;'&quot;&amp;[.B$1]&amp;&quot;': '&quot;&amp;[.B101]&amp;&quot;', &quot;)" office:value-type="string" office:string-value="'lemma': 'todo', " calcext:value-type="string">
            <text:p>'lemma': 'todo', </text:p>
          </table:table-cell>
          <table:table-cell table:formula="of:=IF([.C101]=&quot;&quot;;&quot;&quot;;&quot;'&quot;&amp;[.C$1]&amp;&quot;': '&quot;&amp;[.C101]&amp;&quot;', &quot;)">
            <text:p/>
          </table:table-cell>
          <table:table-cell table:formula="of:=IF([.D101]=&quot;&quot;;&quot;&quot;;&quot;'&quot;&amp;[.D$1]&amp;&quot;': '&quot;&amp;[.D101]&amp;&quot;', &quot;)" office:value-type="string" office:string-value="'gen': 'masc', " calcext:value-type="string">
            <text:p>'gen': 'masc', </text:p>
          </table:table-cell>
          <table:table-cell table:formula="of:=IF([.E101]=&quot;&quot;;&quot;&quot;;&quot;'&quot;&amp;[.E$1]&amp;&quot;': '&quot;&amp;[.E101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sing</text:p>
          </table:table-cell>
          <table:table-cell/>
          <table:table-cell table:formula="of:=&quot;'&quot;&amp;[.A102]&amp;&quot;': {&quot;&amp;COM.MICROSOFT.CONCAT([.H102:.K102])&amp;&quot;},&quot;" office:value-type="string" office:string-value="'toda': {'lemma': 'todo', 'gen': 'fem', 'num': 'sing', }," calcext:value-type="string">
            <text:p>'toda': {'lemma': 'todo', 'gen': 'fem', 'num': 'sing', },</text:p>
          </table:table-cell>
          <table:table-cell table:formula="of:=IF([.B102]=&quot;&quot;;&quot;&quot;;&quot;'&quot;&amp;[.B$1]&amp;&quot;': '&quot;&amp;[.B102]&amp;&quot;', &quot;)" office:value-type="string" office:string-value="'lemma': 'todo', " calcext:value-type="string">
            <text:p>'lemma': 'todo', </text:p>
          </table:table-cell>
          <table:table-cell table:formula="of:=IF([.C102]=&quot;&quot;;&quot;&quot;;&quot;'&quot;&amp;[.C$1]&amp;&quot;': '&quot;&amp;[.C102]&amp;&quot;', &quot;)">
            <text:p/>
          </table:table-cell>
          <table:table-cell table:formula="of:=IF([.D102]=&quot;&quot;;&quot;&quot;;&quot;'&quot;&amp;[.D$1]&amp;&quot;': '&quot;&amp;[.D102]&amp;&quot;', &quot;)" office:value-type="string" office:string-value="'gen': 'fem', " calcext:value-type="string">
            <text:p>'gen': 'fem', </text:p>
          </table:table-cell>
          <table:table-cell table:formula="of:=IF([.E102]=&quot;&quot;;&quot;&quot;;&quot;'&quot;&amp;[.E$1]&amp;&quot;': '&quot;&amp;[.E102]&amp;&quot;', &quot;)" office:value-type="string" office:string-value="'num': 'sing', " calcext:value-type="string">
            <text:p>'num': 'sing', </text:p>
          </table:table-cell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masc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03]&amp;&quot;': {&quot;&amp;COM.MICROSOFT.CONCAT([.H103:.K103])&amp;&quot;},&quot;" office:value-type="string" office:string-value="'todos': {'lemma': 'todo', 'gen': 'masc', 'num': 'pl', }," calcext:value-type="string">
            <text:p>'todos': {'lemma': 'todo', 'gen': 'masc', 'num': 'pl', },</text:p>
          </table:table-cell>
          <table:table-cell table:formula="of:=IF([.B103]=&quot;&quot;;&quot;&quot;;&quot;'&quot;&amp;[.B$1]&amp;&quot;': '&quot;&amp;[.B103]&amp;&quot;', &quot;)" office:value-type="string" office:string-value="'lemma': 'todo', " calcext:value-type="string">
            <text:p>'lemma': 'todo', </text:p>
          </table:table-cell>
          <table:table-cell table:formula="of:=IF([.C103]=&quot;&quot;;&quot;&quot;;&quot;'&quot;&amp;[.C$1]&amp;&quot;': '&quot;&amp;[.C103]&amp;&quot;', &quot;)">
            <text:p/>
          </table:table-cell>
          <table:table-cell table:formula="of:=IF([.D103]=&quot;&quot;;&quot;&quot;;&quot;'&quot;&amp;[.D$1]&amp;&quot;': '&quot;&amp;[.D103]&amp;&quot;', &quot;)" office:value-type="string" office:string-value="'gen': 'masc', " calcext:value-type="string">
            <text:p>'gen': 'masc', </text:p>
          </table:table-cell>
          <table:table-cell table:formula="of:=IF([.E103]=&quot;&quot;;&quot;&quot;;&quot;'&quot;&amp;[.E$1]&amp;&quot;': '&quot;&amp;[.E103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office:value-type="string" calcext:value-type="string">
            <text:p>todas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pl</text:p>
          </table:table-cell>
          <table:table-cell/>
          <table:table-cell table:formula="of:=&quot;'&quot;&amp;[.A104]&amp;&quot;': {&quot;&amp;COM.MICROSOFT.CONCAT([.H104:.K104])&amp;&quot;},&quot;" office:value-type="string" office:string-value="'todas': {'lemma': 'todo', 'gen': 'fem', 'num': 'pl', }," calcext:value-type="string">
            <text:p>'todas': {'lemma': 'todo', 'gen': 'fem', 'num': 'pl', },</text:p>
          </table:table-cell>
          <table:table-cell table:formula="of:=IF([.B104]=&quot;&quot;;&quot;&quot;;&quot;'&quot;&amp;[.B$1]&amp;&quot;': '&quot;&amp;[.B104]&amp;&quot;', &quot;)" office:value-type="string" office:string-value="'lemma': 'todo', " calcext:value-type="string">
            <text:p>'lemma': 'todo', </text:p>
          </table:table-cell>
          <table:table-cell table:formula="of:=IF([.C104]=&quot;&quot;;&quot;&quot;;&quot;'&quot;&amp;[.C$1]&amp;&quot;': '&quot;&amp;[.C104]&amp;&quot;', &quot;)">
            <text:p/>
          </table:table-cell>
          <table:table-cell table:formula="of:=IF([.D104]=&quot;&quot;;&quot;&quot;;&quot;'&quot;&amp;[.D$1]&amp;&quot;': '&quot;&amp;[.D104]&amp;&quot;', &quot;)" office:value-type="string" office:string-value="'gen': 'fem', " calcext:value-type="string">
            <text:p>'gen': 'fem', </text:p>
          </table:table-cell>
          <table:table-cell table:formula="of:=IF([.E104]=&quot;&quot;;&quot;&quot;;&quot;'&quot;&amp;[.E$1]&amp;&quot;': '&quot;&amp;[.E104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7"/>
          <table:table-cell table:formula="of:=IF([.B105]=&quot;&quot;;&quot;&quot;;&quot;'&quot;&amp;[.B$1]&amp;&quot;': '&quot;&amp;[.B105]&amp;&quot;', &quot;)">
            <text:p/>
          </table:table-cell>
          <table:table-cell table:formula="of:=IF([.C105]=&quot;&quot;;&quot;&quot;;&quot;'&quot;&amp;[.C$1]&amp;&quot;': '&quot;&amp;[.C105]&amp;&quot;', &quot;)">
            <text:p/>
          </table:table-cell>
          <table:table-cell table:formula="of:=IF([.D105]=&quot;&quot;;&quot;&quot;;&quot;'&quot;&amp;[.D$1]&amp;&quot;': '&quot;&amp;[.D105]&amp;&quot;', &quot;)">
            <text:p/>
          </table:table-cell>
          <table:table-cell table:formula="of:=IF([.E105]=&quot;&quot;;&quot;&quot;;&quot;'&quot;&amp;[.E$1]&amp;&quot;': '&quot;&amp;[.E105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alguien</text:p>
          </table:table-cell>
          <table:table-cell table:number-columns-repeated="4"/>
          <table:table-cell table:formula="of:=&quot;'&quot;&amp;[.A106]&amp;&quot;': {&quot;&amp;COM.MICROSOFT.CONCAT([.H106:.K106])&amp;&quot;},&quot;" office:value-type="string" office:string-value="'alguien': {'lemma': 'alguien', }," calcext:value-type="string">
            <text:p>'alguien': {'lemma': 'alguien', },</text:p>
          </table:table-cell>
          <table:table-cell table:formula="of:=IF([.B106]=&quot;&quot;;&quot;&quot;;&quot;'&quot;&amp;[.B$1]&amp;&quot;': '&quot;&amp;[.B106]&amp;&quot;', &quot;)" office:value-type="string" office:string-value="'lemma': 'alguien', " calcext:value-type="string">
            <text:p>'lemma': 'alguien', </text:p>
          </table:table-cell>
          <table:table-cell table:formula="of:=IF([.C106]=&quot;&quot;;&quot;&quot;;&quot;'&quot;&amp;[.C$1]&amp;&quot;': '&quot;&amp;[.C106]&amp;&quot;', &quot;)">
            <text:p/>
          </table:table-cell>
          <table:table-cell table:formula="of:=IF([.D106]=&quot;&quot;;&quot;&quot;;&quot;'&quot;&amp;[.D$1]&amp;&quot;': '&quot;&amp;[.D106]&amp;&quot;', &quot;)">
            <text:p/>
          </table:table-cell>
          <table:table-cell table:formula="of:=IF([.E106]=&quot;&quot;;&quot;&quot;;&quot;'&quot;&amp;[.E$1]&amp;&quot;': '&quot;&amp;[.E106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cualquier</text:p>
          </table:table-cell>
          <table:table-cell table:number-columns-repeated="4"/>
          <table:table-cell table:formula="of:=&quot;'&quot;&amp;[.A107]&amp;&quot;': {&quot;&amp;COM.MICROSOFT.CONCAT([.H107:.K107])&amp;&quot;},&quot;" office:value-type="string" office:string-value="'cualquier': {'lemma': 'cualquier', }," calcext:value-type="string">
            <text:p>'cualquier': {'lemma': 'cualquier', },</text:p>
          </table:table-cell>
          <table:table-cell table:formula="of:=IF([.B107]=&quot;&quot;;&quot;&quot;;&quot;'&quot;&amp;[.B$1]&amp;&quot;': '&quot;&amp;[.B107]&amp;&quot;', &quot;)" office:value-type="string" office:string-value="'lemma': 'cualquier', " calcext:value-type="string">
            <text:p>'lemma': 'cualquier', </text:p>
          </table:table-cell>
          <table:table-cell table:formula="of:=IF([.C107]=&quot;&quot;;&quot;&quot;;&quot;'&quot;&amp;[.C$1]&amp;&quot;': '&quot;&amp;[.C107]&amp;&quot;', &quot;)">
            <text:p/>
          </table:table-cell>
          <table:table-cell table:formula="of:=IF([.D107]=&quot;&quot;;&quot;&quot;;&quot;'&quot;&amp;[.D$1]&amp;&quot;': '&quot;&amp;[.D107]&amp;&quot;', &quot;)">
            <text:p/>
          </table:table-cell>
          <table:table-cell table:formula="of:=IF([.E107]=&quot;&quot;;&quot;&quot;;&quot;'&quot;&amp;[.E$1]&amp;&quot;': '&quot;&amp;[.E107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quienquiera</text:p>
          </table:table-cell>
          <table:table-cell table:number-columns-repeated="4"/>
          <table:table-cell table:formula="of:=&quot;'&quot;&amp;[.A108]&amp;&quot;': {&quot;&amp;COM.MICROSOFT.CONCAT([.H108:.K108])&amp;&quot;},&quot;" office:value-type="string" office:string-value="'quienquiera': {'lemma': 'quienquiera', }," calcext:value-type="string">
            <text:p>'quienquiera': {'lemma': 'quienquiera', },</text:p>
          </table:table-cell>
          <table:table-cell table:formula="of:=IF([.B108]=&quot;&quot;;&quot;&quot;;&quot;'&quot;&amp;[.B$1]&amp;&quot;': '&quot;&amp;[.B108]&amp;&quot;', &quot;)" office:value-type="string" office:string-value="'lemma': 'quienquiera', " calcext:value-type="string">
            <text:p>'lemma': 'quienquiera', </text:p>
          </table:table-cell>
          <table:table-cell table:formula="of:=IF([.C108]=&quot;&quot;;&quot;&quot;;&quot;'&quot;&amp;[.C$1]&amp;&quot;': '&quot;&amp;[.C108]&amp;&quot;', &quot;)">
            <text:p/>
          </table:table-cell>
          <table:table-cell table:formula="of:=IF([.D108]=&quot;&quot;;&quot;&quot;;&quot;'&quot;&amp;[.D$1]&amp;&quot;': '&quot;&amp;[.D108]&amp;&quot;', &quot;)">
            <text:p/>
          </table:table-cell>
          <table:table-cell table:formula="of:=IF([.E108]=&quot;&quot;;&quot;&quot;;&quot;'&quot;&amp;[.E$1]&amp;&quot;': '&quot;&amp;[.E108]&amp;&quot;', &quot;)">
            <text:p/>
          </table:table-cell>
        </table:table-row>
        <table:table-row table:style-name="ro1">
          <table:table-cell table:number-columns-repeated="2" office:value-type="string" calcext:value-type="string">
            <text:p>demás</text:p>
          </table:table-cell>
          <table:table-cell table:number-columns-repeated="2"/>
          <table:table-cell office:value-type="string" calcext:value-type="string">
            <text:p>pl</text:p>
          </table:table-cell>
          <table:table-cell/>
          <table:table-cell table:formula="of:=&quot;'&quot;&amp;[.A109]&amp;&quot;': {&quot;&amp;COM.MICROSOFT.CONCAT([.H109:.K109])&amp;&quot;},&quot;" office:value-type="string" office:string-value="'demás': {'lemma': 'demás', 'num': 'pl', }," calcext:value-type="string">
            <text:p>'demás': {'lemma': 'demás', 'num': 'pl', },</text:p>
          </table:table-cell>
          <table:table-cell table:formula="of:=IF([.B109]=&quot;&quot;;&quot;&quot;;&quot;'&quot;&amp;[.B$1]&amp;&quot;': '&quot;&amp;[.B109]&amp;&quot;', &quot;)" office:value-type="string" office:string-value="'lemma': 'demás', " calcext:value-type="string">
            <text:p>'lemma': 'demás', </text:p>
          </table:table-cell>
          <table:table-cell table:formula="of:=IF([.C109]=&quot;&quot;;&quot;&quot;;&quot;'&quot;&amp;[.C$1]&amp;&quot;': '&quot;&amp;[.C109]&amp;&quot;', &quot;)">
            <text:p/>
          </table:table-cell>
          <table:table-cell table:formula="of:=IF([.D109]=&quot;&quot;;&quot;&quot;;&quot;'&quot;&amp;[.D$1]&amp;&quot;': '&quot;&amp;[.D109]&amp;&quot;', &quot;)">
            <text:p/>
          </table:table-cell>
          <table:table-cell table:formula="of:=IF([.E109]=&quot;&quot;;&quot;&quot;;&quot;'&quot;&amp;[.E$1]&amp;&quot;': '&quot;&amp;[.E109]&amp;&quot;', &quot;)" office:value-type="string" office:string-value="'num': 'pl', " calcext:value-type="string">
            <text:p>'num': 'pl', </text:p>
          </table:table-cell>
        </table:table-row>
        <table:table-row table:style-name="ro1">
          <table:table-cell table:number-columns-repeated="7"/>
          <table:table-cell table:formula="of:=IF([.B110]=&quot;&quot;;&quot;&quot;;&quot;'&quot;&amp;[.B$1]&amp;&quot;': '&quot;&amp;[.B110]&amp;&quot;', &quot;)">
            <text:p/>
          </table:table-cell>
          <table:table-cell table:formula="of:=IF([.C110]=&quot;&quot;;&quot;&quot;;&quot;'&quot;&amp;[.C$1]&amp;&quot;': '&quot;&amp;[.C110]&amp;&quot;', &quot;)">
            <text:p/>
          </table:table-cell>
          <table:table-cell table:formula="of:=IF([.D110]=&quot;&quot;;&quot;&quot;;&quot;'&quot;&amp;[.D$1]&amp;&quot;': '&quot;&amp;[.D110]&amp;&quot;', &quot;)">
            <text:p/>
          </table:table-cell>
          <table:table-cell table:formula="of:=IF([.E110]=&quot;&quot;;&quot;&quot;;&quot;'&quot;&amp;[.E$1]&amp;&quot;': '&quot;&amp;[.E110]&amp;&quot;', &quot;)">
            <text:p/>
          </table:table-cell>
        </table:table-row>
        <table:table-row table:style-name="ro1">
          <table:table-cell/>
          <table:table-cell table:style-name="ce14"/>
          <table:table-cell table:style-name="Default"/>
          <table:table-cell table:number-columns-repeated="3"/>
          <table:table-cell office:value-type="string" calcext:value-type="string">
            <text:p># no son referencia</text:p>
          </table:table-cell>
          <table:table-cell table:formula="of:=IF([.B111]=&quot;&quot;;&quot;&quot;;&quot;'&quot;&amp;[.B$1]&amp;&quot;': '&quot;&amp;[.B111]&amp;&quot;', &quot;)">
            <text:p/>
          </table:table-cell>
          <table:table-cell table:formula="of:=IF([.C111]=&quot;&quot;;&quot;&quot;;&quot;'&quot;&amp;[.C$1]&amp;&quot;': '&quot;&amp;[.C111]&amp;&quot;', &quot;)">
            <text:p/>
          </table:table-cell>
          <table:table-cell table:formula="of:=IF([.D111]=&quot;&quot;;&quot;&quot;;&quot;'&quot;&amp;[.D$1]&amp;&quot;': '&quot;&amp;[.D111]&amp;&quot;', &quot;)">
            <text:p/>
          </table:table-cell>
          <table:table-cell table:formula="of:=IF([.E111]=&quot;&quot;;&quot;&quot;;&quot;'&quot;&amp;[.E$1]&amp;&quot;': '&quot;&amp;[.E111]&amp;&quot;', &quot;)">
            <text:p/>
          </table:table-cell>
        </table:table-row>
        <table:table-row table:style-name="ro1">
          <table:table-cell table:number-columns-repeated="3" office:value-type="string" calcext:value-type="string">
            <text:p>nadie</text:p>
          </table:table-cell>
          <table:table-cell table:number-columns-repeated="3"/>
          <table:table-cell table:formula="of:=&quot;'&quot;&amp;[.A112]&amp;&quot;': {&quot;&amp;COM.MICROSOFT.CONCAT([.H112:.K112])&amp;&quot;},&quot;" office:value-type="string" office:string-value="'nadie': {'lemma': 'nadie', 'ultralemma': 'nadie', }," calcext:value-type="string">
            <text:p>'nadie': {'lemma': 'nadie', 'ultralemma': 'nadie', },</text:p>
          </table:table-cell>
          <table:table-cell table:formula="of:=IF([.B112]=&quot;&quot;;&quot;&quot;;&quot;'&quot;&amp;[.B$1]&amp;&quot;': '&quot;&amp;[.B112]&amp;&quot;', &quot;)" office:value-type="string" office:string-value="'lemma': 'nadie', " calcext:value-type="string">
            <text:p>'lemma': 'nadie', </text:p>
          </table:table-cell>
          <table:table-cell table:formula="of:=IF([.C112]=&quot;&quot;;&quot;&quot;;&quot;'&quot;&amp;[.C$1]&amp;&quot;': '&quot;&amp;[.C112]&amp;&quot;', &quot;)" office:value-type="string" office:string-value="'ultralemma': 'nadie', " calcext:value-type="string">
            <text:p>'ultralemma': 'nadie', </text:p>
          </table:table-cell>
          <table:table-cell table:formula="of:=IF([.D112]=&quot;&quot;;&quot;&quot;;&quot;'&quot;&amp;[.D$1]&amp;&quot;': '&quot;&amp;[.D112]&amp;&quot;', &quot;)">
            <text:p/>
          </table:table-cell>
          <table:table-cell table:formula="of:=IF([.E112]=&quot;&quot;;&quot;&quot;;&quot;'&quot;&amp;[.E$1]&amp;&quot;': '&quot;&amp;[.E112]&amp;&quot;', &quot;)">
            <text:p/>
          </table:table-cell>
        </table:table-row>
        <table:table-row table:style-name="ro1">
          <table:table-cell table:number-columns-repeated="3" office:value-type="string" calcext:value-type="string">
            <text:p>nada</text:p>
          </table:table-cell>
          <table:table-cell table:number-columns-repeated="3"/>
          <table:table-cell table:formula="of:=&quot;'&quot;&amp;[.A113]&amp;&quot;': {&quot;&amp;COM.MICROSOFT.CONCAT([.H113:.K113])&amp;&quot;},&quot;" office:value-type="string" office:string-value="'nada': {'lemma': 'nada', 'ultralemma': 'nada', }," calcext:value-type="string">
            <text:p>'nada': {'lemma': 'nada', 'ultralemma': 'nada', },</text:p>
          </table:table-cell>
          <table:table-cell table:formula="of:=IF([.B113]=&quot;&quot;;&quot;&quot;;&quot;'&quot;&amp;[.B$1]&amp;&quot;': '&quot;&amp;[.B113]&amp;&quot;', &quot;)" office:value-type="string" office:string-value="'lemma': 'nada', " calcext:value-type="string">
            <text:p>'lemma': 'nada', </text:p>
          </table:table-cell>
          <table:table-cell table:formula="of:=IF([.C113]=&quot;&quot;;&quot;&quot;;&quot;'&quot;&amp;[.C$1]&amp;&quot;': '&quot;&amp;[.C113]&amp;&quot;', &quot;)" office:value-type="string" office:string-value="'ultralemma': 'nada', " calcext:value-type="string">
            <text:p>'ultralemma': 'nada', </text:p>
          </table:table-cell>
          <table:table-cell table:formula="of:=IF([.D113]=&quot;&quot;;&quot;&quot;;&quot;'&quot;&amp;[.D$1]&amp;&quot;': '&quot;&amp;[.D113]&amp;&quot;', &quot;)">
            <text:p/>
          </table:table-cell>
          <table:table-cell table:formula="of:=IF([.E113]=&quot;&quot;;&quot;&quot;;&quot;'&quot;&amp;[.E$1]&amp;&quot;': '&quot;&amp;[.E113]&amp;&quot;', &quot;)">
            <text:p/>
          </table:table-cell>
        </table:table-row>
        <table:table-row table:style-name="ro1">
          <table:table-cell table:number-columns-repeated="11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8"/>
        </table:table-row>
        <table:table-row table:style-name="ro1" table:number-rows-repeated="104845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onouns" table:style-name="ta1">
        <table:table-column table:style-name="co1" table:number-columns-repeated="2" table:default-cell-style-name="Default"/>
        <table:table-column table:style-name="co4" table:default-cell-style-name="ce9"/>
        <table:table-column table:style-name="co11" table:default-cell-style-name="ce9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xt</text:p>
          </table:table-cell>
          <table:table-cell table:style-name="ce9" office:value-type="string" calcext:value-type="string">
            <text:p>lemma</text:p>
          </table:table-cell>
          <table:table-cell table:style-name="Default" office:value-type="string" calcext:value-type="string">
            <text:p>labe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1S</text:p>
          </table:table-cell>
          <table:table-cell office:value-type="string" calcext:value-type="string">
            <text:p>yo</text:p>
          </table:table-cell>
          <table:table-cell table:style-name="Default" office:value-type="string" calcext:value-type="string">
            <text:p>yo</text:p>
          </table:table-cell>
          <table:table-cell table:style-name="Default"/>
          <table:table-cell table:number-columns-repeated="2"/>
          <table:table-cell table:formula="of:=&quot;'&quot;&amp;[.A2]&amp;&quot;': {&quot;&amp;COM.MICROSOFT.CONCAT([.H2:.K2])&amp;&quot;},&quot;" office:value-type="string" office:string-value="'1S': {'lemma': 'yo', 'label': 'yo', }," calcext:value-type="string">
            <text:p>'1S': {'lemma': 'yo', 'label': 'yo', },</text:p>
          </table:table-cell>
          <table:table-cell table:formula="of:=IF([.B2]=&quot;&quot;;&quot;&quot;;&quot;'&quot;&amp;[.B$1]&amp;&quot;': '&quot;&amp;[.B2]&amp;&quot;', &quot;)" office:value-type="string" office:string-value="'lemma': 'yo', " calcext:value-type="string">
            <text:p>'lemma': 'yo', </text:p>
          </table:table-cell>
          <table:table-cell table:formula="of:=IF([.C2]=&quot;&quot;;&quot;&quot;;&quot;'&quot;&amp;[.C$1]&amp;&quot;': '&quot;&amp;[.C2]&amp;&quot;', &quot;)" office:value-type="string" office:string-value="'label': 'yo', " calcext:value-type="string">
            <text:p>'label': 'yo', 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tu</text:p>
          </table:table-cell>
          <table:table-cell table:style-name="Default" office:value-type="string" calcext:value-type="string">
            <text:p>tú</text:p>
          </table:table-cell>
          <table:table-cell table:style-name="Default"/>
          <table:table-cell table:number-columns-repeated="2"/>
          <table:table-cell table:formula="of:=&quot;'&quot;&amp;[.A3]&amp;&quot;': {&quot;&amp;COM.MICROSOFT.CONCAT([.H3:.K3])&amp;&quot;},&quot;" office:value-type="string" office:string-value="'2S': {'lemma': 'tu', 'label': 'tú', }," calcext:value-type="string">
            <text:p>'2S': {'lemma': 'tu', 'label': 'tú', },</text:p>
          </table:table-cell>
          <table:table-cell table:formula="of:=IF([.B3]=&quot;&quot;;&quot;&quot;;&quot;'&quot;&amp;[.B$1]&amp;&quot;': '&quot;&amp;[.B3]&amp;&quot;', &quot;)" office:value-type="string" office:string-value="'lemma': 'tu', " calcext:value-type="string">
            <text:p>'lemma': 'tu', </text:p>
          </table:table-cell>
          <table:table-cell table:formula="of:=IF([.C3]=&quot;&quot;;&quot;&quot;;&quot;'&quot;&amp;[.C$1]&amp;&quot;': '&quot;&amp;[.C3]&amp;&quot;', &quot;)" office:value-type="string" office:string-value="'label': 'tú', " calcext:value-type="string">
            <text:p>'label': 'tú', </text:p>
          </table:table-cell>
        </table:table-row>
        <table:table-row table:style-name="ro1">
          <table:table-cell office:value-type="string" calcext:value-type="string">
            <text:p>2S</text:p>
          </table:table-cell>
          <table:table-cell office:value-type="string" calcext:value-type="string">
            <text:p>usted</text:p>
          </table:table-cell>
          <table:table-cell table:style-name="Default" office:value-type="string" calcext:value-type="string">
            <text:p>usted</text:p>
          </table:table-cell>
          <table:table-cell table:style-name="Default"/>
          <table:table-cell table:number-columns-repeated="2"/>
          <table:table-cell table:formula="of:=&quot;'&quot;&amp;[.A4]&amp;&quot;': {&quot;&amp;COM.MICROSOFT.CONCAT([.H4:.K4])&amp;&quot;},&quot;" office:value-type="string" office:string-value="'2S': {'lemma': 'usted', 'label': 'usted', }," calcext:value-type="string">
            <text:p>'2S': {'lemma': 'usted', 'label': 'usted', },</text:p>
          </table:table-cell>
          <table:table-cell table:formula="of:=IF([.B4]=&quot;&quot;;&quot;&quot;;&quot;'&quot;&amp;[.B$1]&amp;&quot;': '&quot;&amp;[.B4]&amp;&quot;', &quot;)" office:value-type="string" office:string-value="'lemma': 'usted', " calcext:value-type="string">
            <text:p>'lemma': 'usted', </text:p>
          </table:table-cell>
          <table:table-cell table:formula="of:=IF([.C4]=&quot;&quot;;&quot;&quot;;&quot;'&quot;&amp;[.C$1]&amp;&quot;': '&quot;&amp;[.C4]&amp;&quot;', &quot;)" office:value-type="string" office:string-value="'label': 'usted', " calcext:value-type="string">
            <text:p>'label': 'usted', </text:p>
          </table:table-cell>
        </table:table-row>
        <table:table-row table:style-name="ro1">
          <table:table-cell office:value-type="string" calcext:value-type="string">
            <text:p>1P</text:p>
          </table:table-cell>
          <table:table-cell office:value-type="string" calcext:value-type="string">
            <text:p>nosotros</text:p>
          </table:table-cell>
          <table:table-cell table:style-name="Default" office:value-type="string" calcext:value-type="string">
            <text:p><text:a xlink:href="mailto:nosotr@s" xlink:type="simple">nosotr@s</text:a></text:p>
          </table:table-cell>
          <table:table-cell table:style-name="Default"/>
          <table:table-cell table:number-columns-repeated="2"/>
          <table:table-cell table:formula="of:=&quot;'&quot;&amp;[.A5]&amp;&quot;': {&quot;&amp;COM.MICROSOFT.CONCAT([.H5:.K5])&amp;&quot;},&quot;" office:value-type="string" office:string-value="'1P': {'lemma': 'nosotros', 'label': 'nosotr@s', }," calcext:value-type="string">
            <text:p>'1P': {'lemma': 'nosotros', 'label': 'nosotr@s', },</text:p>
          </table:table-cell>
          <table:table-cell table:formula="of:=IF([.B5]=&quot;&quot;;&quot;&quot;;&quot;'&quot;&amp;[.B$1]&amp;&quot;': '&quot;&amp;[.B5]&amp;&quot;', &quot;)" office:value-type="string" office:string-value="'lemma': 'nosotros', " calcext:value-type="string">
            <text:p>'lemma': 'nosotros', </text:p>
          </table:table-cell>
          <table:table-cell table:formula="of:=IF([.C5]=&quot;&quot;;&quot;&quot;;&quot;'&quot;&amp;[.C$1]&amp;&quot;': '&quot;&amp;[.C5]&amp;&quot;', &quot;)" office:value-type="string" office:string-value="'label': 'nosotr@s', " calcext:value-type="string">
            <text:p>'label': 'nosotr@s', </text:p>
          </table:table-cell>
        </table:table-row>
        <table:table-row table:style-name="ro1">
          <table:table-cell office:value-type="string" calcext:value-type="string">
            <text:p>2P</text:p>
          </table:table-cell>
          <table:table-cell office:value-type="string" calcext:value-type="string">
            <text:p>vosotros</text:p>
          </table:table-cell>
          <table:table-cell table:style-name="Default" office:value-type="string" calcext:value-type="string">
            <text:p><text:a xlink:href="mailto:vosotr@s" xlink:type="simple">vosotr@s</text:a></text:p>
          </table:table-cell>
          <table:table-cell table:style-name="Default"/>
          <table:table-cell table:number-columns-repeated="2"/>
          <table:table-cell table:formula="of:=&quot;'&quot;&amp;[.A6]&amp;&quot;': {&quot;&amp;COM.MICROSOFT.CONCAT([.H6:.K6])&amp;&quot;},&quot;" office:value-type="string" office:string-value="'2P': {'lemma': 'vosotros', 'label': 'vosotr@s', }," calcext:value-type="string">
            <text:p>'2P': {'lemma': 'vosotros', 'label': 'vosotr@s', },</text:p>
          </table:table-cell>
          <table:table-cell table:formula="of:=IF([.B6]=&quot;&quot;;&quot;&quot;;&quot;'&quot;&amp;[.B$1]&amp;&quot;': '&quot;&amp;[.B6]&amp;&quot;', &quot;)" office:value-type="string" office:string-value="'lemma': 'vosotros', " calcext:value-type="string">
            <text:p>'lemma': 'vosotros', </text:p>
          </table:table-cell>
          <table:table-cell table:formula="of:=IF([.C6]=&quot;&quot;;&quot;&quot;;&quot;'&quot;&amp;[.C$1]&amp;&quot;': '&quot;&amp;[.C6]&amp;&quot;', &quot;)" office:value-type="string" office:string-value="'label': 'vosotr@s', " calcext:value-type="string">
            <text:p>'label': 'vosotr@s', </text:p>
          </table:table-cell>
        </table:table-row>
        <table:table-row table:style-name="ro1">
          <table:table-cell office:value-type="string" calcext:value-type="string">
            <text:p>2P</text:p>
          </table:table-cell>
          <table:table-cell office:value-type="string" calcext:value-type="string">
            <text:p>ustedes</text:p>
          </table:table-cell>
          <table:table-cell table:style-name="Default" office:value-type="string" calcext:value-type="string">
            <text:p>ustedes</text:p>
          </table:table-cell>
          <table:table-cell table:style-name="Default"/>
          <table:table-cell table:number-columns-repeated="2"/>
          <table:table-cell table:formula="of:=&quot;'&quot;&amp;[.A7]&amp;&quot;': {&quot;&amp;COM.MICROSOFT.CONCAT([.H7:.K7])&amp;&quot;},&quot;" office:value-type="string" office:string-value="'2P': {'lemma': 'ustedes', 'label': 'ustedes', }," calcext:value-type="string">
            <text:p>'2P': {'lemma': 'ustedes', 'label': 'ustedes', },</text:p>
          </table:table-cell>
          <table:table-cell table:formula="of:=IF([.B7]=&quot;&quot;;&quot;&quot;;&quot;'&quot;&amp;[.B$1]&amp;&quot;': '&quot;&amp;[.B7]&amp;&quot;', &quot;)" office:value-type="string" office:string-value="'lemma': 'ustedes', " calcext:value-type="string">
            <text:p>'lemma': 'ustedes', </text:p>
          </table:table-cell>
          <table:table-cell table:formula="of:=IF([.C7]=&quot;&quot;;&quot;&quot;;&quot;'&quot;&amp;[.C$1]&amp;&quot;': '&quot;&amp;[.C7]&amp;&quot;', &quot;)" office:value-type="string" office:string-value="'label': 'ustedes', " calcext:value-type="string">
            <text:p>'label': 'ustedes', </text:p>
          </table:table-cell>
        </table:table-row>
        <table:table-row table:style-name="ro1">
          <table:table-cell office:value-type="string" calcext:value-type="string">
            <text:p>3S</text:p>
          </table:table-cell>
          <table:table-cell office:value-type="string" calcext:value-type="string">
            <text:p>él</text:p>
          </table:table-cell>
          <table:table-cell table:style-name="Default" office:value-type="string" calcext:value-type="string">
            <text:p>él/ella</text:p>
          </table:table-cell>
          <table:table-cell table:style-name="Default"/>
          <table:table-cell table:number-columns-repeated="2"/>
          <table:table-cell table:formula="of:=&quot;'&quot;&amp;[.A8]&amp;&quot;': {&quot;&amp;COM.MICROSOFT.CONCAT([.H8:.K8])&amp;&quot;},&quot;" office:value-type="string" office:string-value="'3S': {'lemma': 'él', 'label': 'él/ella', }," calcext:value-type="string">
            <text:p>'3S': {'lemma': 'él', 'label': 'él/ella', },</text:p>
          </table:table-cell>
          <table:table-cell table:formula="of:=IF([.B8]=&quot;&quot;;&quot;&quot;;&quot;'&quot;&amp;[.B$1]&amp;&quot;': '&quot;&amp;[.B8]&amp;&quot;', &quot;)" office:value-type="string" office:string-value="'lemma': 'él', " calcext:value-type="string">
            <text:p>'lemma': 'él', </text:p>
          </table:table-cell>
          <table:table-cell table:formula="of:=IF([.C8]=&quot;&quot;;&quot;&quot;;&quot;'&quot;&amp;[.C$1]&amp;&quot;': '&quot;&amp;[.C8]&amp;&quot;', &quot;)" office:value-type="string" office:string-value="'label': 'él/ella', " calcext:value-type="string">
            <text:p>'label': 'él/ella', </text:p>
          </table:table-cell>
        </table:table-row>
        <table:table-row table:style-name="ro1">
          <table:table-cell office:value-type="string" calcext:value-type="string">
            <text:p>3P</text:p>
          </table:table-cell>
          <table:table-cell office:value-type="string" calcext:value-type="string">
            <text:p>ellos</text:p>
          </table:table-cell>
          <table:table-cell table:style-name="Default" office:value-type="string" calcext:value-type="string">
            <text:p>ell@s</text:p>
          </table:table-cell>
          <table:table-cell table:style-name="Default"/>
          <table:table-cell table:number-columns-repeated="2"/>
          <table:table-cell table:formula="of:=&quot;'&quot;&amp;[.A9]&amp;&quot;': {&quot;&amp;COM.MICROSOFT.CONCAT([.H9:.K9])&amp;&quot;},&quot;" office:value-type="string" office:string-value="'3P': {'lemma': 'ellos', 'label': 'ell@s', }," calcext:value-type="string">
            <text:p>'3P': {'lemma': 'ellos', 'label': 'ell@s', },</text:p>
          </table:table-cell>
          <table:table-cell table:formula="of:=IF([.B9]=&quot;&quot;;&quot;&quot;;&quot;'&quot;&amp;[.B$1]&amp;&quot;': '&quot;&amp;[.B9]&amp;&quot;', &quot;)" office:value-type="string" office:string-value="'lemma': 'ellos', " calcext:value-type="string">
            <text:p>'lemma': 'ellos', </text:p>
          </table:table-cell>
          <table:table-cell table:formula="of:=IF([.C9]=&quot;&quot;;&quot;&quot;;&quot;'&quot;&amp;[.C$1]&amp;&quot;': '&quot;&amp;[.C9]&amp;&quot;', &quot;)" office:value-type="string" office:string-value="'label': 'ell@s', " calcext:value-type="string">
            <text:p>'label': 'ell@s', 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2:26:07.981352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5T17:50:52.665209432</meta:creation-date>
    <dc:date>2021-07-08T12:28:33.027010664</dc:date>
    <meta:editing-duration>PT3H14M41S</meta:editing-duration>
    <meta:editing-cycles>17</meta:editing-cycles>
    <meta:generator>LibreOffice/7.1.4.2$Linux_X86_64 LibreOffice_project/e19c8e005a853514adc94ef87a3fca3f43994787</meta:generator>
    <meta:document-statistic meta:table-count="4" meta:cell-count="1654" meta:object-count="0"/>
  </office:meta>
</office:document-meta>
</file>